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A0000001A142B7AEB4BBE71FA5.png" manifest:media-type="image/png"/>
  <manifest:file-entry manifest:full-path="Pictures/1000020100000121000001D8643B7BC368E7EC2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solid" draw:fill-color="#ffffff"/>
    </style:style>
    <style:style style:name="gr4" style:family="graphic" style:parent-style-name="standard">
      <style:graphic-properties draw:stroke="solid" svg:stroke-width="0.009cm" svg:stroke-color="#000000" draw:stroke-linejoin="bevel" svg:stroke-linecap="square" draw:fill="none" fo:padding-top="0.004cm" fo:padding-bottom="0.004cm" fo:padding-left="0.004cm" fo:padding-right="0.004cm"/>
    </style:style>
    <style:style style:name="gr5" style:family="graphic" style:parent-style-name="standard">
      <style:graphic-properties draw:stroke="solid" svg:stroke-width="0.069cm" svg:stroke-color="#000000" draw:stroke-linejoin="bevel" svg:stroke-linecap="round" draw:fill="none" fo:padding-top="0.034cm" fo:padding-bottom="0.034cm" fo:padding-left="0.034cm" fo:padding-right="0.034cm"/>
    </style:style>
    <style:style style:name="gr6"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7" style:family="graphic" style:parent-style-name="standard">
      <style:graphic-properties draw:stroke="solid" svg:stroke-width="0.034cm" svg:stroke-color="#370700" draw:stroke-linejoin="miter" svg:stroke-linecap="butt" draw:fill="none" fo:padding-top="0.017cm" fo:padding-bottom="0.017cm" fo:padding-left="0.017cm" fo:padding-right="0.017cm"/>
    </style:style>
    <style:style style:name="gr8" style:family="graphic" style:parent-style-name="standard">
      <style:graphic-properties draw:stroke="solid" svg:stroke-width="0.034cm" svg:stroke-color="#000137" draw:stroke-linejoin="miter" svg:stroke-linecap="butt" draw:fill="none" fo:padding-top="0.017cm" fo:padding-bottom="0.017cm" fo:padding-left="0.017cm" fo:padding-right="0.017cm"/>
    </style:style>
    <style:style style:name="gr9" style:family="graphic" style:parent-style-name="standard">
      <style:graphic-properties draw:stroke="none" draw:fill="none" draw:textarea-horizontal-align="left" draw:textarea-vertical-align="top" draw:auto-grow-height="true" draw:auto-grow-width="true" fo:min-height="0.532cm" fo:min-width="0.532cm" fo:padding-top="0cm" fo:padding-bottom="0cm" fo:padding-left="0cm" fo:padding-right="0cm"/>
    </style:style>
    <style:style style:name="gr10" style:family="graphic" style:parent-style-name="standard">
      <style:graphic-properties draw:stroke="solid" svg:stroke-width="0.047cm" svg:stroke-color="#ff0000" draw:stroke-linejoin="bevel" svg:stroke-linecap="round" draw:fill="solid" draw:fill-color="#000000" fo:padding-top="0.023cm" fo:padding-bottom="0.023cm" fo:padding-left="0.023cm" fo:padding-right="0.023cm"/>
    </style:style>
    <style:style style:name="gr11"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fffff"/>
    </style:style>
    <style:style style:name="P4" style:family="paragraph">
      <style:paragraph-properties fo:text-align="start" style:writing-mode="lr-tb"/>
    </style:style>
    <style:style style:name="P5" style:family="paragraph">
      <loext:graphic-properties draw:fill="none"/>
      <style:text-properties fo:font-size="15.1000003814697pt" style:font-size-asian="15.1000003814697pt" style:font-size-complex="15.1000003814697pt"/>
    </style:style>
    <style:style style:name="T1" style:family="text">
      <style:text-properties fo:color="#000000" style:font-name="DejaVu Sans" fo:font-size="15.1000003814697pt" style:font-size-asian="15.1000003814697pt" style:font-name-complex="DejaVu Sans" style:font-size-complex="15.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olygon draw:style-name="gr2" draw:text-style-name="P2" draw:layer="layout" svg:width="0.35cm" svg:height="0.222cm" svg:x="7.746cm" svg:y="0.477cm" svg:viewBox="0 0 351 223" draw:points="351,223 351,0 309,0 309,177 190,177 190,20 148,20 148,177 43,177 43,4 0,4 0,223">
          <text:p/>
        </draw:polygon>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5cm" svg:height="0.307cm" svg:x="26.205cm" svg:y="0.392cm" svg:viewBox="0 0 351 308" svg:d="M351 308v-46l-103-37v-140l103-37v-48l-351 129v52zM205 209l-155-54 155-54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343cm" svg:height="0.249cm" svg:x="0.34cm" svg:y="3.244cm" svg:viewBox="0 0 344 250" svg:d="M344 95v-45h-87v-50h-41v50h-216v46l212 154h45v-155zM216 208l-157-113h157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249cm" svg:height="0.342cm" svg:x="28.987cm" svg:y="3.151cm" svg:viewBox="0 0 250 343" svg:d="M155 343h45v-87h50v-40h-50v-216h-46l-154 212v44h155zM43 216l112-158v158z">
          <text:p/>
        </draw:path>
        <draw:polygon draw:style-name="gr2" draw:text-style-name="P2" draw:layer="layout" svg:width="0.128cm" svg:height="0.352cm" svg:x="28.987cm" svg:y="17.385cm" svg:viewBox="0 0 129 353" draw:points="83,353 129,353 129,0 94,0 85,30 67,52 39,64 0,68 0,104 83,104">
          <text:p/>
        </draw:polygon>
        <draw:polygon draw:style-name="gr2" draw:text-style-name="P2" draw:layer="layout" svg:width="0.228cm" svg:height="0.35cm" svg:x="3.131cm" svg:y="20.241cm" svg:viewBox="0 0 229 351" draw:points="0,351 47,351 47,190 196,190 196,147 47,147 47,42 229,42 229,0 0,0">
          <text:p/>
        </draw:polygon>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46cm" svg:height="0.35cm" svg:x="12.361cm" svg:y="20.241cm" svg:viewBox="0 0 247 351" svg:d="M117 0h-117v351h117l55-11 41-34 25-55 9-76-8-77-10-30-14-24-41-33-26-8zM114 42l38 7 26 23 16 42 5 61-6 60-15 41-27 25-37 8h-67v-267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1.496cm" svg:height="0.158cm" svg:x="14.822cm" svg:y="15.453cm" svg:viewBox="0 0 1497 159" svg:d="M50 4h-50v151h50l23-5 18-14 11-24 4-33-4-33-4-13-6-10-18-14-11-4zM48 22l17 3 11 10 7 18 2 26-3 25-6 19-12 10-16 4h-28v-115zM135 155h95v-18h-75v-52h67v-18h-67v-45h73v-18h-93zM276 104h-20l5 24 11 17 16 10 23 4 22-3 16-10 11-15 4-19-3-19-9-12-15-7-20-6-17-4-11-5-6-7-2-10 2-10 6-7 8-5 12-2 12 2 10 6 6 10 3 13h20v-1l-4-20-10-15-16-10-21-3-20 3-15 9-10 14-3 19 3 16 8 11 13 7 18 6 17 5 13 5 8 6 3 13-3 11-6 9-10 5-14 2-14-3-11-6-8-12zM430 137h-27v18h75v-18h-28v-115h28v-18h-75v18h27zM610 135l4 20h10v-82h-54v18h33v2l-2 20-7 15-11 9-13 3-15-3-11-12-7-20-3-27 2-26 8-19 11-12 16-4 11 2 9 6 6 11 4 13h21l-5-21-11-15-15-10-19-3-24 5-19 16-12 25-4 33 4 34 12 25 18 16 22 5 12-2 11-4 10-8zM651 155h18v-124l58 124h23v-151h-18v124l-57-124h-24zM785 155h96v-18h-76v-52h67v-18h-67v-45h74v-18h-94zM961 4h-50v151h50l24-5 17-14 11-24 4-33-3-33-5-13-6-10-17-14-12-4zM960 22l16 3 11 10 7 18 2 26-2 25-7 19-11 10-16 4h-29v-115zM1249 73l15-13 4-8 1-10-3-17-8-11-14-7-19-3h-53v151h56l20-3 15-9 9-14 4-20-2-13-6-10-8-8zM1221 66h-29v-44h31l11 1 9 4 4 7 2 10-2 10-5 7-9 4zM1226 137h-34v-53h32l13 2 10 4 6 8 2 11-2 13-6 8-9 5zM1363 155v-62l49-89h-22l-37 71-38-71h-24l52 91v60zM1467 155h30v-32h-30zM1467 70h30v-32h-30z">
          <text:p/>
        </draw:path>
        <draw:path draw:style-name="gr2" draw:text-style-name="P2" draw:layer="layout" svg:width="0.22cm" svg:height="0.25cm" svg:x="26.734cm" svg:y="19.539cm" svg:viewBox="0 0 221 251" svg:d="M0 251h33l27-73h101l26 73h34l-92-251h-38zM71 147l40-111 38 111z">
          <text:p/>
        </draw:path>
        <draw:polygon draw:style-name="gr2" draw:text-style-name="P2" draw:layer="layout" svg:width="0.217cm" svg:height="0.025cm" svg:x="27.734cm" svg:y="19.849cm" svg:viewBox="0 0 218 26" draw:points="0,0 0,26 218,26 218,0">
          <text:p/>
        </draw:polygon>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olygon draw:style-name="gr2" draw:text-style-name="P2" draw:layer="layout" svg:width="0.217cm" svg:height="0.025cm" svg:x="27.734cm" svg:y="19.183cm" svg:viewBox="0 0 218 26" draw:points="0,0 0,26 218,26 218,0">
          <text:p/>
        </draw:polygon>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olygon draw:style-name="gr2" draw:text-style-name="P2" draw:layer="layout" svg:width="0.217cm" svg:height="0.026cm" svg:x="27.734cm" svg:y="18.516cm" svg:viewBox="0 0 218 27" draw:points="0,0 0,27 218,27 218,0">
          <text:p/>
        </draw:polygon>
        <draw:path draw:style-name="gr2" draw:text-style-name="P2" draw:layer="layout" svg:width="0.176cm" svg:height="0.25cm" svg:x="26.76cm" svg:y="17.54cm" svg:viewBox="0 0 177 251" svg:d="M84 0h-84v251h84l40-8 29-24 18-39 6-54-5-54-8-22-10-17-29-25-19-6zM82 31l27 6 19 16 11 30 4 43-4 42-11 30-19 17-27 6h-48v-190z">
          <text:p/>
        </draw:path>
        <draw:polygon draw:style-name="gr2" draw:text-style-name="P2" draw:layer="layout" svg:width="0.217cm" svg:height="0.025cm" svg:x="27.734cm" svg:y="17.85cm" svg:viewBox="0 0 218 26" draw:points="0,0 0,26 218,26 218,0">
          <text:p/>
        </draw:polygon>
        <draw:polygon draw:style-name="gr2" draw:text-style-name="P2" draw:layer="layout" svg:width="0.159cm" svg:height="0.25cm" svg:x="26.768cm" svg:y="16.874cm" svg:viewBox="0 0 160 251" draw:points="0,251 160,251 160,221 34,221 34,135 146,135 146,105 34,105 34,30 157,30 157,0 0,0">
          <text:p/>
        </draw:polygon>
        <draw:polygon draw:style-name="gr2" draw:text-style-name="P2" draw:layer="layout" svg:width="0.217cm" svg:height="0.025cm" svg:x="27.734cm" svg:y="17.184cm" svg:viewBox="0 0 218 26" draw:points="0,0 0,26 218,26 218,0">
          <text:p/>
        </draw:polygon>
        <draw:polygon draw:style-name="gr2" draw:text-style-name="P2" draw:layer="layout" svg:width="0.163cm" svg:height="0.249cm" svg:x="26.77cm" svg:y="16.208cm" svg:viewBox="0 0 164 250" draw:points="0,250 34,250 34,136 140,136 140,106 34,106 34,30 164,30 164,0 0,0">
          <text:p/>
        </draw:polygon>
        <draw:polygon draw:style-name="gr2" draw:text-style-name="P2" draw:layer="layout" svg:width="0.217cm" svg:height="0.025cm" svg:x="27.734cm" svg:y="16.517cm" svg:viewBox="0 0 218 26" draw:points="0,0 0,26 218,26 218,0">
          <text:p/>
        </draw:polygon>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olygon draw:style-name="gr2" draw:text-style-name="P2" draw:layer="layout" svg:width="0.217cm" svg:height="0.025cm" svg:x="27.734cm" svg:y="15.851cm" svg:viewBox="0 0 218 26" draw:points="0,0 0,26 218,26 218,0">
          <text:p/>
        </draw:polygon>
        <draw:path draw:style-name="gr2" draw:text-style-name="P2" draw:layer="layout" svg:width="0.941cm" svg:height="0.543cm" svg:x="15.09cm" svg:y="17.394cm" svg:viewBox="0 0 942 544" svg:d="M449 544l-63-159h-247l-63 159h-76l221-544h84l219 544zM262 55l-3 11c-7 21-16 49-29 82l-69 180h203l-70-181c-7-17-14-37-21-60zM866 421v123h-66v-123h-256v-54l249-367h73v366h76v55zM800 78c0 1-4 8-11 20-6 13-11 21-15 26l-139 206-21 29-6 7h192z">
          <text:p/>
        </draw:path>
        <draw:path draw:style-name="gr2" draw:text-style-name="P2" draw:layer="layout" svg:width="0.951cm" svg:height="0.551cm" svg:x="15.084cm" svg:y="17.39cm" svg:viewBox="0 0 952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6 424v124 4h-4-66-4v-4-124h4v4h-257-4v-4-54-1l1-1 250-367 1-1h2 73 4v4 365h-4v-4h76 4v4 55 4h-4-76v-4zM872 420h76v4h-4v-55h4v4h-76-4v-4-365h4v4h-73v-4l3 2-250 366-3-2h4v54h-4v-4h257 4v4 124h-4v-4h66v4h-4v-124-4zM810 83c-1 2-5 9-11 21-7 12-12 21-15 26l-140 205-21 29-6 8-3-3v-4h192v4h-4v-287h4zM810 82v287 4h-4-192-9l6-6 6-8 3 3-3-3 21-28 3 2-3-2 139-205 3 2-3-2c3-5 8-13 15-26 7-12 10-18 10-19z">
          <text:p/>
        </draw:path>
        <draw:path draw:style-name="gr2" draw:text-style-name="P2" draw:layer="layout" svg:width="1.036cm" svg:height="0.363cm" svg:x="14.795cm" svg:y="15.778cm" svg:viewBox="0 0 1037 364" svg:d="M128 44v238h-36v-238h-92v-30h221v30zM275 76v131c0 13 1 24 4 31 3 8 7 13 13 16 6 4 14 5 26 5 16 0 29-5 38-17 10-11 15-27 15-47v-119h34v162c0 24 0 39 1 44h-32c0-1 0-3-1-5 0-3 0-6 0-10s0-10-1-20c-8 14-17 24-28 30-10 6-23 9-38 9-23 0-39-6-50-17-10-11-15-30-15-56v-137zM537 280c-11 3-23 5-34 5-28 0-42-16-42-47v-137h-23v-25h25l10-46h23v46h38v25h-38v130c0 10 1 17 5 21 3 4 8 6 16 6 5 0 12-1 20-3zM566 282v-282h34v282zM679 186c0 24 5 42 15 55 9 13 24 19 42 19 15 0 27-3 36-9s15-13 18-23l30 9c-12 32-40 49-84 49-30 0-53-9-69-28-16-18-24-45-24-80 0-34 8-60 24-78 16-19 38-28 68-28 60 0 91 37 91 110v4zM790 160c-2-22-7-37-16-47s-22-15-40-15c-16 0-29 5-39 16s-15 27-16 46zM879 364c-9 0-17-1-23-2v-26c4 1 10 1 16 1 21 0 38-17 50-48l3-8-81-205h36l44 114c0 2 1 4 2 6 1 3 4 11 8 25 5 14 8 22 8 24l14-38 45-131h36l-79 206c-9 22-17 38-24 49s-16 19-25 25c-8 5-19 8-30 8z">
          <text:p/>
        </draw:path>
        <draw:path draw:style-name="gr2" draw:text-style-name="P2" draw:layer="layout" svg:width="1.043cm" svg:height="0.368cm" svg:x="14.792cm" svg:y="15.775cm" svg:viewBox="0 0 1044 369" svg:d="M134 47v239 3h-3-36-3v-3-239h3v2h-92-3v-2-30-3h3 220 3v3 30 2h-3-92v-2zM131 44h92v3h-3v-30h3v3h-220v-3h3v30h-3v-3h92 3v3 239h-3v-3h36v3h-3v-239-3zM280 79v131c0 13 1 24 4 31 2 7 6 12 11 15 6 3 14 4 26 4 15 0 27-5 36-15 9-11 14-27 14-47v-119-3h3 34 3v3 163c0 24 0 38 1 43v4h-3-32-3v-3c0 0 0-2 0-5-1-3-1-6-1-10 0-3 0-10-1-20h3v3-3l2 1c-8 15-17 25-28 31s-24 9-41 9c-23 0-41-6-52-17-11-12-16-32-16-59v-137-3h3 34 3zM277 82h-34v-3h3v137c0 27 4 44 14 55s26 16 48 16c16 0 28-3 38-9 10-5 19-15 26-29l1-1h2 3v3c0 10 1 16 1 20s0 7 0 10c0 2 0 4 1 4l-3 1v-3h32v3h-3c0-5-1-20-1-44v-163h3v3h-34v-3h3v119c0 21-5 38-15 50s-24 18-41 18c-13 0-22-2-29-5-6-4-11-10-14-18-2-8-4-20-4-33v-131h3zM541 287c-12 3-23 5-35 5-29 0-44-18-44-50v-138h2v3h-23-3v-3-25-3h3 25v3h-3l10-46 1-3h2 23 3v3 46h-3v-3h38 3v3 25 3h-3-38v-3h3v131c0 9 1 15 4 19 2 3 7 5 14 5 5 0 11-1 20-3h3v3 25 3zM537 284v-25h3l1 3c-9 2-16 3-21 3-8 0-15-3-19-8-3-4-5-12-5-22v-131-3h3 38v3h-3v-25h3v3h-38-3v-3-46h3v3h-23v-3l3 1-10 46-1 2h-2-25v-3h3v25h-3v-3h23 3v3 138c0 30 12 44 39 44 11 0 22-1 33-4l1 2zM566 286v-283-3h3 34 3v3 283 3h-3-34-3zM569 283h34v3h-2v-283h2v3h-34v-3h3v283h-3zM685 189c0 23 4 41 14 54 9 12 22 18 40 18 15 0 26-3 34-8 9-6 14-13 17-22l1-3 3 1 30 9 3 1-1 3c-13 33-42 50-87 50-31 0-55-9-71-28-17-18-25-47-25-83 0-35 8-62 25-80 16-19 40-28 70-28 62 0 93 38 93 112v4 3h-2-147v-3zM682 186h147v3h-3v-4c0-72-29-107-88-107-29 0-51 9-66 26-16 18-23 43-23 77 0 35 7 62 23 80 15 17 37 26 67 26 43 0 70-16 81-47l3 1-1 3-30-9 1-4 3 1c-4 11-10 19-19 25-10 7-23 10-38 10-19 0-35-7-45-21s-15-33-15-57v-3zM790 163c-1-21-7-36-15-45-9-10-21-14-38-14-16 0-28 5-37 15-9 11-14 25-15 44h-3v-3h111v3zM793 166h-111-3v-3c1-20 7-36 17-48 10-11 24-17 41-17 18 0 32 5 42 16 9 10 15 27 17 49v3zM882 369c-9 0-18 0-24-2h-2v-2-26-3h3c5 1 10 1 16 1 20 0 35-14 47-45l4-8 2 1-2 1-82-206-1-4h4 36 2l1 2 43 114c1 2 2 4 3 6 0 3 3 11 8 25 5 15 8 23 8 25l-3 1-2-1 13-39 3 1-3-1 45-131 1-2h2 36 4l-2 4-79 207c-8 22-16 39-24 49-7 11-16 20-25 25-9 6-20 8-32 8zM882 364c11 0 20-3 29-8s16-12 24-23c7-10 15-26 23-48l3 1-3-1 79-207 3 1v3h-36v-3l2 1-45 131-13 39-3 8-2-9c-1-1-3-9-8-24-5-14-8-22-9-25-1-2-1-4-2-6l3-1-3 1-43-114 2-1v3h-36v-3l2-1 82 206v1 1l-3 8-3-1 3 1c-13 32-31 49-53 49-6 0-12 0-17-1l1-3h2v26h-2v-3c6 1 14 2 23 2z">
          <text:p/>
        </draw:path>
        <draw:path draw:style-name="gr2" draw:text-style-name="P2" draw:layer="layout" svg:width="1.269cm" svg:height="0.29cm" svg:x="14.816cm" svg:y="16.565cm" svg:viewBox="0 0 1270 291" svg:d="M0 287v-29h70v-210l-62 44v-33l64-44h32v243h67v29zM394 151c0 46-8 80-24 104s-40 36-71 36-55-12-70-35c-16-24-24-59-24-105 0-47 8-82 23-106 15-23 39-34 72-34 32 0 56 11 71 35 15 23 23 58 23 105zM359 151c0-39-5-68-14-86-9-17-24-26-45-26s-36 8-46 26c-9 17-14 47-14 86s5 67 14 85c10 18 25 27 46 27 20 0 35-9 44-28 10-18 15-46 15-84zM409 291l80-291h30l-78 291zM719 43c-28 42-48 76-59 100-11 25-20 48-26 72-5 23-8 47-8 72h-37c0-34 8-71 22-109 15-39 40-84 74-134h-146v-29h180zM739 291l79-291h30l-78 291zM878 287v-29h70v-210l-62 44v-33l64-44h33v243h67v29zM1270 146c0 47-9 83-26 108s-41 37-72 37c-22 0-39-4-51-13-13-9-22-24-28-43l33-6c7 23 22 34 46 34 20 0 35-9 46-28 11-18 17-44 18-79-6 12-14 21-27 28-12 7-26 11-41 11-24 0-44-9-59-25-14-17-22-39-22-68 0-28 8-51 24-67s38-24 67-24c30 0 53 11 68 33 16 22 24 56 24 102zM1232 112c0-22-5-40-15-53-10-14-23-20-40-20s-30 5-40 17c-10 11-14 27-14 46 0 21 4 36 14 48 10 11 23 17 39 17 10 0 20-2 28-7 9-4 16-11 21-19s7-18 7-29z">
          <text:p/>
        </draw:path>
        <draw:path draw:style-name="gr2" draw:text-style-name="P2" draw:layer="layout" svg:width="1.275cm" svg:height="0.296cm" svg:x="14.813cm" svg:y="16.562cm" svg:viewBox="0 0 1276 297" svg:d="M0 290v-29-3h3 70v3h-3v-210h3l1 2-61 44-5 3v-5-33-2l2-1 64-44h1 32 3v3 243h-3v-3h67 2v3 29 3h-2-171-3zM3 288h171v2h-3v-29h3v3h-67-2v-3-243h2v2h-32v-2l2 2-64 44-2-2h3v33h-3l-1-3 61-44 4-3v6 210 3h-2-70v-3h3v29h-3zM400 154c0 46-8 82-25 106-16 24-41 37-73 37s-57-13-73-37-24-60-24-106c0-47 8-83 24-107 15-24 41-36 74-36s58 12 74 36c15 24 23 61 23 107zM394 154c0-45-7-81-22-104-15-22-37-34-69-34s-55 11-70 34-22 58-22 104 8 80 23 103 38 34 68 34c31 0 53-11 69-34 15-24 23-58 23-103zM359 154c0-39-5-67-13-85-9-16-23-24-43-24s-34 7-43 24-14 46-14 85 5 66 14 84c9 17 23 25 43 25 19 0 33-8 42-26s14-45 14-83zM365 154c0 38-5 67-15 86s-26 29-47 29c-22 0-38-10-48-29-10-18-15-47-15-86 0-40 5-70 15-88 9-18 26-27 48-27s38 10 48 28c9 18 14 48 14 87zM410 293l79-291v-2h3 30 4l-1 4-79 291v2h-2-32-3zM412 291h32v3l-3-1 78-291 3 1v3h-30v-3l2 1-79 291-3-1zM724 47c-28 43-47 77-58 101-12 24-20 47-26 70s-8 47-8 72v3h-3-37-2v-3c0-35 7-72 22-110 15-39 39-84 74-135l2 2v3h-146-3v-3-29-3h3 180 3v3 28 1zM719 46v-28h3v2h-180v-2h3v29h-3v-3h146 6l-3 5c-35 50-59 94-74 133-15 38-22 74-22 108h-3v-2h37v2h-3c0-25 3-50 9-73 5-24 14-48 25-72 12-24 32-58 59-101l3 2zM739 293l79-291 1-2h2 30 4l-1 4-78 291-1 2h-2-31-4zM742 291h31v3l-3-1 79-291 2 1v3h-30v-3l3 1-80 291-2-1zM879 290v-29-3h2 70v3h-3v-210h3l1 2-61 44-5 3v-5-33-2l2-1 64-44h1 33 2v3 243h-2v-3h66 3v3 29 3h-3-171-2zM881 288h171v2h-3v-29h3v3h-66-3v-3-243h3v2h-33v-2l2 2-64 44-2-2h3v33h-3l-1-3 61-44 4-3v6 210 3h-2-70v-3h3v29h-3zM1276 149c0 47-9 84-26 109-18 26-43 39-75 39-22 0-40-5-53-14-14-9-24-24-30-45l-1-3h4l34-5 2-1 1 3c7 21 20 31 43 31 19 0 33-8 44-26s16-44 17-78h3l2 1c-5 12-15 22-27 30-13 7-28 10-43 10-25 0-46-8-62-26-15-17-22-40-22-69s8-52 24-69c18-17 41-25 70-25 31 0 55 12 71 35 16 22 24 57 24 103zM1270 149c0-46-8-78-23-100s-37-33-66-33c-28 0-49 8-65 24s-24 37-24 65 7 49 23 66c14 16 32 24 56 24 15 0 28-4 40-10 12-7 20-16 25-27l5 1c0 35-6 62-17 81-12 19-28 29-49 29-25 0-41-12-48-36l2-1 1 3-35 5v-2l3-1c5 19 15 33 27 42 13 8 29 12 50 12 30 0 53-11 70-36s25-60 25-106zM1232 115c0-22-5-39-14-52-10-12-22-18-38-18s-28 5-38 16c-9 11-13 25-13 44 0 20 4 35 13 46 10 11 21 16 37 16 10 0 19-2 27-6 8-5 14-10 19-18 5-9 7-17 7-28zM1238 115c0 11-3 22-8 30-5 9-12 16-21 21s-19 7-30 7c-17 0-31-6-41-18s-15-29-15-50c0-20 5-36 15-48s24-18 42-18c17 0 32 7 42 21 11 14 16 32 16 55z">
          <text:p/>
        </draw:path>
        <draw:path draw:style-name="gr2" draw:text-style-name="P2" draw:layer="layout" svg:width="0.739cm" svg:height="0.279cm" svg:x="15.077cm" svg:y="18.861cm" svg:viewBox="0 0 740 280" svg:d="M177 276l-146-232v19l1 32v181h-32v-272h42l148 233c-1-26-2-44-2-55v-178h33v272zM392 34v242h-36v-242h-94v-30h224v30zM740 200c0 26-10 45-30 60-19 13-47 20-82 20-67 0-105-23-116-70l36-7c4 16 13 28 26 36 14 8 32 13 55 13 24 0 42-6 55-14s19-20 19-36c0-9-2-16-6-21-4-6-9-10-17-14-7-4-16-7-26-9s-21-5-34-8c-21-5-37-9-49-14-11-5-19-10-26-16-6-6-11-13-15-21-3-7-5-16-5-27 0-23 9-41 27-53 18-13 43-19 76-19 31 0 55 4 71 14 17 9 28 25 35 48l-37 7c-4-15-11-25-22-32-12-6-27-10-47-10-22 0-38 4-50 11-11 7-17 18-17 32 0 9 2 16 7 21 4 6 11 10 19 14s25 9 50 14c8 2 17 4 25 6s16 4 24 7c7 3 14 6 21 10 7 3 12 8 17 13 5 6 9 12 12 20 3 7 4 16 4 25z">
          <text:p/>
        </draw:path>
        <draw:path draw:style-name="gr2" draw:text-style-name="P2" draw:layer="layout" svg:width="0.745cm" svg:height="0.285cm" svg:x="15.074cm" svg:y="18.858cm" svg:viewBox="0 0 746 286" svg:d="M176 281l-145-232 3-2h2l1 19 1 33v180 3h-3-32-3v-3-272-3h3 42 2l1 1 148 234-3 2h-2c-2-25-3-44-3-55v-179-3h3 33 3v3 272 3h-3-44-3zM180 277h44v2h-3v-272h3v3h-33v-3h3v179c0 11 1 29 2 54l-5 2-148-234 2-1v3h-42v-3h2v272h-2v-2h32v2h-2v-180h2-2l-1-33h2-2l-1-19-1-11 6 10 146 232-2 1zM398 37v242 3h-3-36-3v-3-242h3v3h-94-3v-3-30-3h3 224 2v3 30 3h-2-94v-3zM395 34h94v3h-3v-30h3v3h-224v-3h3v30h-3v-3h94 2v3 242h-2v-2h36v2h-3v-242-3zM746 204c0 26-11 47-31 61s-48 21-84 21c-67 0-107-24-118-71l-1-3h3l36-8h2l1 2c4 16 12 27 25 35 13 7 30 11 53 11s41-4 54-12c12-8 18-19 18-34 0-8-2-14-6-20-4-5-9-9-16-12-7-4-16-7-26-9-10-3-21-5-33-8v-3 3c-22-5-38-10-50-15-11-4-20-10-27-16-6-6-12-13-15-22-4-8-6-18-6-29 0-24 10-43 28-56 19-13 45-19 78-19 32 0 56 5 73 14 16 10 29 27 35 50l1 3-3 1-36 6-3 1v-3c-4-14-11-23-22-29-11-7-25-10-45-10-21 0-37 4-48 11-11 6-16 16-16 29 0 8 2 14 6 19 4 7 10 11 18 15 8 3 25 8 49 13h1c8 2 16 4 25 6 8 2 16 5 24 7 7 3 15 7 21 10 7 4 13 9 18 15 5 5 10 12 12 20 3 7 5 16 5 26zM740 204c0-9-1-17-4-24-3-8-6-13-11-19-5-5-10-9-16-13-7-3-14-7-21-9-8-3-16-5-24-7s-16-4-25-6l1-3-1 3c-25-6-42-10-50-14-9-4-16-9-20-15-5-7-8-15-8-24 0-15 7-27 19-34 12-8 29-11 51-11 20 0 36 3 48 10s20 18 24 33l-3 1v-3l36-7 1 3-3 1c-7-22-17-38-33-47s-39-13-70-13c-32 0-57 6-74 18-18 12-26 29-26 51 0 10 2 19 5 27s8 14 14 20c6 5 15 11 26 15 11 5 27 10 48 14 12 3 24 6 34 8 10 3 19 6 27 10 7 3 13 8 18 14 4 6 6 14 6 23 0 17-7 30-20 39-14 8-33 12-57 12-23 0-42-4-56-11-14-8-23-21-28-38l3-1 1 3-36 7-1-3h3c11 45 47 66 113 66 35 0 62-6 81-20 19-13 28-31 28-56z">
          <text:p/>
        </draw:path>
        <draw:path draw:style-name="gr2" draw:text-style-name="P2" draw:layer="layout" svg:width="0.625cm" svg:height="0.29cm" svg:x="17.09cm" svg:y="18.85cm" svg:viewBox="0 0 626 291" svg:d="M177 287l-147-232 1 18 1 32v182h-32v-273h42l148 234c-1-25-2-43-2-55v-179h33v273zM253 291l80-291h30l-79 291zM588 287l-31-79h-124l-31 79h-38l111-273h41l110 273zM495 42l-2 5c-3 11-8 25-14 42l-35 90h102l-35-91c-4-9-7-19-11-30z">
          <text:p/>
        </draw:path>
        <draw:path draw:style-name="gr2" draw:text-style-name="P2" draw:layer="layout" svg:width="0.632cm" svg:height="0.296cm" svg:x="17.087cm" svg:y="18.847cm" svg:viewBox="0 0 633 297" svg:d="M176 292l-145-233 2-1 3-1 1 19 1 32v182 3h-3-32-3v-3-273-3h3 42 2l1 2 147 234-3 1h-3c-1-25-2-43-2-55v-179-3h3 33 3v3 273 3h-3-44-2zM179 287h44v3h-3v-273h3v3h-33v-3h3v179c0 12 1 30 2 55l-5 2-147-234 2-2v3h-42v-3h2v273h-2v-3h32v3h-3v-182h3l-3 1-1-33h3-3v-18l-1-11 6 9 145 233-2 1zM253 293l80-291v-2h3 30 4l-1 4-80 291v2h-3-31-3zM255 291h31v3l-2-1 79-291 3 1v3h-30v-3l2 1-80 291-3-1zM588 291l-31-79 3-1v2h-124v-2l3 1-31 79-1 2h-2-38-4l1-4 111-273 1-2h2 41 2l1 2 109 273 2 4h-4-38-2zM591 287h38v3l-3 1-109-273 2-1v3h-41v-3l2 1-111 273-2-1v-3h38v3l-3-1 31-79 1-2h2 124 2l1 2 31 79-3 1zM501 46l-2 5-3-1 3 1c-3 11-8 25-14 42l-35 90-3-1v-4h102v4l-3 1-35-91 3-1-3 1c-3-9-7-19-10-30l2-1-2 1-6-16 3-1zM501 44l5 16c4 11 7 21 11 30l35 90 1 5h-4-102-4l2-5 34-89 3 1-3-1c7-17 11-31 15-41l1-6 3-8z">
          <text:p/>
        </draw:path>
        <draw:path draw:style-name="gr2" draw:text-style-name="P2" draw:layer="layout" svg:width="4.903cm" svg:height="0.411cm" svg:x="18.609cm" svg:y="15.46cm" svg:viewBox="0 0 4904 412" svg:d="M291 406l-115-169-118 169h-58l147-200-136-185h58l107 151 104-151h57l-131 183 143 202zM803 256c0 104-37 156-109 156-22 0-41-4-56-12-14-9-27-22-36-40 0 6-1 15-1 26-1 12-2 18-2 20h-48c2-10 2-30 2-61v-345h49v116c0 12 0 26-1 42h1c9-19 21-33 36-41s34-12 56-12c37 0 65 12 82 37 18 25 27 63 27 114zM751 258c0-41-5-71-16-89-11-17-29-26-53-26-28 0-48 9-61 28-12 19-19 49-19 90 0 39 6 68 19 87 12 18 32 27 60 27 25 0 43-9 54-27s16-49 16-90zM901 268c0 34 7 61 21 79 14 19 35 28 62 28 21 0 38-4 51-13s21-19 26-32l43 12c-18 46-58 70-120 70-44 0-77-13-100-39s-34-66-34-117c0-49 11-86 34-112s55-39 98-39c86 0 130 52 130 157v6zM1061 230c-3-31-11-53-24-68-13-14-32-21-56-21s-43 8-57 24-21 38-22 65zM1174 406v-406h49v406zM1412 404c-16 4-33 7-50 7-39 0-59-23-59-67v-198h-34v-36h36l15-66h32v66h55v36h-55v187c0 14 3 24 7 30 5 6 13 9 24 9 7 0 16-2 29-4zM1780 406v-188c0-28-3-48-11-59s-22-16-43-16c-20 0-37 8-49 24s-19 38-19 67v172h-48v-233c0-34-1-55-2-63h46c1 1 1 3 1 7s0 9 1 14c0 5 0 15 1 30 11-21 23-36 37-44 13-8 30-12 50-12 22 0 40 4 53 13s22 23 27 43h1c10-20 22-34 37-43 14-9 31-13 52-13 30 0 52 8 65 24 14 16 20 43 20 80v197h-48v-188c0-28-4-48-12-59s-22-16-42-16c-22 0-38 8-50 23-12 16-18 39-18 68v172zM2323 257c0 52-11 92-34 117-22 25-55 38-99 38-43 0-75-13-97-40-22-26-33-65-33-115 0-101 44-152 132-152 45 0 78 12 99 37 22 25 32 63 32 115zM2272 257c0-40-6-70-18-88-12-19-33-28-61-28-29 0-50 9-63 28-12 19-19 48-19 88 0 39 6 70 19 89 13 20 33 29 60 29 29 0 50-9 63-28 12-19 19-49 19-90zM2432 110v187c0 20 2 36 6 46 4 11 10 19 18 24 9 4 21 7 37 7 24 0 43-8 56-25 14-16 21-39 21-68v-171h49v233c0 35 0 56 1 63h-46c0-1 0-3-1-7 0-4 0-9 0-14-1-5-1-15-1-29h-1c-11 20-24 35-39 43s-33 13-55 13c-33 0-56-8-72-24-15-17-22-43-22-81v-197zM2882 406v-188c0-19-2-34-5-45-4-11-10-19-19-23-8-5-20-7-37-7-23 0-42 8-55 24-14 16-21 38-21 67v172h-49v-233c0-34-1-55-2-63h47c0 1 0 3 0 7s1 9 1 14 1 15 1 30h1c11-21 24-35 39-44 15-8 33-12 55-12 32 0 56 8 71 24s23 42 23 80v197zM3119 404c-16 4-33 7-50 7-39 0-59-23-59-67v-198h-34v-36h36l15-66h33v66h54v36h-54v187c0 14 2 24 6 30 5 6 13 9 25 9 6 0 16-2 28-4zM3316 47v-47h49v47zM3316 406v-296h49v296zM3628 406v-188c0-19-2-34-6-45-3-11-9-19-18-23-8-5-20-7-37-7-23 0-42 8-56 24-13 16-20 38-20 67v172h-50v-233c0-34-1-55-2-63h48c0 1 0 3 0 7s1 9 1 14 0 15 1 30h1c11-21 24-35 39-44 15-8 33-12 55-12 32 0 56 8 71 24s23 42 23 80v197zM3973 324c0 28-11 50-32 65s-50 23-88 23c-37 0-65-6-85-18-20-13-33-31-39-57l44-9c4 16 13 28 26 35 13 8 31 11 54 11 25 0 43-4 55-11 11-8 17-19 17-35 0-12-4-22-12-29s-21-13-39-18l-35-9c-28-7-48-15-60-22s-21-15-28-25-10-22-10-37c0-27 10-47 29-61s47-22 84-22c32 0 58 6 77 18 20 11 32 29 37 55l-44 5c-3-13-10-23-22-30s-28-10-48-10c-22 0-39 3-49 10-11 6-16 17-16 30 0 9 2 15 6 21 5 5 11 10 20 14 8 4 26 9 54 16 26 6 44 12 56 18 11 5 20 11 27 18s12 15 15 24c4 8 6 18 6 30zM4068 268c0 34 7 61 21 79 14 19 35 28 62 28 21 0 38-4 51-13s21-19 26-32l43 12c-18 46-58 70-120 70-44 0-77-13-100-39s-34-66-34-117c0-49 11-86 34-112s55-39 98-39c87 0 130 52 130 157v6zM4228 230c-3-31-10-53-24-68-13-14-31-21-56-21-24 0-43 8-57 24-13 16-21 38-22 65zM4342 406v-227c0-21 0-44-1-69h46c2 34 2 54 2 60h1c8-25 17-42 27-51 11-10 25-14 43-14 7 0 14 1 20 2v45c-6-1-15-2-26-2-20 0-36 8-46 26-11 18-17 43-17 75v155zM4641 404c-16 4-33 7-50 7-39 0-59-23-59-67v-198h-34v-36h36l14-66h33v66h55v36h-55v187c0 14 3 24 7 30 5 6 13 9 24 9 7 0 16-2 29-4zM4904 324c0 28-11 50-32 65s-50 23-88 23c-37 0-65-6-85-18-20-13-33-31-39-57l44-9c4 16 12 28 26 35 13 8 31 11 54 11 25 0 43-4 55-11 11-8 17-19 17-35 0-12-4-22-12-29s-21-13-39-18l-35-9c-28-7-48-15-60-22s-21-15-28-25-10-22-10-37c0-27 10-47 29-61s47-22 84-22c32 0 58 6 77 18 19 11 32 29 37 55l-45 5c-2-13-10-23-21-30-12-7-28-10-48-10-23 0-39 3-49 10-11 6-16 17-16 30 0 9 2 15 6 21 5 5 11 10 20 14 8 4 26 9 54 16 26 6 44 12 56 18 11 5 20 11 27 18s12 15 15 24c4 8 6 18 6 30z">
          <text:p/>
        </draw:path>
        <draw:path draw:style-name="gr2" draw:text-style-name="P2" draw:layer="layout" svg:width="4.911cm" svg:height="0.416cm" svg:x="18.604cm" svg:y="15.458cm" svg:viewBox="0 0 4912 417" svg:d="M294 410l-116-168 3-2 2 2-118 168-1 1h-1-58-5l3-4 146-200 3 2-3 1-135-185-3-5h5 58 1l1 1 107 152-2 2-2-2 103-152 1-1h2 57 6l-3 5-132 183-2-1 2-2 143 202 3 4h-5-58-1zM296 405h58v3l-3 2-142-202-2-1 2-2 131-184 2 2v3h-57v-3l2 2-104 151-2 4-2-4-107-151 2-2v3h-58v-3l3-2 135 186 1 2-1 1-146 200-3-2v-3h58v3l-2-1 117-168 3-4 2 4 115 168-2 1zM810 259c0 104-37 158-111 158-23 0-42-5-57-13s-28-22-37-40l2-2v3-3h2c0 6 0 15-1 26 0 12-1 19-1 21l-1 2h-2-48-3l1-3c1-10 1-30 1-61v-345-2h3 49 3v2 117c0 12 0 26-1 42h-3v-3h1v3l-2-2c9-19 22-33 37-42 15-8 35-13 57-13 38 0 67 14 85 40 18 25 26 64 26 115zM805 259c0-50-9-87-26-112s-43-36-80-36c-22 0-40 3-54 11-15 8-26 21-35 40l-1 1h-2-1-3v-3c1-16 1-29 1-41v-117h3v3h-49v-3h3v345c0 31-1 52-2 62l-3-1v-3h48v3h-3c0-2 1-8 2-20 0-12 1-20 1-26v-2h3 2l1 1c9 18 20 30 35 38 14 8 32 12 54 12 71 0 106-50 106-152zM753 261c0-41-5-70-16-87-10-17-27-26-50-26-27 0-46 9-59 28-12 18-18 47-18 88 0 38 6 66 18 84s31 27 58 27c24 0 41-9 51-26 11-18 16-47 16-88zM759 261c0 41-6 72-17 90-11 19-31 29-56 29-28 0-50-10-63-29-12-19-19-48-19-87 0-41 7-72 20-92 13-19 34-29 63-29 25 0 44 9 55 28 11 18 17 48 17 90zM909 271c0 33 7 59 21 77 13 17 32 26 59 26 21 0 37-4 49-12 13-9 21-19 25-31l1-3 3 1 43 12 3 1-1 3c-18 47-60 72-123 72-44 0-79-14-102-40-23-27-35-67-35-118 0-49 12-88 35-114 23-27 57-41 100-41 88 0 133 55 133 161v6 3h-3-211v-3zM906 268h211v3h-3v-6c0-104-42-154-127-154-42 0-74 12-96 38-22 25-33 61-33 110 0 51 11 88 33 114 22 25 55 38 98 38 61 0 100-23 117-68l3 1-1 3-43-13 1-2 3 1c-5 13-14 25-28 33-13 9-31 14-52 14-28 0-50-10-64-29s-22-46-22-80v-3zM1063 234c-2-31-10-53-23-67-12-14-30-20-54-20-23 0-41 7-55 23-13 15-20 36-21 64l-3-1v-2h159v2zM1066 236h-159-3v-3c1-28 9-51 23-67 15-16 35-25 59-25 25 0 45 8 58 22 14 15 22 39 25 70v3zM1176 408v-406-2h3 49 3v2 406 3h-3-49-3zM1179 405h49v3h-2v-406h2v3h-49v-3h3v406h-3zM1417 409c-16 4-33 6-50 6-40 0-62-24-62-69v-197h3v3h-34-3v-3-36-3h3 36v3h-3l15-67v-3h3 32 3v3 67h-3v-3h55 3v3 36 3h-3-55v-3h3v186c0 14 2 23 6 28 5 5 11 8 22 8 7 0 16-1 28-4l4-1v4 36 2zM1414 406v-36h3v3c-12 2-22 3-29 3-12 0-21-3-26-9s-7-17-7-32v-186-3h2 55v3h-3v-36h3v3h-55-2v-3-67h2v3h-32v-3l2 1-14 67-1 2h-2-36v-3h3v36h-3v-3h34 3v3 197c0 43 18 64 56 64 17 0 33-2 49-7l1 3zM1783 408v-187c0-28-4-47-12-57-7-11-20-16-40-16s-35 8-47 23c-12 16-18 37-18 66v171 3h-3-48-3v-3-232c0-34-1-55-2-62v-4h3 46 3v3c0 1 1 3 1 7s0 9 0 14c1 5 1 15 1 30h-2v-3 3l-2-2c11-21 23-36 37-44 14-9 32-14 52-14 22 0 41 6 54 15 14 9 23 24 29 44l-3 1v-3h1v3l-3-2c10-20 23-35 38-44s33-14 54-14c30 0 53 9 67 26s21 44 21 82v196 3h-3-48-3v-3-187c0-28-4-47-11-57-7-11-20-16-40-16-21 0-36 8-48 23-11 16-17 37-17 66v171 3h-3-49-2zM1785 405h49v3h-3v-171c0-29 6-53 19-69 12-17 30-25 52-25 21 0 36 6 44 17 9 12 13 32 13 61v187h-3v-3h48v3h-2v-196c0-37-7-63-20-78-13-16-34-23-63-23-20 0-37 4-51 12-14 9-26 22-36 42l-1 1h-1-1-2l-1-2c-5-19-13-32-26-41-13-8-29-12-51-12-20 0-36 3-49 11s-25 22-35 43l-1 1h-2-3v-2c-1-15-1-24-1-30 0-5-1-9-1-13s0-7 0-7l2-1v3h-46v-3h3c1 8 1 29 1 63v232h-2v-3h48v3h-2v-171c0-29 6-53 19-69 12-17 30-25 51-25s37 6 45 17c8 12 12 32 12 61v187h-3zM2331 260c0 52-11 92-35 118-23 25-57 39-101 39-43 0-77-14-100-41-22-27-33-66-33-116 0-102 45-156 135-156 46 0 80 14 102 39 21 25 32 65 32 117zM2326 260c0-51-11-89-32-113-20-25-53-36-97-36-87 0-130 49-130 149 0 50 11 87 33 112 21 26 53 39 95 39 43 0 75-12 97-37s34-62 34-114zM2274 260c0-40-6-69-18-87-11-18-30-26-58-26s-48 9-60 27c-13 18-19 47-19 86s6 67 18 87c13 18 31 28 58 28 29 0 48-9 60-28 13-18 19-47 19-87zM2280 260c0 41-7 71-20 91-13 19-35 29-65 29-28 0-49-10-62-30s-20-50-20-90 7-70 20-89c13-20 35-30 65-30 29 0 51 10 63 29s19 49 19 90zM2440 113v187c0 19 2 34 6 45 3 10 9 17 17 21 8 5 19 7 35 7 23 0 41-8 54-23 13-16 20-38 20-66v-171-3h3 49 2v3 232c0 35 1 55 2 63l1 3h-4-46-2l-1-2c0-1 0-4 0-8-1-4-1-9-1-14s-1-15-1-29h3v3h-1v-3l2 1c-11 21-25 36-40 44-15 9-34 14-56 14-33 0-58-9-74-26-15-16-23-44-23-81v-197-3h3 49 3zM2437 116h-49v-3h3v197c0 36 7 62 22 78 14 15 37 23 69 23 21 0 39-4 53-12 15-9 27-23 38-43l1-1h2 1 2l1 3c0 14 0 24 1 29 0 5 0 10 0 14s1 6 1 7h-3v-3h46v3l-3 1c-1-8-1-29-1-64v-232h3v3h-49v-3h2v171c0 29-7 53-21 69-14 17-34 26-58 26-16 0-29-3-38-8s-16-13-20-25c-4-11-5-26-5-46v-187h2zM2884 408v-187c0-19-1-34-5-44s-9-17-17-22c-8-4-20-7-36-7-23 0-40 8-53 24-14 15-20 37-20 65v171 3h-3-49-3v-3-232c0-34 0-55-1-62l-1-4h3 47 2l1 3c0 1 0 3 0 7s1 9 1 14 0 15 1 30h-3v-3h1v3l-3-2c12-20 25-35 41-44 15-9 34-14 56-14 33 0 58 9 73 26 16 16 23 44 23 82v196 3h-2-50-3zM2887 405h50v3h-3v-196c0-37-7-63-22-78-14-16-37-23-69-23-22 0-39 4-54 12-14 8-27 22-38 42l-1 1h-1-1-3v-2c0-15-1-24-1-30 0-5 0-9-1-13 0-4 0-7 0-7l3-1v3h-47v-3h3c1 8 2 29 2 63v232h-3v-3h49v3h-3v-171c0-29 7-52 21-69s34-25 58-25c17 0 30 2 39 7s15 14 19 25 6 27 6 46v187h-3zM3125 409c-17 4-34 6-51 6-40 0-61-24-61-69v-197h2v3h-34-2v-3-36-3h2 36v3h-2l14-67v-3h3 33 2v3 67h-2v-3h54 3v3 36 3h-3-54v-3h2v186c0 14 2 23 7 28 4 5 11 8 22 8 6 0 15-1 27-4l4-1v4 36 2zM3121 406v-36h3l1 3c-13 2-23 3-29 3-12 0-22-3-27-9s-7-17-7-32v-186-3h3 54v3h-3v-36h3v3h-54-3v-3-67h3v3h-33v-3l3 1-15 67v2h-3-36v-3h3v36h-3v-3h34 3v3 197c0 43 18 64 56 64 17 0 33-2 49-7l1 3zM3318 49v-47-2h3 49 2v2 47 3h-2-49-3zM3321 47h49v2h-3v-47h3v3h-49v-3h2v47h-2zM3318 408v-295-3h3 49 2v3 295 3h-2-49-3zM3321 405h49v3h-3v-295h3v3h-49v-3h2v295h-2zM3630 408v-187c0-19-1-34-5-44s-9-17-17-22c-8-4-20-7-36-7-23 0-40 8-53 24-14 15-20 37-20 65v171 3h-3-50-3v-3-232c0-34 0-55-1-62l-1-4h3 48 2v3c1 1 1 3 1 7s0 9 1 14c0 5 0 15 1 30h-3v-3h1v3l-3-2c12-20 25-35 40-44 16-9 35-14 57-14 33 0 58 9 73 26 16 16 23 44 23 82v196 3h-2-50-3zM3633 405h50v3h-3v-196c0-37-7-63-22-78-14-16-37-23-69-23-22 0-39 4-54 12-14 8-27 22-38 42l-1 1h-1-1-4v-2c0-15-1-24-1-30 0-5 0-9-1-13 0-4 0-7 0-7l4-1v3h-48v-3h3c1 8 2 29 2 63v232h-3v-3h50v3h-3v-171c0-29 7-52 21-69s34-25 58-25c17 0 30 2 39 7 8 5 15 14 19 25s6 27 6 46v187h-3zM3981 327c0 28-11 51-33 66-21 16-52 24-90 24-37 0-66-7-86-19-21-12-34-32-40-58l-1-3 3-1 43-8 3-1v3c4 15 12 26 25 33s30 10 53 10c25 0 42-3 53-11 11-7 16-17 16-32 0-11-3-19-11-26-7-7-20-12-37-17v-3 3l-35-9v-3 3c-29-8-49-15-61-22s-22-16-29-26c-7-11-11-24-11-39 0-27 10-49 30-64 20-14 49-21 86-21 33 0 59 6 79 17 20 12 32 31 37 57l1 3-3 1-44 5h-3v-2c-3-13-9-22-21-28-11-7-27-11-46-11-22 0-38 4-48 10s-14 15-14 28c0 8 2 14 6 19s10 10 18 13c8 4 26 9 53 16 27 6 46 13 57 18 12 6 21 12 28 19s12 15 16 24c4 10 6 20 6 32zM3975 327c0-11-2-21-5-29-4-9-9-16-15-23-6-6-15-12-26-18-12-5-30-11-56-18l1-2-1 2c-27-6-46-12-54-16-9-3-16-9-21-14-5-6-7-14-7-23 0-14 6-26 17-33s28-10 51-10c20 0 37 3 49 11 12 7 20 18 23 32h-2l-1-3 44-5 1 3h-3c-5-24-16-42-35-53s-44-17-76-17c-37 0-64 7-83 21-18 14-27 33-27 59 0 14 3 26 9 35 7 10 16 18 28 25 11 7 31 14 59 21l35 9c18 5 32 11 40 19 9 8 13 18 13 30 0 16-6 29-19 37-12 8-31 12-56 12-23 0-42-4-56-11-13-8-23-20-27-37l3-1v3l-43 9-1-3 3-1c6 25 18 43 38 55 19 12 47 18 83 18 38 0 66-7 87-22 20-15 30-35 30-62zM4076 271c0 33 7 59 21 77 13 17 32 26 59 26 21 0 37-4 49-12 13-9 21-19 25-31l1-3 3 1 43 12 3 1-1 3c-18 47-60 72-123 72-44 0-79-14-102-40-23-27-35-67-35-118 0-49 12-88 35-114 23-27 57-41 100-41 88 0 133 55 133 161v6 3h-3-211v-3zM4073 268h211v3h-3v-6c0-104-42-154-127-154-42 0-73 12-96 38-22 25-33 61-33 110 0 51 11 88 33 114 23 25 55 38 98 38 61 0 100-23 117-68l3 1-1 3-43-13 1-2 3 1c-5 13-14 25-28 33-13 9-31 14-52 14-28 0-49-10-64-29-14-19-21-46-21-80v-3zM4230 234c-2-31-10-53-23-67-12-14-30-20-54-20-23 0-41 7-54 23-14 15-21 36-22 64l-3-1v-2h159v2zM4233 236h-159-3v-3c1-28 9-51 23-67 15-16 35-25 59-25 25 0 45 8 59 22 13 15 21 39 24 70v3zM4345 408v-226c0-21-1-44-2-69v-3h3 46 3v3c1 33 2 54 2 60h-3v-2h1v2h-2c8-26 17-44 27-54 11-9 26-15 45-15 7 0 14 2 21 4h2v2 45 4l-3-1c-7-2-15-3-26-3-19 0-34 9-44 25-11 18-16 42-16 74v154 3h-3-49-2zM4347 405h49v3h-2v-154c0-33 5-59 16-77s28-27 49-27c11 0 20 1 27 3l-1 2h-2v-45h2v3c-7-2-13-2-20-2-18 0-31 4-41 13s-18 25-26 50l-1 2h-2-1-3v-3c0-6 0-26-2-60h3v3h-46v-3h3c1 25 1 48 1 69v226h-3zM4646 409c-16 4-33 6-50 6-40 0-62-24-62-69v-197h3v3h-34-3v-3-36-3h3 36v3h-3l15-67v-3h2 33 3v3 67h-3v-3h55 3v3 36 3h-3-55v-3h3v186c0 14 2 23 6 28s11 8 22 8c7 0 16-1 28-4l4-1v4 36 2zM4643 406v-36h3v3c-12 2-22 3-29 3-12 0-21-3-26-9s-8-17-8-32v-186-3h3 55v3h-3v-36h3v3h-55-3v-3-67h3v3h-33v-3l3 1-14 67-1 2h-2-36v-3h3v36h-3v-3h34 3v3 197c0 43 18 64 56 64 17 0 33-2 49-7l1 3zM4912 327c0 28-11 51-33 66-21 16-52 24-90 24-37 0-66-7-86-19-21-12-34-32-40-58l-1-3 3-1 43-8 3-1v3c4 15 12 26 25 33s30 10 53 10c25 0 42-3 53-11 11-7 16-17 16-32 0-11-3-19-11-26-7-7-20-12-37-17v-3 3l-36-9 1-3-1 3c-28-8-48-15-60-22-13-7-22-16-29-26-7-11-11-24-11-39 0-27 10-49 30-64 20-14 49-21 86-21 33 0 59 6 79 17 19 12 32 31 37 57l1 3-3 1-44 5h-3v-2c-3-13-9-22-21-28-11-7-27-11-46-11-22 0-38 4-48 10s-14 15-14 28c0 8 1 14 5 19 5 5 10 10 19 13 8 4 26 9 53 16 26 6 45 13 57 18 12 6 21 12 28 19s12 15 16 24c4 10 6 20 6 32zM4906 327c0-11-2-21-5-29-4-9-9-16-15-23-7-6-15-12-26-18-12-5-30-11-56-18l1-2-1 2c-28-6-46-12-55-16-8-3-15-9-20-14-5-6-7-14-7-23 0-14 6-26 17-33s28-10 51-10c20 0 37 3 49 11 12 7 20 18 23 32h-3v-3l44-5 1 3h-3c-5-24-17-42-35-53-19-11-44-17-76-17-37 0-64 7-83 21-18 14-27 33-27 59 0 14 3 26 9 35 7 10 16 18 27 25 12 7 32 14 60 21l35 9c18 5 32 11 40 19s13 18 13 30c0 16-6 29-19 37-12 8-31 12-56 12-23 0-42-4-56-11-13-8-23-20-27-37l3-1v3l-43 9-1-3 3-1c6 25 18 43 38 55 19 12 47 18 83 18 38 0 66-7 87-22 20-15 30-35 30-62z">
          <text:p/>
        </draw:path>
        <draw:path draw:style-name="gr2" draw:text-style-name="P2" draw:layer="layout" svg:width="2.346cm" svg:height="0.368cm" svg:x="18.617cm" svg:y="16.28cm" svg:viewBox="0 0 2347 369" svg:d="M131 287l-70-95-26 21v74h-35v-287h35v180l92-103h41l-85 91 89 119zM251 291c-21 0-37-6-47-17-11-11-16-26-16-45 0-22 7-38 21-50 15-12 38-18 69-19h47v-12c0-17-4-29-11-36-7-8-18-11-34-11-15 0-27 2-34 8-7 5-11 13-12 25l-37-3c6-39 34-58 84-58 26 0 46 6 59 18 14 13 20 31 20 54v89c0 11 1 19 4 24s8 8 16 8c3 0 7-1 11-2v22c-9 2-18 3-27 3-13 0-22-4-28-10-6-7-9-18-10-32h-1c-9 16-19 27-31 34s-26 10-43 10zM259 265c13 0 24-3 34-9s18-14 23-24c6-10 9-20 9-31v-17l-38 1c-16 0-29 2-37 5s-15 8-19 14c-5 6-7 15-7 25 0 12 3 20 9 27 6 6 15 9 26 9zM550 287v-132c0-14-1-25-4-32-3-8-7-13-13-17-6-3-15-5-26-5-17 0-30 6-39 17-10 12-15 28-15 48v121h-35v-164c0-24 0-40-1-46h33c0 1 0 3 0 5 1 3 1 7 1 10 0 5 0 12 1 22 8-14 17-26 28-32 10-6 23-9 39-9 23 0 39 6 50 17 11 13 16 32 16 58v139zM716 369c-22 0-41-5-54-14-14-8-22-21-26-38l35-5c2 10 7 17 15 23 8 5 18 7 31 7 35 0 52-20 52-60v-34c-7 14-16 24-27 30-12 7-25 10-40 10-26 0-45-8-57-25s-18-44-18-80c0-37 7-64 20-82 12-18 32-27 59-27 14 0 27 3 38 10s19 18 25 30c0-4 1-11 1-21 1-10 1-15 2-16h33c-1 7-1 23-1 44v160c0 59-29 88-88 88zM769 183c0-17-2-32-7-44-4-13-11-22-19-28-9-7-18-10-29-10-18 0-31 6-39 19s-12 34-12 63c0 28 4 49 11 61 8 13 21 19 39 19 11 0 21-3 30-10 8-6 15-15 19-27 5-13 7-27 7-43zM910 291c-21 0-37-6-47-17-11-11-16-26-16-45 0-22 7-38 21-50 15-12 37-18 69-19h47v-12c0-17-4-29-11-36-7-8-18-11-34-11-15 0-27 2-34 8-7 5-11 13-13 25l-36-3c6-39 34-58 84-58 26 0 46 6 59 18 13 13 20 31 20 54v89c0 11 1 19 4 24s8 8 15 8c4 0 8-1 12-2v22c-9 2-18 3-27 3-13 0-22-4-28-10-6-7-9-18-10-32h-1c-9 16-19 27-31 34s-26 10-43 10zM918 265c13 0 24-3 34-9s18-14 23-24c6-10 9-20 9-31v-17l-38 1c-16 0-29 2-37 5-9 3-15 8-20 14-4 6-6 15-6 25 0 12 3 20 9 27 6 6 15 9 26 9zM1077 287v-160c0-15 0-32-1-50h33c1 25 1 39 1 44h1c6-18 12-31 19-38 7-6 18-10 31-10 4 0 9 1 14 2v33c-5-1-11-2-19-2-14 0-25 6-33 19-7 12-11 30-11 53v109zM1385 182c0 37-8 64-24 82s-39 27-71 27c-30 0-53-9-69-28-15-19-23-46-23-81 0-72 31-109 93-109 33 0 57 9 72 28 15 17 22 44 22 81zM1349 182c0-28-4-49-13-62-8-13-24-20-44-20s-35 7-44 20-14 34-14 62 5 49 14 62c9 14 23 21 42 21 21 0 37-7 46-20s13-34 13-63zM1605 182c0 37-8 64-24 82s-39 27-70 27-54-9-69-28c-16-19-23-46-23-81 0-72 31-109 93-109 32 0 55 9 70 28 16 17 23 44 23 81zM1569 182c0-28-5-49-13-62-9-13-23-20-43-20-21 0-35 7-44 20s-14 34-14 62 4 49 13 62c9 14 23 21 43 21s35-7 44-20 14-34 14-63zM1825 182c0 72-26 109-77 109-32 0-54-12-65-36h-1c1 1 1 11 1 32v82h-35v-248c0-22 0-37-1-44h34c0 1 0 3 0 6s1 8 1 15 1 11 1 14c6-13 15-23 25-29s23-9 40-9c26 0 45 8 58 26 12 18 19 45 19 82zM1788 182c0-29-4-49-12-62-7-12-20-19-37-19-14 0-24 3-32 9s-14 15-18 27-6 28-6 48c0 28 4 48 13 61s23 19 43 19c17 0 29-6 37-19s12-34 12-64zM1921 291c-21 0-37-6-47-17-11-11-16-26-16-45 0-22 7-38 21-50 15-12 37-18 69-19h47v-12c0-17-4-29-11-36-7-8-18-11-34-11-15 0-27 2-34 8-7 5-11 13-13 25l-36-3c6-39 34-58 84-58 26 0 46 6 59 18 13 13 20 31 20 54v89c0 11 1 19 4 24s8 8 15 8c4 0 8-1 12-2v22c-9 2-18 3-27 3-13 0-22-4-28-10-6-7-9-18-10-32h-1c-9 16-19 27-31 34s-26 10-43 10zM1929 265c13 0 24-3 34-9s18-14 23-24c6-10 9-20 9-31v-17l-38 1c-16 0-29 2-37 5-9 3-15 8-20 14-4 6-6 15-6 25 0 12 3 20 9 27 6 6 15 9 26 9zM2287 287h-40l-37-148-6-32c-2 6-3 14-6 25-2 11-15 62-39 155h-40l-59-210h35l35 143c1 3 4 16 8 38l3-14 44-167h37l37 145 9 36 6-27 39-154h34z">
          <text:p/>
        </draw:path>
        <draw:path draw:style-name="gr2" draw:text-style-name="P2" draw:layer="layout" svg:width="2.351cm" svg:height="0.372cm" svg:x="18.615cm" svg:y="16.278cm" svg:viewBox="0 0 2352 373" svg:d="M132 290l-71-96 2-1 1 1-26 21-1-1h2v75 2h-2-35-2v-2-287-2h2 35 2v2 179h-2l-1-2 91-101 1-1h1 41 4l-3 4-85 89-1-1 1-1 89 120 3 3h-4-41-1zM133 287h41v2l-2 1-89-120-1-1 1-1 85-90 2 1v2h-41v-2l1 2-91 101-4 4v-5-179h2v2h-35v-2h2v287h-2v-2h35v2h-2v-75-1l1-1 25-21 2-1 1 1 71 97-2 1zM253 295c-21 0-38-6-49-17-10-13-16-29-16-48 0-22 8-40 22-52 15-11 38-18 70-19h47v2h-2v-12c0-16-3-28-10-35s-18-10-33-10-26 2-32 7c-7 5-11 13-12 24l-1 2h-2l-36-3h-2v-3c6-38 36-58 86-58 27 0 47 7 61 19 13 12 20 31 20 54v89c0 11 1 18 4 23 2 4 7 7 14 7 3 0 6-1 11-2h2v2 23 1l-2 1c-8 2-18 3-27 3-13 0-23-4-29-11-6-8-10-19-11-34h2v2h-1v-2l2 1c-9 16-20 29-32 36-12 6-27 10-44 10zM253 291c17 0 31-3 42-10 12-7 22-18 30-34l1-1h1 1 2v2c1 14 4 24 10 31 5 7 14 10 26 10 9 0 18-1 27-3v2h-2v-23h2v2c-4 1-8 1-11 1-8 0-15-3-18-8-2-6-4-14-4-25v-89c0-23-6-39-19-51s-32-18-58-18c-49 0-76 18-82 55h-2l1-2 36 3v2h-2c1-12 6-21 13-27 8-5 20-8 35-8 16 0 28 4 36 11 7 8 11 21 11 38v12 2h-2-47v-2 2c-31 1-53 7-67 18-14 12-21 27-21 49 0 19 5 33 15 44 11 12 26 17 46 17zM261 264c13 0 23-3 33-9 10-5 17-13 23-23 5-10 8-19 8-30v-17h2v2l-38 1c-16 0-28 2-36 5-9 3-15 7-19 13s-6 14-6 24c0 11 3 19 8 25 6 6 14 9 25 9zM261 268c-12 0-21-4-27-10-7-7-10-16-10-28 0-10 2-19 7-26s12-12 20-15c9-3 22-5 38-5v2-2l38-1h2v2 17c0 11-3 22-9 32-6 11-14 19-24 25s-22 9-35 9zM550 289v-133c0-14-1-24-4-32-2-7-6-12-12-15s-14-5-25-5c-16 0-29 6-38 17s-14 26-14 46v122 2h-2-35-2v-2-165c0-24 0-39-1-44v-3h2 33 2v2c0 1 0 3 0 5 0 3 1 6 1 10s0 11 0 21h-1v-2 2l-2-1c8-15 18-25 29-31s24-10 40-10c23 0 41 6 52 18 10 12 16 31 16 58v140 2h-2-35-2zM552 287h35v2h-2v-140c0-26-5-44-15-55-11-11-27-17-49-17-15 0-28 3-38 9s-19 16-27 30l-1 1h-1-2v-2c-1-10-1-17-1-21 0-3 0-7-1-9 0-3 0-5 0-5l2-1v2h-33v-2h2c1 6 1 21 1 45v165h-2v-2h35v2h-2v-122c0-21 5-37 15-49s24-18 41-18c12 0 21 2 27 6 6 3 11 9 14 17s4 19 4 33v133h-2zM718 373c-23 0-41-5-55-14s-23-22-27-39l-1-2 3-1 34-5h2l1 2c2 9 7 16 14 21 8 5 18 8 30 8 34 0 50-19 50-59v-35h2v2-2l2 1c-7 14-17 24-28 32-12 7-26 10-41 10-26 0-46-8-58-27-13-17-19-44-19-81s7-65 20-83 34-27 61-27c15 0 28 4 39 10 11 7 20 17 26 30l-2 1v-2 2h-1c0-4 0-11 0-20 1-10 1-15 2-17l1-1h1 33 2v3c-1 6-1 21-1 42v161c0 59-31 90-90 90zM718 369c58 0 86-28 86-86v-161c0-21 0-36 1-43h2v2h-33v-2l2 1c-1 1-1 6-2 15 0 10-1 16-1 20v2h-2-1l-1-1c-5-12-13-22-24-28-11-7-23-10-37-10-26 0-45 8-58 26-13 17-19 43-19 80 0 36 6 62 18 79s29 26 55 26c15 0 28-4 39-10 11-8 20-18 26-31l1-1h1 2v2 35c0 41-18 62-54 62-13 0-24-2-32-8-8-5-14-13-16-23l2-1v2l-35 5v-2h2c4 16 12 28 25 37s31 13 53 13zM769 184c0-17-2-31-7-44-4-12-10-21-19-27-8-6-17-9-27-9-17 0-29 6-37 18-8 13-12 33-12 62 0 28 4 48 11 60s19 18 37 18c11 0 20-3 28-9 9-7 15-15 19-27 5-12 7-26 7-42zM773 184c0 16-2 31-7 43s-12 22-20 29c-9 6-19 10-31 10-18 0-32-7-40-20s-12-34-12-62c0-29 4-51 13-64 8-13 22-20 40-20 11 0 21 3 30 10 8 7 15 17 20 29 5 13 7 27 7 45zM912 295c-21 0-38-6-49-17-10-13-16-29-16-48 0-22 7-40 22-52 15-11 38-18 70-19h47v2h-2v-12c0-16-3-28-10-35s-18-10-33-10-26 2-33 7c-6 5-10 13-12 24v2h-2l-36-3h-2v-3c6-38 35-58 86-58 26 0 47 7 60 19 14 12 21 31 21 54v89c0 11 1 18 4 23 2 4 6 7 13 7 4 0 7-1 11-2h3v2 23 1l-2 1c-9 2-18 3-27 3-13 0-23-4-29-11-7-8-10-19-11-34h2v2h-1v-2l2 1c-9 16-20 29-32 36-12 6-27 10-44 10zM912 291c17 0 30-3 42-10 11-7 21-18 30-34l1-1h1 1 2v2c1 14 4 24 10 31 5 7 14 10 26 10 9 0 18-1 26-3l1 2h-2v-23h2v2c-4 1-8 1-12 1-8 0-14-3-17-8-3-6-4-14-4-25v-89c0-23-6-39-19-51s-32-18-58-18c-49 0-76 18-82 55h-2v-2l37 3-1 2h-1c1-12 6-21 13-27 7-5 19-8 35-8s28 4 36 11c7 8 11 21 11 38v12 2h-2-47v-2 2c-31 1-54 7-67 18-14 12-21 27-21 49 0 19 5 33 15 44 10 12 25 17 46 17zM920 264c12 0 23-3 33-9 10-5 17-13 23-23 5-10 8-19 8-30v-17h2v2l-38 1c-16 0-28 2-37 5-8 3-14 7-18 13s-6 14-6 24c0 11 2 19 8 25s14 9 25 9zM920 268c-12 0-21-4-28-10-6-7-9-16-9-28 0-10 2-19 7-26s11-12 20-15 21-5 38-5v2-2l38-1h2v2 17c0 11-3 22-9 32-6 11-14 19-24 25s-22 9-35 9zM1077 289v-161c0-15 0-31-1-49v-2h2 33 2v2c1 24 1 38 1 43h-2v-2h1v2l-2-1c6-18 12-30 20-37 7-7 18-11 32-11 4 0 9 1 14 2l2 1v1 32 3l-3-1c-4-1-10-2-18-2-14 0-24 6-31 18s-11 29-11 52v110 2h-2-35-2zM1079 287h35v2h-2v-110c0-23 4-41 12-54 7-13 19-20 34-20 8 0 15 1 19 2v2h-2v-32h2l-1 2c-4-1-9-2-13-2-13 0-23 3-29 10-7 6-13 18-19 35v2h-2-1-2v-2c0-5 0-19-1-43h2v2h-33v-2h2c1 18 1 34 1 49v161h-2zM1389 183c0 37-8 65-24 83-18 20-42 29-73 29s-54-10-70-30c-16-19-24-46-24-82 0-72 32-110 95-110 33 0 57 10 73 27 16 18 23 46 23 83zM1385 183c0-36-7-63-22-80s-38-26-70-26c-61 0-91 35-91 106 0 35 8 61 23 80s37 28 67 28c31 0 53-9 70-27 16-18 23-44 23-81zM1348 183c0-28-4-49-13-61-8-13-21-19-41-19s-34 6-42 19c-9 13-14 33-14 61s5 48 13 61c9 14 22 20 41 20 20 0 34-6 43-19s13-33 13-62zM1352 183c0 29-5 51-14 64-9 14-25 21-46 21-20 0-35-7-44-22-9-14-14-35-14-63s5-49 14-63c10-14 25-21 46-21s36 7 45 21c9 13 13 34 13 63zM1609 183c0 37-8 65-25 83-16 20-40 29-71 29s-55-10-71-30c-15-19-23-46-23-82 0-72 32-110 95-110 32 0 57 10 72 27 15 18 23 46 23 83zM1605 183c0-36-7-63-22-80s-37-26-69-26c-61 0-91 35-91 106 0 35 7 61 22 80 16 19 38 28 68 28s53-9 68-27c16-18 24-44 24-81zM1569 183c0-28-5-49-13-61-8-13-22-19-41-19-20 0-34 6-43 19s-13 33-13 61 4 48 13 61c9 14 22 20 41 20 20 0 34-6 43-19 8-13 13-33 13-62zM1573 183c0 29-5 51-14 64-9 14-25 21-46 21-20 0-35-7-44-22-9-14-14-35-14-63s5-49 14-63 25-21 46-21c20 0 36 7 44 21 9 13 14 34 14 63zM1829 183c0 73-27 112-79 112-33 0-55-13-67-39h2v2h-1v-2l2-1c1 1 1 12 1 34v82 2h-2-35-2v-2-249c0-22 0-36-1-42v-3h2 34 1l1 2c0 0 0 2 0 6 0 3 1 8 1 14 0 7 1 11 1 14h-2v-2 2l-1-1c6-13 14-23 25-29 10-6 24-9 41-9 26 0 46 9 59 26 13 18 20 46 20 83zM1825 183c0-37-7-63-19-80s-31-25-56-25c-16 0-29 2-39 8s-18 15-24 28v1h-2-2v-2c0-3-1-7-1-14 0-6-1-11-1-14s0-5 0-5l2-1v2h-34v-2h2c1 7 1 21 1 43v249h-2v-2h35v2h-2v-82c0-21 0-32-1-33l-1-2h3 1 1l1 1c11 24 31 36 63 36 50 0 75-36 75-108zM1788 183c0-28-4-49-11-61-8-12-19-18-36-18-13 0-24 3-31 9-8 5-13 14-17 26s-6 28-6 47c0 27 4 47 13 60 8 12 21 18 41 18 16 0 28-6 36-18 7-12 11-33 11-63zM1792 183c0 30-4 52-12 65s-22 20-39 20c-20 0-36-7-45-20-9-14-13-34-13-62 0-20 2-36 6-48 4-13 11-22 19-28s19-10 33-10c18 0 31 7 39 20s12 34 12 63zM1923 295c-21 0-38-6-49-17-10-13-16-29-16-48 0-22 7-40 22-52 15-11 38-18 70-19h47v2h-2v-12c0-16-3-28-10-35s-18-10-33-10-26 2-33 7c-6 5-10 13-12 24v2h-2l-36-3h-2v-3c6-38 35-58 86-58 26 0 47 7 60 19 14 12 21 31 21 54v89c0 11 1 18 4 23 2 4 6 7 13 7 4 0 7-1 11-2h3v2 23 1l-2 1c-9 2-18 3-27 3-13 0-23-4-29-11-7-8-10-19-11-34h2v2h-1v-2l2 1c-9 16-20 29-32 36-12 6-27 10-44 10zM1923 291c17 0 30-3 42-10 11-7 21-18 30-34l1-1h1 1 2v2c1 14 4 24 10 31 5 7 14 10 26 10 9 0 18-1 26-3l1 2h-2v-23h2v2c-4 1-8 1-12 1-8 0-14-3-17-8-3-6-4-14-4-25v-89c0-23-6-39-19-51s-32-18-58-18c-49 0-76 18-82 55h-2v-2l37 3-1 2h-1c1-12 6-21 13-27 7-5 19-8 35-8s28 4 36 11c7 8 11 21 11 38v12 2h-2-47v-2 2c-31 1-54 7-67 18-14 12-21 27-21 49 0 19 5 33 15 44 10 12 25 17 46 17zM1931 264c12 0 23-3 33-9 10-5 17-13 23-23 5-10 8-19 8-30v-17h2v2l-38 1c-16 0-28 2-37 5-8 3-14 7-18 13s-6 14-6 24c0 11 2 19 8 25s14 9 25 9zM1931 268c-12 0-21-4-28-10-6-7-9-16-9-28 0-10 2-19 7-26s11-12 20-15 21-5 38-5v2-2l38-1h2v2 17c0 11-3 22-9 32-6 11-14 19-24 25s-22 9-35 9zM2289 291h-40-2v-2l-36-148-7-33h2 2c-2 6-3 14-6 25-2 11-15 63-39 156l-1 2h-1-40-2v-2l-59-209v-3h2 35 1l1 2 35 142h-2l2-1c1 4 3 16 8 39h-2-2l4-15 43-165 1-2h1 37 2v2l37 143 8 37h-1-2l6-27 39-153 1-2h1 34 3l-1 3-60 209v2zM2287 288l60-209h2v2h-34v-2l2 1-40 153-1-1 1 1-5 27h-4l-9-37h2-2l-37-143 2-1v2h-37v-2l2 1-44 165h-2 2l-3 15h-4c-4-23-7-35-8-38l-35-142 2-1v2h-35v-2h2l59 209-2 1v-2h40v2l-2-1c24-93 37-145 39-156 3-10 4-19 6-25h4l6 33h-2 2l37 148-2 1v-2h40v2z">
          <text:p/>
        </draw:path>
        <draw:path draw:style-name="gr2" draw:text-style-name="P2" draw:layer="layout" svg:width="1.858cm" svg:height="0.28cm" svg:x="18.593cm" svg:y="18.847cm" svg:viewBox="0 0 1859 281" svg:d="M210 86c0 26-8 46-25 61-17 16-39 23-68 23h-80v107h-37v-273h115c30 0 54 7 70 22 17 14 25 34 25 60zM173 86c0-35-21-52-63-52h-73v107h75c41 0 61-18 61-55zM474 86c0 26-9 46-25 61-17 16-40 23-69 23h-80v107h-36v-273h114c30 0 54 7 71 22 16 14 25 34 25 60zM437 86c0-35-21-52-64-52h-73v107h75c41 0 62-18 62-55zM512 187v-31h96v31zM662 277v-273h37v273zM982 201c0 25-10 44-29 58-20 15-49 22-84 22-66 0-105-24-115-70l35-7c4 16 13 28 27 36 13 7 31 11 54 11 24 0 43-4 56-12s20-20 20-36c0-9-2-16-6-22-5-5-10-10-18-13-7-4-17-7-27-9-10-3-21-6-33-8-22-5-38-10-49-15-12-4-20-10-27-16-6-5-11-12-14-20-4-8-6-17-6-27 0-23 9-41 27-54 18-12 43-19 77-19 30 0 55 5 71 14 17 10 28 26 35 49l-37 6c-4-14-11-25-22-31-13-7-28-10-48-10-22 0-38 4-50 11-11 7-17 18-17 32 0 8 2 15 7 21 4 5 11 10 19 14 8 3 25 8 50 14 8 2 17 3 25 5 9 2 17 5 25 8 7 2 15 6 21 9 7 4 13 9 17 14 5 5 9 12 12 19s4 16 4 26zM1204 140c0 45-8 80-24 104-16 25-39 37-71 37-31 0-54-12-70-37-16-24-23-58-23-104 0-47 7-82 22-105 16-23 40-35 73-35 32 0 55 12 70 36 16 23 23 58 23 104zM1169 140c0-39-4-68-14-85-9-18-24-27-44-27-22 0-37 9-46 26-10 18-14 46-14 86 0 39 4 67 14 85 9 18 24 26 45 26 20 0 35-9 45-27 9-18 14-46 14-84zM1424 140c0 45-8 80-24 104-16 25-40 37-71 37s-55-12-70-37c-16-24-24-58-24-104 0-47 8-82 23-105s39-35 72-35c32 0 56 12 71 36 15 23 23 58 23 104zM1389 140c0-39-5-68-14-85-9-18-24-27-45-27s-36 9-46 26c-9 18-14 46-14 86 0 39 5 67 14 85 10 18 25 26 45 26 21 0 36-9 45-27 10-18 15-46 15-84zM1639 32c-28 43-47 76-59 100-11 24-20 48-25 71-6 24-9 48-9 74h-36c0-36 7-72 22-111 15-38 39-82 74-132h-146v-30h179zM1859 32c-28 43-48 76-59 100s-20 48-26 71c-6 24-8 48-8 74h-37c0-36 8-72 22-111 15-38 40-82 74-132h-146v-30h180z">
          <text:p/>
        </draw:path>
        <draw:path draw:style-name="gr2" draw:text-style-name="P2" draw:layer="layout" svg:width="1.862cm" svg:height="0.284cm" svg:x="18.591cm" svg:y="18.845cm" svg:viewBox="0 0 1863 285" svg:d="M214 88c0 26-8 47-25 63-18 15-41 23-70 23h-80v-2h2v107 2h-2-37-2v-2-273-2h2 115c30 0 55 8 72 22 17 15 25 36 25 62zM210 88c0-26-8-45-24-59s-39-21-69-21h-115v-2h2v273h-2v-2h37v2h-2v-107-2h2 80c28 0 50-7 67-22 16-15 24-35 24-60zM173 88c0-34-19-50-61-50h-73v-2h2v107h-2v-2h75c40 0 59-17 59-53zM177 88c0 38-22 57-63 57h-75-2v-2-107-2h2 73c43 0 65 18 65 54zM478 88c0 26-9 47-26 63-17 15-41 23-70 23h-80v-2h2v107 2h-2-36-2v-2-273-2h2 114c31 0 55 8 72 22 17 15 26 36 26 62zM474 88c0-26-8-45-25-59-16-14-39-21-69-21h-114v-2h2v273h-2v-2h36v2h-2v-107-2h2 80c29 0 51-7 67-22 17-15 25-35 25-60zM437 88c0-34-20-50-62-50h-73v-2h2v107h-2v-2h75c40 0 60-17 60-53zM441 88c0 38-22 57-64 57h-75-2v-2-107-2h2 73c43 0 66 18 66 54zM512 189v-31-2h2 96 2v2 31 1h-2-96-2zM514 187h96v2h-1v-31h1v2h-96v-2h2v31h-2zM663 279v-273-2h1 37 2v2 273 2h-2-37-1zM664 277h37v2h-2v-273h2v2h-37v-2h2v273h-2zM986 203c0 26-10 46-30 61-21 14-49 21-85 21-67 0-107-24-117-72l-1-2h2l36-7 2-1v2c4 16 13 27 26 35 13 7 30 11 53 11 24 0 42-4 54-12 13-8 19-19 19-34 0-9-2-15-6-21-4-5-9-9-16-13-8-3-16-6-26-9-10-2-22-5-34-7l1-2-1 2c-21-5-38-10-49-15s-20-10-27-16-12-13-15-21c-4-8-6-18-6-28 0-24 10-43 28-55 18-13 44-20 78-20 31 0 55 5 71 15 18 9 30 26 37 49v2l-2 1-37 6h-2l-1-1c-3-14-10-24-21-31-11-6-26-9-46-9-21 0-37 3-49 10-11 7-16 17-16 31 0 8 2 14 6 19 5 6 11 10 19 14s25 8 49 14c9 2 17 4 25 6 9 2 17 4 25 7 7 3 14 6 22 10 7 3 13 8 18 14 5 5 9 12 12 19 3 8 4 17 4 27zM982 203c0-10-1-18-4-25s-6-13-11-19c-5-5-10-9-18-13-6-4-13-7-21-10-7-2-15-5-23-7-9-2-17-4-25-5v-2 2c-25-6-42-11-51-15-8-3-15-8-20-14-4-6-7-13-7-22 0-15 6-26 18-34 12-7 29-11 51-11 20 0 36 3 48 10 11 7 19 18 23 33h-2v-2l37-6 1 2h-2c-7-22-18-38-35-47-16-9-39-14-69-14-33 0-58 6-76 19-17 12-26 29-26 52 0 10 2 18 5 26 4 8 8 14 15 20 6 6 14 11 25 16 11 4 28 9 49 14 12 3 24 5 34 8 10 2 19 5 26 9 8 4 14 8 18 14s7 14 7 23c0 16-7 29-21 38-13 8-32 12-56 12-23 0-42-4-55-12-14-7-23-20-28-37h2l1 2-36 7v-2l2-1c10 47 47 69 113 69 35 0 62-7 82-20 20-15 29-33 29-58zM1208 142c0 46-8 81-24 105-16 25-41 38-73 38-31 0-56-12-72-38-15-24-23-59-23-105 0-47 7-82 23-106 15-24 40-36 74-36 32 0 57 12 72 36 16 24 23 60 23 106zM1204 142c0-46-7-80-22-103s-38-35-69-35c-33 0-56 11-71 34s-22 58-22 104c0 45 7 80 23 103 15 24 38 36 68 36 31 0 54-12 70-36 15-24 23-58 23-103zM1169 142c0-39-4-67-13-84s-23-26-43-26c-21 0-36 8-45 25s-13 45-13 85c0 38 4 66 14 84 9 17 23 26 43 26s34-9 43-27 14-45 14-83zM1173 142c0 38-5 67-14 85-10 19-26 28-47 28s-37-9-47-27c-10-19-14-47-14-86 0-40 4-69 14-87 9-17 26-27 48-27 21 0 37 10 46 28s14 47 14 86zM1428 142c0 46-8 81-24 105-17 25-41 38-73 38s-56-12-72-38c-16-24-24-59-24-105 0-47 8-82 23-106 16-24 41-36 74-36s57 12 73 36c15 24 23 60 23 106zM1424 142c0-46-8-80-23-103-14-23-37-35-69-35s-55 11-70 34-23 58-23 104c0 45 8 80 23 103 16 24 38 36 69 36s54-12 69-36c16-24 24-58 24-103zM1389 142c0-39-5-67-14-84-8-17-22-26-43-26s-35 8-44 25-14 45-14 85c0 38 5 66 14 84 9 17 23 26 43 26s34-9 44-27c9-18 14-45 14-83zM1393 142c0 38-5 67-15 85-10 19-26 28-47 28s-37-9-46-27c-10-19-15-47-15-86 0-40 5-69 15-87 9-17 25-27 47-27s38 10 47 28 14 47 14 86zM1643 36c-28 42-47 75-59 99-11 24-20 47-26 71-5 23-8 47-8 73v2h-2-36-2v-2c0-36 7-73 22-111 15-39 39-83 74-133l2 1v2h-146-2v-2-30-2h2 179 2v2 28 1zM1639 34v-28h2v2h-179v-2h2v30h-2v-2h146 3l-2 3c-34 50-59 94-73 132-15 38-22 74-22 110h-2v-2h36v2h-2c0-26 3-51 9-74 5-24 14-48 26-72 11-24 31-57 59-100l1 1zM1862 36c-27 42-47 75-58 99-12 24-20 47-26 71-6 23-8 47-8 73v2h-2-37-2v-2c0-36 8-73 23-111 14-39 39-83 74-133l1 1v2h-146-2v-2-30-2h2 180 2v2 28 1zM1859 34v-28h2v2h-180v-2h2v30h-2v-2h146 4l-2 3c-35 50-59 94-74 132-14 38-22 74-22 110h-2v-2h37v2h-2c0-26 3-51 8-74 6-24 15-48 26-72 12-24 31-57 59-100l2 1z">
          <text:p/>
        </draw:path>
        <draw:path draw:style-name="gr2" draw:text-style-name="P2" draw:layer="layout" svg:width="0.5cm" svg:height="0.29cm" svg:x="24.851cm" svg:y="18.85cm" svg:viewBox="0 0 501 291" svg:d="M0 287v-29h70v-210l-62 44v-33l64-44h32v243h67v29zM190 291l79-291h31l-79 291zM330 287v-29h70v-210l-62 44v-33l65-44h32v243h66v29z">
          <text:p/>
        </draw:path>
        <draw:path draw:style-name="gr2" draw:text-style-name="P2" draw:layer="layout" svg:width="0.504cm" svg:height="0.294cm" svg:x="24.849cm" svg:y="18.848cm" svg:viewBox="0 0 505 295" svg:d="M0 289v-29-2h2 71v2h-2v-210h2l1 1-63 44-3 3v-4-33-1l1-1 65-44h1 32 2v2 243h-2v-2h67 2v2 29 2h-2-172-2zM2 287h172v2h-2v-29h2v2h-67-1v-2-243h1v2h-32v-2l2 1-66 44-1-1h2v33h-2l-1-2 62-44 4-2v4 210 2h-2-71v-2h2v29h-2zM191 293l79-291 1-2h1 31 2v3l-79 291v1h-2-31-3zM193 291h31v2h-2l79-291h2v2h-31v-2l2 1-79 291-2-1zM331 289v-29-2h2 69v2h-2v-210h2l1 1-61 44-3 3v-4-33-1l1-1 64-44h1 32 2v2 243h-2v-2h66 2v2 29 2h-2-170-2zM333 287h170v2h-2v-29h2v2h-66-2v-2-243h2v2h-32v-2l1 1-64 44-1-1h2v33h-2l-2-2 62-44 3-2v4 210 2h-2-69v-2h2v29h-2z">
          <text:p/>
        </draw:path>
        <draw:path draw:style-name="gr3" draw:text-style-name="P3" draw:layer="layout" svg:width="4.354cm" svg:height="2.859cm" svg:x="4.22cm" svg:y="6.188cm" svg:viewBox="0 0 4355 2860" svg:d="M1955 2839l2326-1744c66-49 92-170 59-269l-238-715c-23-68-69-111-119-111 50 0 96 43 119 111l238 715c33 99 7 220-59 269l-2326 1744c-18 14-39 21-59 21-51 0-97-43-120-111l-283-849c-8-25-1-55 15-67l2415-1812c19-13 39-21 60-21h-298c-21 0-41 8-60 21l-387 291h-1193l-2027 1521c-16 12-23 42-15 67l205 615c12 34 35 56 60 56h964l60 178h484c23 68 69 111 120 111h-485c-50 0-96-43-119-111 23 68 69 111 119 111h485c20 0 41-7 59-21z">
          <text:p/>
        </draw:path>
        <draw:polygon draw:style-name="gr4" draw:text-style-name="P1" draw:layer="layout" svg:width="0cm" svg:height="0cm" svg:x="7.062cm" svg:y="7.697cm" svg:viewBox="0 0 0 0" draw:points="0,0">
          <text:p/>
        </draw:polygon>
        <draw:polygon draw:style-name="gr3" draw:text-style-name="P3" draw:layer="layout" svg:width="3.904cm" svg:height="1.811cm" svg:x="4.238cm" svg:y="6.209cm" svg:viewBox="0 0 3905 1812" draw:points="3607,0 3905,0 1490,1812 0,1812 2028,292 3220,292">
          <text:p/>
        </draw:polygon>
        <draw:polygon draw:style-name="gr4" draw:text-style-name="P1" draw:layer="layout" svg:width="0cm" svg:height="0cm" svg:x="7.062cm" svg:y="7.697cm" svg:viewBox="0 0 0 0" draw:points="0,0">
          <text:p/>
        </draw:polygon>
        <draw:polygon draw:style-name="gr3" draw:text-style-name="P3" draw:layer="layout" svg:width="1.773cm" svg:height="0.849cm" svg:x="4.223cm" svg:y="8.087cm" svg:viewBox="0 0 1774 850" draw:points="0,0 1491,0 1774,850 1290,850 1230,671 1212,615 205,615">
          <text:p/>
        </draw:polygon>
        <draw:polygon draw:style-name="gr4" draw:text-style-name="P1" draw:layer="layout" svg:width="0cm" svg:height="0cm" svg:x="7.062cm" svg:y="7.697cm" svg:viewBox="0 0 0 0" draw:points="0,0">
          <text:p/>
        </draw:polygon>
        <draw:path draw:style-name="gr3" draw:text-style-name="P3" draw:layer="layout" svg:width="1.674cm" svg:height="0.55cm" svg:x="6.349cm" svg:y="8.067cm" svg:viewBox="0 0 1675 551" svg:d="M1492 551c-70 0-133-59-164-153-29-85-26-187 8-268 33-81 92-130 156-130 101 0 183 123 183 275s-82 276-183 276c-70 0-133-59-164-153-29-85-26-187 8-268 33-81 92-130 156-130 101 0 183 123 183 275s-82 276-183 276h-38c-26 0-52-9-76-25h-11c-16 6-31 9-47 9h-37c-66 0-126-55-156-144-12-36-18-76-18-116h-1109 1109c0-143 78-260 174-260h37c16 0 31 4 47 10-16-6-31-10-47-10h-37c-96 0-174 117-174 260 0 40 6 80 18 116 30 89 90 144 156 144h37c-65 0-125-55-155-144-27-81-24-176 7-253 33-76 88-123 148-123-60 0-115 47-148 123-31 77-34 172-7 253 30 89 90 144 155 144 16 0 31-3 47-9h-39c-63 0-121-54-150-139-26-78-23-170 8-244 30-73 84-118 142-118h39 11c24-17 50-25 76-25h38-38c-26 0-52 8-76 25-45 31-80 88-97 158-16 71-13 148 9 215 19 57 50 102 88 128 24 16 50 25 76 25z">
          <text:p/>
        </draw:path>
        <draw:polygon draw:style-name="gr4" draw:text-style-name="P1" draw:layer="layout" svg:width="0cm" svg:height="0cm" svg:x="7.062cm" svg:y="7.697cm" svg:viewBox="0 0 0 0" draw:points="0,0">
          <text:p/>
        </draw:polygon>
        <draw:path draw:style-name="gr3" draw:text-style-name="P3" draw:layer="layout" svg:width="1.673cm" svg:height="0.55cm" svg:x="8.138cm" svg:y="6.726cm" svg:viewBox="0 0 1674 551" svg:d="M1491 551c-70 0-133-59-164-152-29-86-26-187 8-269 33-81 92-130 156-130 101 0 183 123 183 276 0 152-82 275-183 275-70 0-133-59-164-152-29-86-26-187 8-269 33-81 92-130 156-130 101 0 183 123 183 276 0 152-82 275-183 275h-38c-26 0-52-9-76-25-38-26-69-71-88-127-22-67-25-144-8-215 16-71 51-128 96-159 24-17 50-25 76-25h38-38c-26 0-52 8-76 25h-11-39c-58 0-112 45-142 119s-33 166-7 243c28 85 86 139 149 139h39c-15 6-31 9-47 9h-37c-65 0-125-55-155-143-12-36-18-76-18-116 0-145 78-261 173-261h37c16 0 32 4 47 10-15-6-31-10-47-10h-37c-95 0-173 116-173 261h-1109 1109c0 40 6 80 18 116 30 88 90 143 155 143h37c-65 0-125-55-154-143-27-81-24-176 7-253 32-77 87-124 147-124-60 0-115 47-147 124-31 77-34 172-7 253 29 88 89 143 154 143 16 0 32-3 47-9h11c24 16 50 25 76 25z">
          <text:p/>
        </draw:path>
        <draw:polygon draw:style-name="gr4" draw:text-style-name="P1" draw:layer="layout" svg:width="0cm" svg:height="0cm" svg:x="7.062cm" svg:y="7.697cm" svg:viewBox="0 0 0 0" draw:points="0,0">
          <text:p/>
        </draw:polygon>
        <draw:path draw:style-name="gr3" draw:text-style-name="P3" draw:layer="layout" svg:width="0.447cm" svg:height="0.67cm" svg:x="7.914cm" svg:y="6.666cm" svg:viewBox="0 0 448 671" svg:d="M24 485c46 139 150 212 251 177 102-36 173-171 173-327s-71-290-173-326c-101-36-205 37-251 176-3 8-5 16-8 25-21 80-21 170 0 251 3 8 5 16 8 24z">
          <text:p/>
        </draw:path>
        <draw:polygon draw:style-name="gr4" draw:text-style-name="P1" draw:layer="layout" svg:width="0cm" svg:height="0cm" svg:x="7.062cm" svg:y="7.697cm" svg:viewBox="0 0 0 0" draw:points="0,0">
          <text:p/>
        </draw:polygon>
        <draw:path draw:style-name="gr3" draw:text-style-name="P3" draw:layer="layout" svg:width="0.447cm" svg:height="0.67cm" svg:x="6.126cm" svg:y="8.007cm" svg:viewBox="0 0 448 671" svg:d="M24 486c46 138 150 211 251 176 102-36 173-171 173-327s-71-290-173-326c-101-36-205 37-251 176-3 8-5 16-8 25-21 80-21 171 0 251 3 8 5 16 8 25z">
          <text:p/>
        </draw:path>
        <draw:polygon draw:style-name="gr4" draw:text-style-name="P1" draw:layer="layout" svg:width="0cm" svg:height="0cm" svg:x="7.062cm" svg:y="7.697cm" svg:viewBox="0 0 0 0" draw:points="0,0">
          <text:p/>
        </draw:polygon>
        <draw:path draw:style-name="gr3" draw:text-style-name="P3" draw:layer="layout" svg:width="0.431cm" svg:height="0.67cm" svg:x="7.93cm" svg:y="6.666cm" svg:viewBox="0 0 432 671" svg:d="M0 461c6 14 13 27 21 39 31 45 71 71 113 71 87 0 157-106 157-236s-70-235-157-235c-42 0-82 25-113 70-8 12-15 26-21 40 3-9 5-17 8-25 47-139 151-212 252-176s172 170 172 326-71 291-172 327c-101 35-205-38-252-177-3-8-5-16-8-24z">
          <text:p/>
        </draw:path>
        <draw:polygon draw:style-name="gr4" draw:text-style-name="P1" draw:layer="layout" svg:width="0cm" svg:height="0cm" svg:x="7.062cm" svg:y="7.697cm" svg:viewBox="0 0 0 0" draw:points="0,0">
          <text:p/>
        </draw:polygon>
        <draw:path draw:style-name="gr3" draw:text-style-name="P3" draw:layer="layout" svg:width="0.431cm" svg:height="0.67cm" svg:x="6.142cm" svg:y="8.007cm" svg:viewBox="0 0 432 671" svg:d="M0 461c31 73 86 115 145 109 82-9 146-111 146-235 0-123-64-226-146-235-59-6-114 36-145 110 3-9 5-17 8-25 46-139 151-212 252-176s172 170 172 326-71 291-172 327c-101 35-206-38-252-176-3-9-5-17-8-25z">
          <text:p/>
        </draw:path>
        <draw:polygon draw:style-name="gr4" draw:text-style-name="P1" draw:layer="layout" svg:width="0cm" svg:height="0cm" svg:x="7.062cm" svg:y="7.697cm" svg:viewBox="0 0 0 0" draw:points="0,0">
          <text:p/>
        </draw:polygon>
        <draw:path draw:style-name="gr3" draw:text-style-name="P3" draw:layer="layout" svg:width="0.306cm" svg:height="0.47cm" svg:x="6.126cm" svg:y="8.107cm" svg:viewBox="0 0 307 471" svg:d="M161 471c82-9 146-111 146-234s-64-227-146-236c-59-6-114 36-145 111-21 80-21 170 0 250 31 73 86 115 145 109z">
          <text:p/>
        </draw:path>
        <draw:polygon draw:style-name="gr4" draw:text-style-name="P1" draw:layer="layout" svg:width="0cm" svg:height="0cm" svg:x="7.062cm" svg:y="7.697cm" svg:viewBox="0 0 0 0" draw:points="0,0">
          <text:p/>
        </draw:polygon>
        <draw:polygon draw:style-name="gr3" draw:text-style-name="P3" draw:layer="layout" svg:width="0.593cm" svg:height="0.214cm" svg:x="4.722cm" svg:y="8.132cm" svg:viewBox="0 0 594 215" draw:points="72,215 0,0 523,0 527,13 594,215">
          <text:p/>
        </draw:polygon>
        <draw:polygon draw:style-name="gr4" draw:text-style-name="P1" draw:layer="layout" svg:width="0cm" svg:height="0cm" svg:x="7.062cm" svg:y="7.697cm" svg:viewBox="0 0 0 0" draw:points="0,0">
          <text:p/>
        </draw:polygon>
        <draw:path draw:style-name="gr3" draw:text-style-name="P3" draw:layer="layout" svg:width="1.508cm" svg:height="0.067cm" svg:x="4.22cm" svg:y="8.02cm" svg:viewBox="0 0 1509 68" svg:d="M3 68h1491c-8-26-1-56 15-68h-1491c-16 12-23 42-15 68z">
          <text:p/>
        </draw:path>
        <draw:polygon draw:style-name="gr4" draw:text-style-name="P1" draw:layer="layout" svg:width="0cm" svg:height="0cm" svg:x="7.062cm" svg:y="7.697cm" svg:viewBox="0 0 0 0" draw:points="0,0">
          <text:p/>
        </draw:polygon>
        <draw:path draw:style-name="gr3" draw:text-style-name="P3" draw:layer="layout" svg:width="0.269cm" svg:height="0.47cm" svg:x="7.951cm" svg:y="6.766cm" svg:viewBox="0 0 270 471" svg:d="M0 400c30 45 70 71 112 71 87 0 158-106 158-235 0-130-71-236-158-236-42 0-82 25-112 71 60 92 60 238 0 329z">
          <text:p/>
        </draw:path>
        <draw:polygon draw:style-name="gr4" draw:text-style-name="P1" draw:layer="layout" svg:width="0cm" svg:height="0cm" svg:x="7.062cm" svg:y="7.697cm" svg:viewBox="0 0 0 0" draw:points="0,0">
          <text:p/>
        </draw:polygon>
        <draw:polygon draw:style-name="gr3" draw:text-style-name="P3" draw:layer="layout" svg:width="0.704cm" svg:height="0.204cm" svg:x="6.509cm" svg:y="6.739cm" svg:viewBox="0 0 705 205" draw:points="705,0 434,205 340,205 0,205 272,0">
          <text:p/>
        </draw:polygon>
        <draw:polygon draw:style-name="gr4" draw:text-style-name="P1" draw:layer="layout" svg:width="0cm" svg:height="0cm" svg:x="7.062cm" svg:y="7.697cm" svg:viewBox="0 0 0 0" draw:points="0,0">
          <text:p/>
        </draw:polygon>
        <draw:polygon draw:style-name="gr3" draw:text-style-name="P3" draw:layer="layout" svg:width="0.704cm" svg:height="0.204cm" svg:x="5.838cm" svg:y="6.739cm" svg:viewBox="0 0 705 205" draw:points="705,0 434,205 340,205 0,205 273,0">
          <text:p/>
        </draw:polygon>
        <draw:polygon draw:style-name="gr4" draw:text-style-name="P1" draw:layer="layout" svg:width="0cm" svg:height="0cm" svg:x="7.062cm" svg:y="7.697cm" svg:viewBox="0 0 0 0" draw:points="0,0">
          <text:p/>
        </draw:polygon>
        <draw:path draw:style-name="gr3" draw:text-style-name="P3" draw:layer="layout" svg:width="0.266cm" svg:height="0.399cm" svg:x="7.12cm" svg:y="7.701cm" svg:viewBox="0 0 267 400" svg:d="M133 400c75 0 134-89 134-199 0-111-59-201-134-201-46 0-89 36-113 95-25 59-27 133-6 195 22 68 68 110 119 110z">
          <text:p/>
        </draw:path>
        <draw:polygon draw:style-name="gr4" draw:text-style-name="P1" draw:layer="layout" svg:width="0cm" svg:height="0cm" svg:x="7.062cm" svg:y="7.697cm" svg:viewBox="0 0 0 0" draw:points="0,0">
          <text:p/>
        </draw:polygon>
        <draw:polygon draw:style-name="gr3" draw:text-style-name="P3" draw:layer="layout" svg:width="0.521cm" svg:height="0.201cm" svg:x="4.794cm" svg:y="8.145cm" svg:viewBox="0 0 522 202" draw:points="269,0 455,0 522,202 0,202">
          <text:p/>
        </draw:polygon>
        <draw:polygon draw:style-name="gr4" draw:text-style-name="P1" draw:layer="layout" svg:width="0cm" svg:height="0cm" svg:x="7.062cm" svg:y="7.697cm" svg:viewBox="0 0 0 0" draw:points="0,0">
          <text:p/>
        </draw:polygon>
        <draw:path draw:style-name="gr3" draw:text-style-name="P3" draw:layer="layout" svg:width="1.024cm" svg:height="0.056cm" svg:x="4.428cm" svg:y="8.702cm" svg:viewBox="0 0 1025 57" svg:d="M0 0c12 35 35 57 60 57h965l-18-57z">
          <text:p/>
        </draw:path>
        <draw:polygon draw:style-name="gr4" draw:text-style-name="P1" draw:layer="layout" svg:width="0cm" svg:height="0cm" svg:x="7.062cm" svg:y="7.697cm" svg:viewBox="0 0 0 0" draw:points="0,0">
          <text:p/>
        </draw:polygon>
        <draw:polygon draw:style-name="gr3" draw:text-style-name="P3" draw:layer="layout" svg:width="0.432cm" svg:height="0.204cm" svg:x="6.11cm" svg:y="6.739cm" svg:viewBox="0 0 433 205" draw:points="0,0 433,0 162,205 67,205">
          <text:p/>
        </draw:polygon>
        <draw:polygon draw:style-name="gr4" draw:text-style-name="P1" draw:layer="layout" svg:width="0cm" svg:height="0cm" svg:x="7.062cm" svg:y="7.697cm" svg:viewBox="0 0 0 0" draw:points="0,0">
          <text:p/>
        </draw:polygon>
        <draw:polygon draw:style-name="gr3" draw:text-style-name="P3" draw:layer="layout" svg:width="0.433cm" svg:height="0.204cm" svg:x="6.78cm" svg:y="6.739cm" svg:viewBox="0 0 434 205" draw:points="0,0 434,0 162,205 68,205">
          <text:p/>
        </draw:polygon>
        <draw:polygon draw:style-name="gr4" draw:text-style-name="P1" draw:layer="layout" svg:width="0cm" svg:height="0cm" svg:x="7.062cm" svg:y="7.697cm" svg:viewBox="0 0 0 0" draw:points="0,0">
          <text:p/>
        </draw:polygon>
        <draw:path draw:style-name="gr3" draw:text-style-name="P3" draw:layer="layout" svg:width="0.217cm" svg:height="0.5cm" svg:x="7.509cm" svg:y="8.092cm" svg:viewBox="0 0 218 501" svg:d="M218 501h-11-39c-64 0-122-54-150-138-26-78-23-170 7-245 30-73 84-118 143-118h39 11c-45 31-81 88-98 159-16 71-13 148 9 215 19 56 51 101 89 127z">
          <text:p/>
        </draw:path>
        <draw:polygon draw:style-name="gr4" draw:text-style-name="P1" draw:layer="layout" svg:width="0cm" svg:height="0cm" svg:x="7.062cm" svg:y="7.697cm" svg:viewBox="0 0 0 0" draw:points="0,0">
          <text:p/>
        </draw:polygon>
        <draw:path draw:style-name="gr3" draw:text-style-name="P3" draw:layer="layout" svg:width="0.217cm" svg:height="0.5cm" svg:x="9.297cm" svg:y="6.751cm" svg:viewBox="0 0 218 501" svg:d="M218 501h-11-39c-63 0-122-55-150-140-26-77-23-169 7-243 30-73 85-118 143-118h39 11c-45 31-80 88-96 158-17 71-14 148 8 215 19 56 50 101 88 128z">
          <text:p/>
        </draw:path>
        <draw:polygon draw:style-name="gr4" draw:text-style-name="P1" draw:layer="layout" svg:width="0cm" svg:height="0cm" svg:x="7.062cm" svg:y="7.697cm" svg:viewBox="0 0 0 0" draw:points="0,0">
          <text:p/>
        </draw:polygon>
        <draw:path draw:style-name="gr3" draw:text-style-name="P3" draw:layer="layout" svg:width="0.2cm" svg:height="0.3cm" svg:x="7.74cm" svg:y="8.192cm" svg:viewBox="0 0 201 301" svg:d="M100 0c56 0 101 68 101 151s-45 150-101 150c-38 0-73-32-90-83-7-21-10-44-10-67 0-83 44-151 100-151z">
          <text:p/>
        </draw:path>
        <draw:polygon draw:style-name="gr4" draw:text-style-name="P1" draw:layer="layout" svg:width="0cm" svg:height="0cm" svg:x="7.062cm" svg:y="7.697cm" svg:viewBox="0 0 0 0" draw:points="0,0">
          <text:p/>
        </draw:polygon>
        <draw:path draw:style-name="gr3" draw:text-style-name="P3" draw:layer="layout" svg:width="0.2cm" svg:height="0.3cm" svg:x="7.74cm" svg:y="8.192cm" svg:viewBox="0 0 201 301" svg:d="M100 0c56 0 101 68 101 151s-45 150-101 150c-38 0-73-32-90-83-7-21-10-44-10-67h100-100c0-83 44-151 100-151z">
          <text:p/>
        </draw:path>
        <draw:polygon draw:style-name="gr4" draw:text-style-name="P1" draw:layer="layout" svg:width="0cm" svg:height="0cm" svg:x="7.062cm" svg:y="7.697cm" svg:viewBox="0 0 0 0" draw:points="0,0">
          <text:p/>
        </draw:polygon>
        <draw:path draw:style-name="gr3" draw:text-style-name="P3" draw:layer="layout" svg:width="0.2cm" svg:height="0.3cm" svg:x="9.528cm" svg:y="6.851cm" svg:viewBox="0 0 201 301" svg:d="M100 0c56 0 101 67 101 150 0 84-45 151-101 151-38 0-73-32-90-83-7-21-10-45-10-68 0-83 44-150 100-150z">
          <text:p/>
        </draw:path>
        <draw:polygon draw:style-name="gr4" draw:text-style-name="P1" draw:layer="layout" svg:width="0cm" svg:height="0cm" svg:x="7.062cm" svg:y="7.697cm" svg:viewBox="0 0 0 0" draw:points="0,0">
          <text:p/>
        </draw:polygon>
        <draw:path draw:style-name="gr3" draw:text-style-name="P3" draw:layer="layout" svg:width="0.2cm" svg:height="0.3cm" svg:x="9.528cm" svg:y="6.851cm" svg:viewBox="0 0 201 301" svg:d="M0 150c0-83 44-150 100-150s101 67 101 150c0 84-45 151-101 151-38 0-73-32-90-83-7-21-10-45-10-68h100z">
          <text:p/>
        </draw:path>
        <draw:polygon draw:style-name="gr4" draw:text-style-name="P1" draw:layer="layout" svg:width="0cm" svg:height="0cm" svg:x="7.062cm" svg:y="7.697cm" svg:viewBox="0 0 0 0" draw:points="0,0">
          <text:p/>
        </draw:polygon>
        <draw:polygon draw:style-name="gr3" draw:text-style-name="P3" draw:layer="layout" svg:width="0.526cm" svg:height="0.214cm" svg:x="4.722cm" svg:y="8.132cm" svg:viewBox="0 0 527 215" draw:points="341,13 72,215 0,0 523,0 527,13">
          <text:p/>
        </draw:polygon>
        <draw:polygon draw:style-name="gr4" draw:text-style-name="P1" draw:layer="layout" svg:width="0cm" svg:height="0cm" svg:x="7.062cm" svg:y="7.697cm" svg:viewBox="0 0 0 0" draw:points="0,0">
          <text:p/>
        </draw:polygon>
        <draw:polygon draw:style-name="gr3" draw:text-style-name="P3" draw:layer="layout" svg:width="0.339cm" svg:height="0.204cm" svg:x="6.509cm" svg:y="6.739cm" svg:viewBox="0 0 340 205" draw:points="272,0 340,205 0,205">
          <text:p/>
        </draw:polygon>
        <draw:polygon draw:style-name="gr4" draw:text-style-name="P1" draw:layer="layout" svg:width="0cm" svg:height="0cm" svg:x="7.062cm" svg:y="7.697cm" svg:viewBox="0 0 0 0" draw:points="0,0">
          <text:p/>
        </draw:polygon>
        <draw:polygon draw:style-name="gr3" draw:text-style-name="P3" draw:layer="layout" svg:width="0.339cm" svg:height="0.204cm" svg:x="5.838cm" svg:y="6.739cm" svg:viewBox="0 0 340 205" draw:points="273,0 340,205 0,205">
          <text:p/>
        </draw:polygon>
        <draw:polygon draw:style-name="gr4" draw:text-style-name="P1" draw:layer="layout" svg:width="0cm" svg:height="0cm" svg:x="7.062cm" svg:y="7.697cm" svg:viewBox="0 0 0 0" draw:points="0,0">
          <text:p/>
        </draw:polygon>
        <draw:path draw:style-name="gr3" draw:text-style-name="P3" draw:layer="layout" svg:width="0.082cm" svg:height="0.329cm" svg:x="7.914cm" svg:y="6.836cm" svg:viewBox="0 0 83 330" svg:d="M37 330c61-91 61-238 0-330-8 12-15 26-21 40-21 80-21 169 0 251 6 14 13 27 21 39z">
          <text:p/>
        </draw:path>
        <draw:polygon draw:style-name="gr4" draw:text-style-name="P1" draw:layer="layout" svg:width="0cm" svg:height="0cm" svg:x="7.062cm" svg:y="7.697cm" svg:viewBox="0 0 0 0" draw:points="0,0">
          <text:p/>
        </draw:polygon>
        <draw:path draw:style-name="gr3" draw:text-style-name="P3" draw:layer="layout" svg:width="0.358cm" svg:height="0.021cm" svg:x="7.844cm" svg:y="6.188cm" svg:viewBox="0 0 359 22" svg:d="M0 22h299c19-14 39-22 60-22h-299c-21 0-41 8-60 22z">
          <text:p/>
        </draw:path>
        <draw:polygon draw:style-name="gr4" draw:text-style-name="P1" draw:layer="layout" svg:width="0cm" svg:height="0cm" svg:x="7.062cm" svg:y="7.697cm" svg:viewBox="0 0 0 0" draw:points="0,0">
          <text:p/>
        </draw:polygon>
        <draw:line draw:style-name="gr5" draw:text-style-name="P1" draw:layer="layout" svg:x1="5.513cm" svg:y1="8.937cm" svg:x2="5.434cm" svg:y2="8.702cm">
          <text:p/>
        </draw:line>
        <draw:path draw:style-name="gr5" draw:text-style-name="P1" draw:layer="layout" svg:width="0.119cm" svg:height="0.111cm" svg:x="5.512cm" svg:y="8.936cm" svg:viewBox="0 0 120 112" svg:d="M120 112c-50 0-96-43-120-112">
          <text:p/>
        </draw:path>
        <draw:line draw:style-name="gr5" draw:text-style-name="P1" draw:layer="layout" svg:x1="5.244cm" svg:y1="8.132cm" svg:x2="5.316cm" svg:y2="8.347cm">
          <text:p/>
        </draw:line>
        <draw:line draw:style-name="gr5" draw:text-style-name="P1" draw:layer="layout" svg:x1="4.722cm" svg:y1="8.132cm" svg:x2="5.244cm" svg:y2="8.132cm">
          <text:p/>
        </draw:line>
        <draw:path draw:style-name="gr5" draw:text-style-name="P1" draw:layer="layout" svg:width="0.06cm" svg:height="0.056cm" svg:x="4.428cm" svg:y="8.702cm" svg:viewBox="0 0 61 57" svg:d="M0 0c12 35 36 57 61 57">
          <text:p/>
        </draw:path>
        <draw:line draw:style-name="gr5" draw:text-style-name="P1" draw:layer="layout" svg:x1="4.428cm" svg:y1="8.702cm" svg:x2="5.434cm" svg:y2="8.702cm">
          <text:p/>
        </draw:line>
        <draw:line draw:style-name="gr5" draw:text-style-name="P1" draw:layer="layout" svg:x1="5.063cm" svg:y1="8.145cm" svg:x2="4.794cm" svg:y2="8.347cm">
          <text:p/>
        </draw:line>
        <draw:line draw:style-name="gr5" draw:text-style-name="P1" draw:layer="layout" svg:x1="5.062cm" svg:y1="8.145cm" svg:x2="5.248cm" svg:y2="8.145cm">
          <text:p/>
        </draw:line>
        <draw:line draw:style-name="gr5" draw:text-style-name="P1" draw:layer="layout" svg:x1="4.794cm" svg:y1="8.346cm" svg:x2="5.315cm" svg:y2="8.346cm">
          <text:p/>
        </draw:line>
        <draw:line draw:style-name="gr5" draw:text-style-name="P1" draw:layer="layout" svg:x1="4.795cm" svg:y1="8.347cm" svg:x2="4.722cm" svg:y2="8.132cm">
          <text:p/>
        </draw:line>
        <draw:line draw:style-name="gr5" draw:text-style-name="P1" draw:layer="layout" svg:x1="4.223cm" svg:y1="8.087cm" svg:x2="5.713cm" svg:y2="8.087cm">
          <text:p/>
        </draw:line>
        <draw:line draw:style-name="gr5" draw:text-style-name="P1" draw:layer="layout" svg:x1="4.223cm" svg:y1="8.087cm" svg:x2="4.429cm" svg:y2="8.703cm">
          <text:p/>
        </draw:line>
        <draw:line draw:style-name="gr5" draw:text-style-name="P1" draw:layer="layout" svg:x1="5.512cm" svg:y1="8.936cm" svg:x2="5.996cm" svg:y2="8.936cm">
          <text:p/>
        </draw:line>
        <draw:line draw:style-name="gr5" draw:text-style-name="P1" draw:layer="layout" svg:x1="5.713cm" svg:y1="8.087cm" svg:x2="5.997cm" svg:y2="8.937cm">
          <text:p/>
        </draw:line>
        <draw:line draw:style-name="gr5" draw:text-style-name="P1" draw:layer="layout" svg:x1="6.11cm" svg:y1="6.739cm" svg:x2="6.542cm" svg:y2="6.739cm">
          <text:p/>
        </draw:line>
        <draw:line draw:style-name="gr5" draw:text-style-name="P1" draw:layer="layout" svg:x1="6.11cm" svg:y1="6.739cm" svg:x2="6.178cm" svg:y2="6.944cm">
          <text:p/>
        </draw:line>
        <draw:line draw:style-name="gr5" draw:text-style-name="P1" draw:layer="layout" svg:x1="5.838cm" svg:y1="6.944cm" svg:x2="6.111cm" svg:y2="6.739cm">
          <text:p/>
        </draw:line>
        <draw:line draw:style-name="gr5" draw:text-style-name="P1" draw:layer="layout" svg:x1="6.543cm" svg:y1="6.739cm" svg:x2="6.271cm" svg:y2="6.944cm">
          <text:p/>
        </draw:line>
        <draw:line draw:style-name="gr5" draw:text-style-name="P1" draw:layer="layout" svg:x1="7.214cm" svg:y1="6.739cm" svg:x2="6.942cm" svg:y2="6.944cm">
          <text:p/>
        </draw:line>
        <draw:line draw:style-name="gr5" draw:text-style-name="P1" draw:layer="layout" svg:x1="6.78cm" svg:y1="6.739cm" svg:x2="7.213cm" svg:y2="6.739cm">
          <text:p/>
        </draw:line>
        <draw:line draw:style-name="gr5" draw:text-style-name="P1" draw:layer="layout" svg:x1="6.78cm" svg:y1="6.739cm" svg:x2="6.849cm" svg:y2="6.944cm">
          <text:p/>
        </draw:line>
        <draw:line draw:style-name="gr5" draw:text-style-name="P1" draw:layer="layout" svg:x1="6.509cm" svg:y1="6.944cm" svg:x2="6.781cm" svg:y2="6.739cm">
          <text:p/>
        </draw:line>
        <draw:path draw:style-name="gr5" draw:text-style-name="P1" draw:layer="layout" svg:width="0.423cm" svg:height="0.67cm" svg:x="7.938cm" svg:y="6.666cm" svg:viewBox="0 0 424 671" svg:d="M0 485c46 139 150 212 251 177 102-36 173-171 173-327s-71-290-173-326c-101-36-205 37-251 176">
          <text:p/>
        </draw:path>
        <draw:path draw:style-name="gr5" draw:text-style-name="P1" draw:layer="layout" svg:width="0.024cm" svg:height="0.299cm" svg:x="7.914cm" svg:y="6.851cm" svg:viewBox="0 0 25 300" svg:d="M25 0c-33 94-33 206 0 300">
          <text:p/>
        </draw:path>
        <draw:path draw:style-name="gr5" draw:text-style-name="P1" draw:layer="layout" svg:width="0.018cm" svg:height="0.067cm" svg:x="5.71cm" svg:y="8.02cm" svg:viewBox="0 0 19 68" svg:d="M3 68c-8-26-1-56 16-68">
          <text:p/>
        </draw:path>
        <draw:path draw:style-name="gr5" draw:text-style-name="P1" draw:layer="layout" svg:width="0.059cm" svg:height="0.021cm" svg:x="6.116cm" svg:y="9.026cm" svg:viewBox="0 0 60 22" svg:d="M60 0c-19 14-40 22-60 22">
          <text:p/>
        </draw:path>
        <draw:path draw:style-name="gr5" draw:text-style-name="P1" draw:layer="layout" svg:width="0.12cm" svg:height="0.111cm" svg:x="5.996cm" svg:y="8.936cm" svg:viewBox="0 0 121 112" svg:d="M121 112c-51 0-97-43-121-112">
          <text:p/>
        </draw:path>
        <draw:line draw:style-name="gr5" draw:text-style-name="P1" draw:layer="layout" svg:x1="8.143cm" svg:y1="6.209cm" svg:x2="5.728cm" svg:y2="8.021cm">
          <text:p/>
        </draw:line>
        <draw:line draw:style-name="gr5" draw:text-style-name="P1" draw:layer="layout" svg:x1="6.175cm" svg:y1="9.027cm" svg:x2="8.501cm" svg:y2="7.282cm">
          <text:p/>
        </draw:line>
        <draw:path draw:style-name="gr5" draw:text-style-name="P1" draw:layer="layout" svg:width="0.06cm" svg:height="0.021cm" svg:x="8.142cm" svg:y="6.188cm" svg:viewBox="0 0 61 22" svg:d="M0 22c19-14 40-22 61-22">
          <text:p/>
        </draw:path>
        <draw:path draw:style-name="gr5" draw:text-style-name="P1" draw:layer="layout" svg:width="0.119cm" svg:height="0.111cm" svg:x="8.202cm" svg:y="6.188cm" svg:viewBox="0 0 120 112" svg:d="M0 0c50 0 97 44 120 112">
          <text:p/>
        </draw:path>
        <draw:path draw:style-name="gr5" draw:text-style-name="P1" draw:layer="layout" svg:width="0.074cm" svg:height="0.268cm" svg:x="8.5cm" svg:y="7.014cm" svg:viewBox="0 0 75 269" svg:d="M0 269c67-49 94-169 60-269">
          <text:p/>
        </draw:path>
        <draw:line draw:style-name="gr5" draw:text-style-name="P1" draw:layer="layout" svg:x1="8.56cm" svg:y1="7.015cm" svg:x2="8.321cm" svg:y2="6.299cm">
          <text:p/>
        </draw:line>
        <draw:path draw:style-name="gr5" draw:text-style-name="P1" draw:layer="layout" svg:width="0.119cm" svg:height="0.11cm" svg:x="7.134cm" svg:y="7.99cm" svg:viewBox="0 0 120 111" svg:d="M0 0c22 68 69 111 120 111">
          <text:p/>
        </draw:path>
        <draw:path draw:style-name="gr5" draw:text-style-name="P1" draw:layer="layout" svg:width="0.133cm" svg:height="0.399cm" svg:x="7.253cm" svg:y="7.701cm" svg:viewBox="0 0 134 400" svg:d="M0 400c74 0 134-89 134-199 0-111-60-201-134-201">
          <text:p/>
        </draw:path>
        <draw:path draw:style-name="gr5" draw:text-style-name="P1" draw:layer="layout" svg:width="0.134cm" svg:height="0.289cm" svg:x="7.12cm" svg:y="7.701cm" svg:viewBox="0 0 135 290" svg:d="M135 0c-47 0-90 36-114 94-26 59-28 133-6 196">
          <text:p/>
        </draw:path>
        <draw:path draw:style-name="gr5" draw:text-style-name="P1" draw:layer="layout" svg:width="0.423cm" svg:height="0.67cm" svg:x="6.15cm" svg:y="8.007cm" svg:viewBox="0 0 424 671" svg:d="M0 486c46 138 150 211 251 176 101-36 173-171 173-327s-72-290-173-326-205 37-251 176">
          <text:p/>
        </draw:path>
        <draw:path draw:style-name="gr5" draw:text-style-name="P1" draw:layer="layout" svg:width="0.024cm" svg:height="0.3cm" svg:x="6.126cm" svg:y="8.192cm" svg:viewBox="0 0 25 301" svg:d="M25 0c-33 95-33 206 0 301">
          <text:p/>
        </draw:path>
        <draw:path draw:style-name="gr5" draw:text-style-name="P1" draw:layer="layout" svg:width="0.133cm" svg:height="0.11cm" svg:x="7.93cm" svg:y="7.126cm" svg:viewBox="0 0 134 111" svg:d="M0 0c29 69 80 111 134 111">
          <text:p/>
        </draw:path>
        <draw:path draw:style-name="gr5" draw:text-style-name="P1" draw:layer="layout" svg:width="0.157cm" svg:height="0.47cm" svg:x="8.063cm" svg:y="6.766cm" svg:viewBox="0 0 158 471" svg:d="M0 471c87 0 158-106 158-235 0-130-71-236-158-236">
          <text:p/>
        </draw:path>
        <draw:path draw:style-name="gr5" draw:text-style-name="P1" draw:layer="layout" svg:width="0.133cm" svg:height="0.11cm" svg:x="7.93cm" svg:y="6.766cm" svg:viewBox="0 0 134 111" svg:d="M134 0c-54 0-105 41-134 111">
          <text:p/>
        </draw:path>
        <draw:path draw:style-name="gr5" draw:text-style-name="P1" draw:layer="layout" svg:width="0.06cm" svg:height="0.021cm" svg:x="7.844cm" svg:y="6.188cm" svg:viewBox="0 0 61 22" svg:d="M0 22c19-14 40-22 61-22">
          <text:p/>
        </draw:path>
        <draw:line draw:style-name="gr5" draw:text-style-name="P1" draw:layer="layout" svg:x1="7.844cm" svg:y1="6.209cm" svg:x2="8.142cm" svg:y2="6.209cm">
          <text:p/>
        </draw:line>
        <draw:path draw:style-name="gr5" draw:text-style-name="P1" draw:layer="layout" svg:width="0.144cm" svg:height="0.11cm" svg:x="6.142cm" svg:y="8.467cm" svg:viewBox="0 0 145 111" svg:d="M0 0c31 73 87 116 145 110">
          <text:p/>
        </draw:path>
        <draw:path draw:style-name="gr5" draw:text-style-name="P1" draw:layer="layout" svg:width="0.146cm" svg:height="0.469cm" svg:x="6.286cm" svg:y="8.107cm" svg:viewBox="0 0 147 470" svg:d="M0 470c83-9 147-111 147-234s-64-227-147-236">
          <text:p/>
        </draw:path>
        <draw:path draw:style-name="gr5" draw:text-style-name="P1" draw:layer="layout" svg:width="0.144cm" svg:height="0.111cm" svg:x="6.142cm" svg:y="8.107cm" svg:viewBox="0 0 145 112" svg:d="M145 1c-58-6-114 37-145 111">
          <text:p/>
        </draw:path>
        <draw:path draw:style-name="gr5" draw:text-style-name="P1" draw:layer="layout" svg:width="0.045cm" svg:height="0.329cm" svg:x="7.951cm" svg:y="6.836cm" svg:viewBox="0 0 46 330" svg:d="M0 330c61-91 61-238 0-330">
          <text:p/>
        </draw:path>
        <draw:line draw:style-name="gr5" draw:text-style-name="P1" draw:layer="layout" svg:x1="7.845cm" svg:y1="6.209cm" svg:x2="7.457cm" svg:y2="6.501cm">
          <text:p/>
        </draw:line>
        <draw:line draw:style-name="gr5" draw:text-style-name="P1" draw:layer="layout" svg:x1="7.457cm" svg:y1="6.5cm" svg:x2="6.265cm" svg:y2="6.5cm">
          <text:p/>
        </draw:line>
        <draw:line draw:style-name="gr5" draw:text-style-name="P1" draw:layer="layout" svg:x1="6.266cm" svg:y1="6.5cm" svg:x2="4.238cm" svg:y2="8.021cm">
          <text:p/>
        </draw:line>
        <draw:line draw:style-name="gr5" draw:text-style-name="P1" draw:layer="layout" svg:x1="4.238cm" svg:y1="8.02cm" svg:x2="5.728cm" svg:y2="8.02cm">
          <text:p/>
        </draw:line>
        <draw:line draw:style-name="gr5" draw:text-style-name="P1" draw:layer="layout" svg:x1="6.942cm" svg:y1="6.943cm" svg:x2="6.509cm" svg:y2="6.943cm">
          <text:p/>
        </draw:line>
        <draw:line draw:style-name="gr5" draw:text-style-name="P1" draw:layer="layout" svg:x1="6.271cm" svg:y1="6.943cm" svg:x2="5.838cm" svg:y2="6.943cm">
          <text:p/>
        </draw:line>
        <draw:path draw:style-name="gr5" draw:text-style-name="P1" draw:layer="layout" svg:width="0.018cm" svg:height="0.067cm" svg:x="4.22cm" svg:y="8.02cm" svg:viewBox="0 0 19 68" svg:d="M4 68c-9-26-1-56 15-68">
          <text:p/>
        </draw:path>
        <draw:path draw:style-name="gr5" draw:text-style-name="P1" draw:layer="layout" svg:width="0.1cm" svg:height="0.217cm" svg:x="7.74cm" svg:y="8.192cm" svg:viewBox="0 0 101 218" svg:d="M10 218c-15-47-14-103 5-147s51-71 86-71">
          <text:p/>
        </draw:path>
        <draw:path draw:style-name="gr5" draw:text-style-name="P1" draw:layer="layout" svg:width="0.1cm" svg:height="0.3cm" svg:x="7.84cm" svg:y="8.192cm" svg:viewBox="0 0 101 301" svg:d="M0 0c56 0 101 68 101 151s-45 150-101 150">
          <text:p/>
        </draw:path>
        <draw:path draw:style-name="gr5" draw:text-style-name="P1" draw:layer="layout" svg:width="0.09cm" svg:height="0.083cm" svg:x="7.75cm" svg:y="8.409cm" svg:viewBox="0 0 91 84" svg:d="M91 84c-38 0-74-33-91-84">
          <text:p/>
        </draw:path>
        <draw:path draw:style-name="gr5" draw:text-style-name="P1" draw:layer="layout" svg:width="0.184cm" svg:height="0.398cm" svg:x="7.656cm" svg:y="8.067cm" svg:viewBox="0 0 185 399" svg:d="M20 399c-29-85-26-187 8-268 33-82 92-131 157-131">
          <text:p/>
        </draw:path>
        <draw:path draw:style-name="gr5" draw:text-style-name="P1" draw:layer="layout" svg:width="0.183cm" svg:height="0.55cm" svg:x="7.84cm" svg:y="8.067cm" svg:viewBox="0 0 184 551" svg:d="M0 0c101 0 184 123 184 275s-83 276-184 276">
          <text:p/>
        </draw:path>
        <draw:path draw:style-name="gr5" draw:text-style-name="P1" draw:layer="layout" svg:width="0.164cm" svg:height="0.152cm" svg:x="7.676cm" svg:y="8.465cm" svg:viewBox="0 0 165 153" svg:d="M165 153c-70 0-134-59-165-153">
          <text:p/>
        </draw:path>
        <draw:path draw:style-name="gr5" draw:text-style-name="P1" draw:layer="layout" svg:width="0.183cm" svg:height="0.398cm" svg:x="7.619cm" svg:y="8.067cm" svg:viewBox="0 0 184 399" svg:d="M19 399c-28-85-25-187 8-268 34-82 93-131 157-131">
          <text:p/>
        </draw:path>
        <draw:path draw:style-name="gr5" draw:text-style-name="P1" draw:layer="layout" svg:width="0.164cm" svg:height="0.152cm" svg:x="7.638cm" svg:y="8.465cm" svg:viewBox="0 0 165 153" svg:d="M165 153c-70 0-134-59-165-153">
          <text:p/>
        </draw:path>
        <draw:path draw:style-name="gr5" draw:text-style-name="P1" draw:layer="layout" svg:width="0.167cm" svg:height="0.362cm" svg:x="7.509cm" svg:y="8.092cm" svg:viewBox="0 0 168 363" svg:d="M18 363c-26-78-23-170 7-244 31-73 85-119 143-119">
          <text:p/>
        </draw:path>
        <draw:path draw:style-name="gr5" draw:text-style-name="P1" draw:layer="layout" svg:width="0.149cm" svg:height="0.138cm" svg:x="7.527cm" svg:y="8.454cm" svg:viewBox="0 0 150 139" svg:d="M150 139c-64 0-122-54-150-139">
          <text:p/>
        </draw:path>
        <draw:path draw:style-name="gr5" draw:text-style-name="P1" draw:layer="layout" svg:width="0.172cm" svg:height="0.376cm" svg:x="7.495cm" svg:y="8.082cm" svg:viewBox="0 0 173 377" svg:d="M18 377c-27-82-24-177 7-254 32-76 87-123 148-123">
          <text:p/>
        </draw:path>
        <draw:path draw:style-name="gr5" draw:text-style-name="P1" draw:layer="layout" svg:width="0.047cm" svg:height="0.01cm" svg:x="7.668cm" svg:y="8.082cm" svg:viewBox="0 0 48 11" svg:d="M0 0c16 0 31 4 48 11">
          <text:p/>
        </draw:path>
        <draw:path draw:style-name="gr5" draw:text-style-name="P1" draw:layer="layout" svg:width="0.047cm" svg:height="0.009cm" svg:x="7.668cm" svg:y="8.592cm" svg:viewBox="0 0 48 10" svg:d="M48 0c-17 6-32 10-48 10">
          <text:p/>
        </draw:path>
        <draw:path draw:style-name="gr5" draw:text-style-name="P1" draw:layer="layout" svg:width="0.154cm" svg:height="0.143cm" svg:x="7.514cm" svg:y="8.458cm" svg:viewBox="0 0 155 144" svg:d="M155 144c-66 0-126-55-155-144">
          <text:p/>
        </draw:path>
        <draw:path draw:style-name="gr5" draw:text-style-name="P1" draw:layer="layout" svg:width="0.173cm" svg:height="0.376cm" svg:x="7.458cm" svg:y="8.082cm" svg:viewBox="0 0 174 377" svg:d="M18 377c-27-82-24-177 9-254 31-76 87-123 147-123">
          <text:p/>
        </draw:path>
        <draw:path draw:style-name="gr5" draw:text-style-name="P1" draw:layer="layout" svg:width="0.155cm" svg:height="0.143cm" svg:x="7.476cm" svg:y="8.458cm" svg:viewBox="0 0 156 144" svg:d="M156 144c-67 0-126-55-156-144">
          <text:p/>
        </draw:path>
        <draw:path draw:style-name="gr5" draw:text-style-name="P1" draw:layer="layout" svg:width="0.1cm" svg:height="0.217cm" svg:x="9.528cm" svg:y="6.851cm" svg:viewBox="0 0 101 218" svg:d="M10 218c-15-47-14-103 5-147s51-71 86-71">
          <text:p/>
        </draw:path>
        <draw:path draw:style-name="gr5" draw:text-style-name="P1" draw:layer="layout" svg:width="0.1cm" svg:height="0.3cm" svg:x="9.628cm" svg:y="6.851cm" svg:viewBox="0 0 101 301" svg:d="M0 0c56 0 101 67 101 150 0 84-45 151-101 151">
          <text:p/>
        </draw:path>
        <draw:path draw:style-name="gr5" draw:text-style-name="P1" draw:layer="layout" svg:width="0.09cm" svg:height="0.083cm" svg:x="9.538cm" svg:y="7.068cm" svg:viewBox="0 0 91 84" svg:d="M91 84c-38 0-74-32-91-84">
          <text:p/>
        </draw:path>
        <draw:path draw:style-name="gr5" draw:text-style-name="P1" draw:layer="layout" svg:width="0.184cm" svg:height="0.398cm" svg:x="9.445cm" svg:y="6.726cm" svg:viewBox="0 0 185 399" svg:d="M20 399c-29-86-26-188 8-269 33-81 92-130 157-130">
          <text:p/>
        </draw:path>
        <draw:path draw:style-name="gr5" draw:text-style-name="P1" draw:layer="layout" svg:width="0.183cm" svg:height="0.55cm" svg:x="9.628cm" svg:y="6.726cm" svg:viewBox="0 0 184 551" svg:d="M0 0c101 0 184 123 184 276 0 152-83 275-184 275">
          <text:p/>
        </draw:path>
        <draw:path draw:style-name="gr5" draw:text-style-name="P1" draw:layer="layout" svg:width="0.164cm" svg:height="0.152cm" svg:x="9.464cm" svg:y="7.124cm" svg:viewBox="0 0 165 153" svg:d="M165 153c-70 0-134-59-165-153">
          <text:p/>
        </draw:path>
        <draw:path draw:style-name="gr5" draw:text-style-name="P1" draw:layer="layout" svg:width="0.183cm" svg:height="0.398cm" svg:x="9.407cm" svg:y="6.726cm" svg:viewBox="0 0 184 399" svg:d="M20 399c-29-86-26-188 9-269 33-81 92-130 155-130">
          <text:p/>
        </draw:path>
        <draw:path draw:style-name="gr5" draw:text-style-name="P1" draw:layer="layout" svg:width="0.164cm" svg:height="0.152cm" svg:x="9.426cm" svg:y="7.124cm" svg:viewBox="0 0 165 153" svg:d="M165 153c-70 0-133-59-165-153">
          <text:p/>
        </draw:path>
        <draw:path draw:style-name="gr5" draw:text-style-name="P1" draw:layer="layout" svg:width="0.167cm" svg:height="0.361cm" svg:x="9.297cm" svg:y="6.751cm" svg:viewBox="0 0 168 362" svg:d="M18 362c-26-78-23-170 7-244 30-73 85-118 143-118">
          <text:p/>
        </draw:path>
        <draw:path draw:style-name="gr5" draw:text-style-name="P1" draw:layer="layout" svg:width="0.149cm" svg:height="0.139cm" svg:x="9.315cm" svg:y="7.112cm" svg:viewBox="0 0 150 140" svg:d="M150 140c-64 0-122-55-150-140">
          <text:p/>
        </draw:path>
        <draw:path draw:style-name="gr5" draw:text-style-name="P1" draw:layer="layout" svg:width="0.172cm" svg:height="0.376cm" svg:x="9.284cm" svg:y="6.741cm" svg:viewBox="0 0 173 377" svg:d="M18 377c-27-81-24-176 7-254 32-76 88-123 148-123">
          <text:p/>
        </draw:path>
        <draw:path draw:style-name="gr5" draw:text-style-name="P1" draw:layer="layout" svg:width="0.047cm" svg:height="0.01cm" svg:x="9.456cm" svg:y="6.741cm" svg:viewBox="0 0 48 11" svg:d="M0 0c16 0 32 4 48 11">
          <text:p/>
        </draw:path>
        <draw:path draw:style-name="gr5" draw:text-style-name="P1" draw:layer="layout" svg:width="0.047cm" svg:height="0.009cm" svg:x="9.456cm" svg:y="7.251cm" svg:viewBox="0 0 48 10" svg:d="M48 0c-16 6-32 10-48 10">
          <text:p/>
        </draw:path>
        <draw:path draw:style-name="gr5" draw:text-style-name="P1" draw:layer="layout" svg:width="0.154cm" svg:height="0.143cm" svg:x="9.302cm" svg:y="7.117cm" svg:viewBox="0 0 155 144" svg:d="M155 144c-65 0-125-56-155-144">
          <text:p/>
        </draw:path>
        <draw:path draw:style-name="gr5" draw:text-style-name="P1" draw:layer="layout" svg:width="0.173cm" svg:height="0.376cm" svg:x="9.246cm" svg:y="6.741cm" svg:viewBox="0 0 174 377" svg:d="M18 377c-26-81-24-176 8-254 31-76 87-123 148-123">
          <text:p/>
        </draw:path>
        <draw:path draw:style-name="gr5" draw:text-style-name="P1" draw:layer="layout" svg:width="0.155cm" svg:height="0.143cm" svg:x="9.264cm" svg:y="7.117cm" svg:viewBox="0 0 156 144" svg:d="M156 144c-65 0-126-56-156-144">
          <text:p/>
        </draw:path>
        <draw:line draw:style-name="gr5" draw:text-style-name="P1" draw:layer="layout" svg:x1="8.138cm" svg:y1="7.001cm" svg:x2="9.246cm" svg:y2="7.001cm">
          <text:p/>
        </draw:line>
        <draw:line draw:style-name="gr5" draw:text-style-name="P1" draw:layer="layout" svg:x1="9.528cm" svg:y1="7.001cm" svg:x2="9.628cm" svg:y2="7.001cm">
          <text:p/>
        </draw:line>
        <draw:line draw:style-name="gr5" draw:text-style-name="P1" draw:layer="layout" svg:x1="6.349cm" svg:y1="8.342cm" svg:x2="7.458cm" svg:y2="8.342cm">
          <text:p/>
        </draw:line>
        <draw:line draw:style-name="gr5" draw:text-style-name="P1" draw:layer="layout" svg:x1="7.74cm" svg:y1="8.342cm" svg:x2="7.84cm" svg:y2="8.342cm">
          <text:p/>
        </draw:line>
        <draw:line draw:style-name="gr5" draw:text-style-name="P1" draw:layer="layout" svg:x1="4.488cm" svg:y1="8.758cm" svg:x2="5.452cm" svg:y2="8.758cm">
          <text:p/>
        </draw:line>
        <draw:line draw:style-name="gr5" draw:text-style-name="P1" draw:layer="layout" svg:x1="7.904cm" svg:y1="6.188cm" svg:x2="8.202cm" svg:y2="6.188cm">
          <text:p/>
        </draw:line>
        <draw:line draw:style-name="gr5" draw:text-style-name="P1" draw:layer="layout" svg:x1="5.631cm" svg:y1="9.047cm" svg:x2="6.116cm" svg:y2="9.047cm">
          <text:p/>
        </draw:line>
        <draw:line draw:style-name="gr5" draw:text-style-name="P1" draw:layer="layout" svg:x1="7.84cm" svg:y1="8.617cm" svg:x2="7.802cm" svg:y2="8.617cm">
          <text:p/>
        </draw:line>
        <draw:line draw:style-name="gr5" draw:text-style-name="P1" draw:layer="layout" svg:x1="7.84cm" svg:y1="8.067cm" svg:x2="7.802cm" svg:y2="8.067cm">
          <text:p/>
        </draw:line>
        <draw:line draw:style-name="gr5" draw:text-style-name="P1" draw:layer="layout" svg:x1="7.726cm" svg:y1="8.592cm" svg:x2="7.676cm" svg:y2="8.592cm">
          <text:p/>
        </draw:line>
        <draw:line draw:style-name="gr5" draw:text-style-name="P1" draw:layer="layout" svg:x1="7.726cm" svg:y1="8.092cm" svg:x2="7.676cm" svg:y2="8.092cm">
          <text:p/>
        </draw:line>
        <draw:line draw:style-name="gr5" draw:text-style-name="P1" draw:layer="layout" svg:x1="7.668cm" svg:y1="8.601cm" svg:x2="7.631cm" svg:y2="8.601cm">
          <text:p/>
        </draw:line>
        <draw:line draw:style-name="gr5" draw:text-style-name="P1" draw:layer="layout" svg:x1="7.668cm" svg:y1="8.082cm" svg:x2="7.631cm" svg:y2="8.082cm">
          <text:p/>
        </draw:line>
        <draw:line draw:style-name="gr5" draw:text-style-name="P1" draw:layer="layout" svg:x1="9.628cm" svg:y1="7.276cm" svg:x2="9.59cm" svg:y2="7.276cm">
          <text:p/>
        </draw:line>
        <draw:line draw:style-name="gr5" draw:text-style-name="P1" draw:layer="layout" svg:x1="9.628cm" svg:y1="6.726cm" svg:x2="9.59cm" svg:y2="6.726cm">
          <text:p/>
        </draw:line>
        <draw:line draw:style-name="gr5" draw:text-style-name="P1" draw:layer="layout" svg:x1="9.514cm" svg:y1="7.251cm" svg:x2="9.464cm" svg:y2="7.251cm">
          <text:p/>
        </draw:line>
        <draw:line draw:style-name="gr5" draw:text-style-name="P1" draw:layer="layout" svg:x1="9.514cm" svg:y1="6.751cm" svg:x2="9.464cm" svg:y2="6.751cm">
          <text:p/>
        </draw:line>
        <draw:line draw:style-name="gr5" draw:text-style-name="P1" draw:layer="layout" svg:x1="9.456cm" svg:y1="7.26cm" svg:x2="9.419cm" svg:y2="7.26cm">
          <text:p/>
        </draw:line>
        <draw:line draw:style-name="gr5" draw:text-style-name="P1" draw:layer="layout" svg:x1="9.456cm" svg:y1="6.741cm" svg:x2="9.419cm" svg:y2="6.741cm">
          <text:p/>
        </draw:line>
        <draw:path draw:style-name="gr3" draw:text-style-name="P3" draw:layer="layout" svg:width="4.354cm" svg:height="2.859cm" svg:x="15.648cm" svg:y="6.298cm" svg:viewBox="0 0 4355 2860" svg:d="M1955 2838l2326-1743c66-49 92-169 59-269l-238-715c-23-68-69-111-119-111 50 0 96 43 119 111l238 715c33 100 7 220-59 269l-2326 1743c-18 14-39 22-59 22-51 0-97-43-120-111l-283-849c-8-25-1-55 15-67l2414-1812c20-14 40-21 61-21h-299c-21 0-41 7-60 21l-387 291h-1192l-2027 1521c-16 12-23 42-15 67l205 615c12 34 35 55 60 55h965l59 179h484c23 68 69 111 120 111h-485c-50 0-96-43-119-111 23 68 69 111 119 111h485c20 0 41-8 59-22z">
          <text:p/>
        </draw:path>
        <draw:polygon draw:style-name="gr4" draw:text-style-name="P1" draw:layer="layout" svg:width="0cm" svg:height="0cm" svg:x="17.914cm" svg:y="7.843cm" svg:viewBox="0 0 0 0" draw:points="0,0">
          <text:p/>
        </draw:polygon>
        <draw:polygon draw:style-name="gr3" draw:text-style-name="P3" draw:layer="layout" svg:width="3.904cm" svg:height="1.811cm" svg:x="15.666cm" svg:y="6.319cm" svg:viewBox="0 0 3905 1812" draw:points="3607,0 3905,0 1490,1812 0,1812 2028,292 3220,292">
          <text:p/>
        </draw:polygon>
        <draw:polygon draw:style-name="gr4" draw:text-style-name="P1" draw:layer="layout" svg:width="0cm" svg:height="0cm" svg:x="17.914cm" svg:y="7.843cm" svg:viewBox="0 0 0 0" draw:points="0,0">
          <text:p/>
        </draw:polygon>
        <draw:polygon draw:style-name="gr3" draw:text-style-name="P3" draw:layer="layout" svg:width="1.773cm" svg:height="0.849cm" svg:x="15.651cm" svg:y="8.197cm" svg:viewBox="0 0 1774 850" draw:points="0,0 1491,0 1774,850 1290,850 1231,670 1212,615 205,615">
          <text:p/>
        </draw:polygon>
        <draw:polygon draw:style-name="gr4" draw:text-style-name="P1" draw:layer="layout" svg:width="0cm" svg:height="0cm" svg:x="17.914cm" svg:y="7.843cm" svg:viewBox="0 0 0 0" draw:points="0,0">
          <text:p/>
        </draw:polygon>
        <draw:path draw:style-name="gr3" draw:text-style-name="P3" draw:layer="layout" svg:width="0.447cm" svg:height="0.669cm" svg:x="19.342cm" svg:y="6.776cm" svg:viewBox="0 0 448 670" svg:d="M24 485c47 139 151 212 252 176 101-35 172-170 172-326s-71-291-172-326c-101-36-205 37-252 176-3 8-5 16-7 25-23 81-23 170 0 250 2 9 4 17 7 25z">
          <text:p/>
        </draw:path>
        <draw:polygon draw:style-name="gr4" draw:text-style-name="P1" draw:layer="layout" svg:width="0cm" svg:height="0cm" svg:x="17.914cm" svg:y="7.843cm" svg:viewBox="0 0 0 0" draw:points="0,0">
          <text:p/>
        </draw:polygon>
        <draw:path draw:style-name="gr3" draw:text-style-name="P3" draw:layer="layout" svg:width="0.447cm" svg:height="0.669cm" svg:x="17.554cm" svg:y="8.117cm" svg:viewBox="0 0 448 670" svg:d="M24 485c47 139 151 212 252 176 101-35 172-170 172-325 0-157-71-292-172-327-101-36-205 37-252 176-3 8-5 16-8 25-21 81-21 170 0 250 3 9 5 17 8 25z">
          <text:p/>
        </draw:path>
        <draw:polygon draw:style-name="gr4" draw:text-style-name="P1" draw:layer="layout" svg:width="0cm" svg:height="0cm" svg:x="17.914cm" svg:y="7.843cm" svg:viewBox="0 0 0 0" draw:points="0,0">
          <text:p/>
        </draw:polygon>
        <draw:path draw:style-name="gr3" draw:text-style-name="P3" draw:layer="layout" svg:width="0.43cm" svg:height="0.669cm" svg:x="19.359cm" svg:y="6.776cm" svg:viewBox="0 0 431 670" svg:d="M0 460c5 15 12 28 20 40 30 45 70 70 112 70 88 0 158-105 158-235s-70-235-158-235c-42 0-82 25-112 70-8 12-15 25-20 40 2-9 4-17 7-25 46-139 150-212 252-176 101 35 172 170 172 326s-71 291-172 326c-102 36-206-37-252-176-3-8-5-16-7-25z">
          <text:p/>
        </draw:path>
        <draw:polygon draw:style-name="gr4" draw:text-style-name="P1" draw:layer="layout" svg:width="0cm" svg:height="0cm" svg:x="17.914cm" svg:y="7.843cm" svg:viewBox="0 0 0 0" draw:points="0,0">
          <text:p/>
        </draw:polygon>
        <draw:path draw:style-name="gr3" draw:text-style-name="P3" draw:layer="layout" svg:width="0.431cm" svg:height="0.669cm" svg:x="17.57cm" svg:y="8.117cm" svg:viewBox="0 0 432 670" svg:d="M0 460c31 74 87 116 144 110 82-9 147-111 147-234 0-125-65-227-147-236-57-6-113 36-144 110 3-9 5-17 8-25 46-139 150-212 251-176 102 35 173 170 173 327 0 155-71 290-173 325-101 36-205-37-251-176-3-8-5-16-8-25z">
          <text:p/>
        </draw:path>
        <draw:polygon draw:style-name="gr4" draw:text-style-name="P1" draw:layer="layout" svg:width="0cm" svg:height="0cm" svg:x="17.914cm" svg:y="7.843cm" svg:viewBox="0 0 0 0" draw:points="0,0">
          <text:p/>
        </draw:polygon>
        <draw:path draw:style-name="gr3" draw:text-style-name="P3" draw:layer="layout" svg:width="0.306cm" svg:height="0.47cm" svg:x="17.554cm" svg:y="8.217cm" svg:viewBox="0 0 307 471" svg:d="M160 471c82-9 147-112 147-235 0-124-65-226-147-235-57-6-113 36-144 110-21 80-21 169 0 249 31 74 87 117 144 111z">
          <text:p/>
        </draw:path>
        <draw:polygon draw:style-name="gr4" draw:text-style-name="P1" draw:layer="layout" svg:width="0cm" svg:height="0cm" svg:x="17.914cm" svg:y="7.843cm" svg:viewBox="0 0 0 0" draw:points="0,0">
          <text:p/>
        </draw:polygon>
        <draw:polygon draw:style-name="gr3" draw:text-style-name="P3" draw:layer="layout" svg:width="0.593cm" svg:height="0.215cm" svg:x="16.15cm" svg:y="8.241cm" svg:viewBox="0 0 594 216" draw:points="72,216 0,0 523,0 527,14 594,216">
          <text:p/>
        </draw:polygon>
        <draw:polygon draw:style-name="gr4" draw:text-style-name="P1" draw:layer="layout" svg:width="0cm" svg:height="0cm" svg:x="17.914cm" svg:y="7.843cm" svg:viewBox="0 0 0 0" draw:points="0,0">
          <text:p/>
        </draw:polygon>
        <draw:path draw:style-name="gr3" draw:text-style-name="P3" draw:layer="layout" svg:width="1.508cm" svg:height="0.067cm" svg:x="15.648cm" svg:y="8.13cm" svg:viewBox="0 0 1509 68" svg:d="M3 68h1491c-8-25-1-55 15-68h-1491c-16 13-23 43-15 68z">
          <text:p/>
        </draw:path>
        <draw:polygon draw:style-name="gr4" draw:text-style-name="P1" draw:layer="layout" svg:width="0cm" svg:height="0cm" svg:x="17.914cm" svg:y="7.843cm" svg:viewBox="0 0 0 0" draw:points="0,0">
          <text:p/>
        </draw:polygon>
        <draw:path draw:style-name="gr3" draw:text-style-name="P3" draw:layer="layout" svg:width="0.269cm" svg:height="0.469cm" svg:x="19.379cm" svg:y="6.876cm" svg:viewBox="0 0 270 470" svg:d="M0 400c30 45 71 70 113 70 87 0 157-106 157-236 0-129-70-234-157-234-42 0-83 25-113 70 61 91 61 238 0 330z">
          <text:p/>
        </draw:path>
        <draw:polygon draw:style-name="gr4" draw:text-style-name="P1" draw:layer="layout" svg:width="0cm" svg:height="0cm" svg:x="17.914cm" svg:y="7.843cm" svg:viewBox="0 0 0 0" draw:points="0,0">
          <text:p/>
        </draw:polygon>
        <draw:polygon draw:style-name="gr3" draw:text-style-name="P3" draw:layer="layout" svg:width="0.705cm" svg:height="0.203cm" svg:x="17.266cm" svg:y="6.849cm" svg:viewBox="0 0 706 204" draw:points="706,0 433,204 339,204 0,204 272,0">
          <text:p/>
        </draw:polygon>
        <draw:polygon draw:style-name="gr4" draw:text-style-name="P1" draw:layer="layout" svg:width="0cm" svg:height="0cm" svg:x="17.914cm" svg:y="7.843cm" svg:viewBox="0 0 0 0" draw:points="0,0">
          <text:p/>
        </draw:polygon>
        <draw:polygon draw:style-name="gr3" draw:text-style-name="P3" draw:layer="layout" svg:width="0.704cm" svg:height="0.203cm" svg:x="17.937cm" svg:y="6.849cm" svg:viewBox="0 0 705 204" draw:points="705,0 434,204 340,204 0,204 272,0">
          <text:p/>
        </draw:polygon>
        <draw:polygon draw:style-name="gr4" draw:text-style-name="P1" draw:layer="layout" svg:width="0cm" svg:height="0cm" svg:x="17.914cm" svg:y="7.843cm" svg:viewBox="0 0 0 0" draw:points="0,0">
          <text:p/>
        </draw:polygon>
        <draw:path draw:style-name="gr3" draw:text-style-name="P3" draw:layer="layout" svg:width="0.266cm" svg:height="0.4cm" svg:x="18.548cm" svg:y="7.81cm" svg:viewBox="0 0 267 401" svg:d="M133 401c75 0 134-90 134-201 0-110-59-200-134-200-46 0-89 36-113 95-25 59-27 133-6 195 22 67 68 111 119 111z">
          <text:p/>
        </draw:path>
        <draw:polygon draw:style-name="gr4" draw:text-style-name="P1" draw:layer="layout" svg:width="0cm" svg:height="0cm" svg:x="17.914cm" svg:y="7.843cm" svg:viewBox="0 0 0 0" draw:points="0,0">
          <text:p/>
        </draw:polygon>
        <draw:polygon draw:style-name="gr3" draw:text-style-name="P3" draw:layer="layout" svg:width="0.521cm" svg:height="0.201cm" svg:x="16.222cm" svg:y="8.255cm" svg:viewBox="0 0 522 202" draw:points="269,0 455,0 522,202 0,202">
          <text:p/>
        </draw:polygon>
        <draw:polygon draw:style-name="gr4" draw:text-style-name="P1" draw:layer="layout" svg:width="0cm" svg:height="0cm" svg:x="17.914cm" svg:y="7.843cm" svg:viewBox="0 0 0 0" draw:points="0,0">
          <text:p/>
        </draw:polygon>
        <draw:path draw:style-name="gr3" draw:text-style-name="P3" draw:layer="layout" svg:width="1.025cm" svg:height="0.055cm" svg:x="15.856cm" svg:y="8.812cm" svg:viewBox="0 0 1026 56" svg:d="M0 0c12 35 36 56 61 56h965l-19-56z">
          <text:p/>
        </draw:path>
        <draw:polygon draw:style-name="gr4" draw:text-style-name="P1" draw:layer="layout" svg:width="0cm" svg:height="0cm" svg:x="17.914cm" svg:y="7.843cm" svg:viewBox="0 0 0 0" draw:points="0,0">
          <text:p/>
        </draw:polygon>
        <draw:polygon draw:style-name="gr3" draw:text-style-name="P3" draw:layer="layout" svg:width="0.433cm" svg:height="0.203cm" svg:x="18.208cm" svg:y="6.849cm" svg:viewBox="0 0 434 204" draw:points="0,0 434,0 163,204 68,204">
          <text:p/>
        </draw:polygon>
        <draw:polygon draw:style-name="gr4" draw:text-style-name="P1" draw:layer="layout" svg:width="0cm" svg:height="0cm" svg:x="17.914cm" svg:y="7.843cm" svg:viewBox="0 0 0 0" draw:points="0,0">
          <text:p/>
        </draw:polygon>
        <draw:polygon draw:style-name="gr3" draw:text-style-name="P3" draw:layer="layout" svg:width="0.433cm" svg:height="0.203cm" svg:x="17.538cm" svg:y="6.849cm" svg:viewBox="0 0 434 204" draw:points="0,0 434,0 161,204 67,204">
          <text:p/>
        </draw:polygon>
        <draw:polygon draw:style-name="gr4" draw:text-style-name="P1" draw:layer="layout" svg:width="0cm" svg:height="0cm" svg:x="17.914cm" svg:y="7.843cm" svg:viewBox="0 0 0 0" draw:points="0,0">
          <text:p/>
        </draw:polygon>
        <draw:polygon draw:style-name="gr3" draw:text-style-name="P3" draw:layer="layout" svg:width="0.526cm" svg:height="0.215cm" svg:x="16.15cm" svg:y="8.241cm" svg:viewBox="0 0 527 216" draw:points="340,14 72,216 0,0 523,0 527,14">
          <text:p/>
        </draw:polygon>
        <draw:polygon draw:style-name="gr4" draw:text-style-name="P1" draw:layer="layout" svg:width="0cm" svg:height="0cm" svg:x="17.914cm" svg:y="7.843cm" svg:viewBox="0 0 0 0" draw:points="0,0">
          <text:p/>
        </draw:polygon>
        <draw:polygon draw:style-name="gr3" draw:text-style-name="P3" draw:layer="layout" svg:width="0.339cm" svg:height="0.203cm" svg:x="17.266cm" svg:y="6.849cm" svg:viewBox="0 0 340 204" draw:points="273,0 340,204 0,204">
          <text:p/>
        </draw:polygon>
        <draw:polygon draw:style-name="gr4" draw:text-style-name="P1" draw:layer="layout" svg:width="0cm" svg:height="0cm" svg:x="17.914cm" svg:y="7.843cm" svg:viewBox="0 0 0 0" draw:points="0,0">
          <text:p/>
        </draw:polygon>
        <draw:polygon draw:style-name="gr3" draw:text-style-name="P3" draw:layer="layout" svg:width="0.339cm" svg:height="0.203cm" svg:x="17.937cm" svg:y="6.849cm" svg:viewBox="0 0 340 204" draw:points="272,0 340,204 0,204">
          <text:p/>
        </draw:polygon>
        <draw:polygon draw:style-name="gr4" draw:text-style-name="P1" draw:layer="layout" svg:width="0cm" svg:height="0cm" svg:x="17.914cm" svg:y="7.843cm" svg:viewBox="0 0 0 0" draw:points="0,0">
          <text:p/>
        </draw:polygon>
        <draw:path draw:style-name="gr3" draw:text-style-name="P3" draw:layer="layout" svg:width="0.081cm" svg:height="0.329cm" svg:x="19.342cm" svg:y="6.946cm" svg:viewBox="0 0 82 330" svg:d="M37 330c61-91 61-239 0-330-8 12-15 25-20 40-23 80-23 170 0 250 5 15 12 28 20 40z">
          <text:p/>
        </draw:path>
        <draw:polygon draw:style-name="gr4" draw:text-style-name="P1" draw:layer="layout" svg:width="0cm" svg:height="0cm" svg:x="17.914cm" svg:y="7.843cm" svg:viewBox="0 0 0 0" draw:points="0,0">
          <text:p/>
        </draw:polygon>
        <draw:path draw:style-name="gr3" draw:text-style-name="P3" draw:layer="layout" svg:width="0.358cm" svg:height="0.021cm" svg:x="19.272cm" svg:y="6.298cm" svg:viewBox="0 0 359 22" svg:d="M0 22h299c19-15 39-22 60-22h-299c-21 0-41 7-60 22z">
          <text:p/>
        </draw:path>
        <draw:polygon draw:style-name="gr4" draw:text-style-name="P1" draw:layer="layout" svg:width="0cm" svg:height="0cm" svg:x="17.914cm" svg:y="7.843cm" svg:viewBox="0 0 0 0" draw:points="0,0">
          <text:p/>
        </draw:polygon>
        <draw:line draw:style-name="gr5" draw:text-style-name="P1" draw:layer="layout" svg:x1="16.941cm" svg:y1="9.047cm" svg:x2="16.862cm" svg:y2="8.812cm">
          <text:p/>
        </draw:line>
        <draw:path draw:style-name="gr5" draw:text-style-name="P1" draw:layer="layout" svg:width="0.119cm" svg:height="0.111cm" svg:x="16.94cm" svg:y="9.046cm" svg:viewBox="0 0 120 112" svg:d="M120 112c-50 0-96-43-120-112">
          <text:p/>
        </draw:path>
        <draw:line draw:style-name="gr5" draw:text-style-name="P1" draw:layer="layout" svg:x1="16.672cm" svg:y1="8.241cm" svg:x2="16.744cm" svg:y2="8.457cm">
          <text:p/>
        </draw:line>
        <draw:line draw:style-name="gr5" draw:text-style-name="P1" draw:layer="layout" svg:x1="16.15cm" svg:y1="8.241cm" svg:x2="16.672cm" svg:y2="8.241cm">
          <text:p/>
        </draw:line>
        <draw:path draw:style-name="gr5" draw:text-style-name="P1" draw:layer="layout" svg:width="0.06cm" svg:height="0.055cm" svg:x="15.856cm" svg:y="8.812cm" svg:viewBox="0 0 61 56" svg:d="M0 0c12 35 35 56 61 56">
          <text:p/>
        </draw:path>
        <draw:line draw:style-name="gr5" draw:text-style-name="P1" draw:layer="layout" svg:x1="15.856cm" svg:y1="8.812cm" svg:x2="16.862cm" svg:y2="8.812cm">
          <text:p/>
        </draw:line>
        <draw:line draw:style-name="gr5" draw:text-style-name="P1" draw:layer="layout" svg:x1="16.491cm" svg:y1="8.255cm" svg:x2="16.222cm" svg:y2="8.457cm">
          <text:p/>
        </draw:line>
        <draw:line draw:style-name="gr5" draw:text-style-name="P1" draw:layer="layout" svg:x1="16.49cm" svg:y1="8.255cm" svg:x2="16.676cm" svg:y2="8.255cm">
          <text:p/>
        </draw:line>
        <draw:line draw:style-name="gr5" draw:text-style-name="P1" draw:layer="layout" svg:x1="16.222cm" svg:y1="8.456cm" svg:x2="16.743cm" svg:y2="8.456cm">
          <text:p/>
        </draw:line>
        <draw:line draw:style-name="gr5" draw:text-style-name="P1" draw:layer="layout" svg:x1="16.223cm" svg:y1="8.457cm" svg:x2="16.15cm" svg:y2="8.241cm">
          <text:p/>
        </draw:line>
        <draw:line draw:style-name="gr5" draw:text-style-name="P1" draw:layer="layout" svg:x1="15.651cm" svg:y1="8.197cm" svg:x2="17.141cm" svg:y2="8.197cm">
          <text:p/>
        </draw:line>
        <draw:line draw:style-name="gr5" draw:text-style-name="P1" draw:layer="layout" svg:x1="15.651cm" svg:y1="8.197cm" svg:x2="15.857cm" svg:y2="8.813cm">
          <text:p/>
        </draw:line>
        <draw:line draw:style-name="gr5" draw:text-style-name="P1" draw:layer="layout" svg:x1="16.94cm" svg:y1="9.046cm" svg:x2="17.424cm" svg:y2="9.046cm">
          <text:p/>
        </draw:line>
        <draw:line draw:style-name="gr5" draw:text-style-name="P1" draw:layer="layout" svg:x1="17.141cm" svg:y1="8.197cm" svg:x2="17.425cm" svg:y2="9.047cm">
          <text:p/>
        </draw:line>
        <draw:line draw:style-name="gr5" draw:text-style-name="P1" draw:layer="layout" svg:x1="17.538cm" svg:y1="6.849cm" svg:x2="17.971cm" svg:y2="6.849cm">
          <text:p/>
        </draw:line>
        <draw:line draw:style-name="gr5" draw:text-style-name="P1" draw:layer="layout" svg:x1="17.538cm" svg:y1="6.849cm" svg:x2="17.606cm" svg:y2="7.053cm">
          <text:p/>
        </draw:line>
        <draw:line draw:style-name="gr5" draw:text-style-name="P1" draw:layer="layout" svg:x1="17.266cm" svg:y1="7.053cm" svg:x2="17.539cm" svg:y2="6.849cm">
          <text:p/>
        </draw:line>
        <draw:line draw:style-name="gr5" draw:text-style-name="P1" draw:layer="layout" svg:x1="17.972cm" svg:y1="6.849cm" svg:x2="17.699cm" svg:y2="7.053cm">
          <text:p/>
        </draw:line>
        <draw:line draw:style-name="gr5" draw:text-style-name="P1" draw:layer="layout" svg:x1="18.642cm" svg:y1="6.849cm" svg:x2="18.37cm" svg:y2="7.053cm">
          <text:p/>
        </draw:line>
        <draw:line draw:style-name="gr5" draw:text-style-name="P1" draw:layer="layout" svg:x1="18.208cm" svg:y1="6.849cm" svg:x2="18.641cm" svg:y2="6.849cm">
          <text:p/>
        </draw:line>
        <draw:line draw:style-name="gr5" draw:text-style-name="P1" draw:layer="layout" svg:x1="18.208cm" svg:y1="6.849cm" svg:x2="18.277cm" svg:y2="7.053cm">
          <text:p/>
        </draw:line>
        <draw:line draw:style-name="gr5" draw:text-style-name="P1" draw:layer="layout" svg:x1="17.937cm" svg:y1="7.053cm" svg:x2="18.209cm" svg:y2="6.849cm">
          <text:p/>
        </draw:line>
        <draw:path draw:style-name="gr5" draw:text-style-name="P1" draw:layer="layout" svg:width="0.423cm" svg:height="0.669cm" svg:x="19.366cm" svg:y="6.776cm" svg:viewBox="0 0 424 670" svg:d="M0 485c46 139 150 212 251 176 102-35 173-170 173-326s-71-291-173-326c-101-36-205 37-251 176">
          <text:p/>
        </draw:path>
        <draw:path draw:style-name="gr5" draw:text-style-name="P1" draw:layer="layout" svg:width="0.023cm" svg:height="0.299cm" svg:x="19.342cm" svg:y="6.961cm" svg:viewBox="0 0 24 300" svg:d="M24 0c-32 95-32 206 0 300">
          <text:p/>
        </draw:path>
        <draw:path draw:style-name="gr5" draw:text-style-name="P1" draw:layer="layout" svg:width="0.018cm" svg:height="0.067cm" svg:x="17.138cm" svg:y="8.13cm" svg:viewBox="0 0 19 68" svg:d="M3 68c-8-25-1-55 16-68">
          <text:p/>
        </draw:path>
        <draw:path draw:style-name="gr5" draw:text-style-name="P1" draw:layer="layout" svg:width="0.059cm" svg:height="0.022cm" svg:x="17.544cm" svg:y="9.135cm" svg:viewBox="0 0 60 23" svg:d="M60 0c-18 15-39 23-60 23">
          <text:p/>
        </draw:path>
        <draw:path draw:style-name="gr5" draw:text-style-name="P1" draw:layer="layout" svg:width="0.12cm" svg:height="0.111cm" svg:x="17.424cm" svg:y="9.046cm" svg:viewBox="0 0 121 112" svg:d="M121 112c-51 0-97-43-121-112">
          <text:p/>
        </draw:path>
        <draw:line draw:style-name="gr5" draw:text-style-name="P1" draw:layer="layout" svg:x1="19.571cm" svg:y1="6.319cm" svg:x2="17.156cm" svg:y2="8.131cm">
          <text:p/>
        </draw:line>
        <draw:line draw:style-name="gr5" draw:text-style-name="P1" draw:layer="layout" svg:x1="17.603cm" svg:y1="9.136cm" svg:x2="19.929cm" svg:y2="7.392cm">
          <text:p/>
        </draw:line>
        <draw:path draw:style-name="gr5" draw:text-style-name="P1" draw:layer="layout" svg:width="0.06cm" svg:height="0.021cm" svg:x="19.57cm" svg:y="6.298cm" svg:viewBox="0 0 61 22" svg:d="M0 22c19-15 39-22 61-22">
          <text:p/>
        </draw:path>
        <draw:path draw:style-name="gr5" draw:text-style-name="P1" draw:layer="layout" svg:width="0.119cm" svg:height="0.111cm" svg:x="19.63cm" svg:y="6.298cm" svg:viewBox="0 0 120 112" svg:d="M0 0c50 0 97 44 120 112">
          <text:p/>
        </draw:path>
        <draw:path draw:style-name="gr5" draw:text-style-name="P1" draw:layer="layout" svg:width="0.073cm" svg:height="0.268cm" svg:x="19.928cm" svg:y="7.124cm" svg:viewBox="0 0 74 269" svg:d="M0 269c67-50 93-170 60-269">
          <text:p/>
        </draw:path>
        <draw:line draw:style-name="gr5" draw:text-style-name="P1" draw:layer="layout" svg:x1="19.988cm" svg:y1="7.125cm" svg:x2="19.749cm" svg:y2="6.409cm">
          <text:p/>
        </draw:line>
        <draw:path draw:style-name="gr5" draw:text-style-name="P1" draw:layer="layout" svg:width="0.119cm" svg:height="0.11cm" svg:x="18.562cm" svg:y="8.1cm" svg:viewBox="0 0 120 111" svg:d="M0 0c22 67 69 111 120 111">
          <text:p/>
        </draw:path>
        <draw:path draw:style-name="gr5" draw:text-style-name="P1" draw:layer="layout" svg:width="0.133cm" svg:height="0.4cm" svg:x="18.681cm" svg:y="7.81cm" svg:viewBox="0 0 134 401" svg:d="M0 401c75 0 134-90 134-201 0-110-59-200-134-200">
          <text:p/>
        </draw:path>
        <draw:path draw:style-name="gr5" draw:text-style-name="P1" draw:layer="layout" svg:width="0.133cm" svg:height="0.29cm" svg:x="18.548cm" svg:y="7.81cm" svg:viewBox="0 0 134 291" svg:d="M134 0c-46 0-89 36-113 95-26 60-28 134-6 196">
          <text:p/>
        </draw:path>
        <draw:path draw:style-name="gr5" draw:text-style-name="P1" draw:layer="layout" svg:width="0.423cm" svg:height="0.669cm" svg:x="17.578cm" svg:y="8.117cm" svg:viewBox="0 0 424 670" svg:d="M0 485c46 139 150 212 251 176 101-35 173-170 173-325 0-157-72-292-173-327-101-36-205 37-251 176">
          <text:p/>
        </draw:path>
        <draw:path draw:style-name="gr5" draw:text-style-name="P1" draw:layer="layout" svg:width="0.024cm" svg:height="0.299cm" svg:x="17.554cm" svg:y="8.302cm" svg:viewBox="0 0 25 300" svg:d="M25 0c-33 94-33 205 0 300">
          <text:p/>
        </draw:path>
        <draw:path draw:style-name="gr5" draw:text-style-name="P1" draw:layer="layout" svg:width="0.132cm" svg:height="0.11cm" svg:x="19.359cm" svg:y="7.235cm" svg:viewBox="0 0 133 111" svg:d="M0 0c28 70 78 111 133 111">
          <text:p/>
        </draw:path>
        <draw:path draw:style-name="gr5" draw:text-style-name="P1" draw:layer="layout" svg:width="0.157cm" svg:height="0.469cm" svg:x="19.491cm" svg:y="6.876cm" svg:viewBox="0 0 158 470" svg:d="M0 470c88 0 158-106 158-236 0-129-70-234-158-234">
          <text:p/>
        </draw:path>
        <draw:path draw:style-name="gr5" draw:text-style-name="P1" draw:layer="layout" svg:width="0.132cm" svg:height="0.11cm" svg:x="19.359cm" svg:y="6.876cm" svg:viewBox="0 0 133 111" svg:d="M133 0c-55 0-105 41-133 111">
          <text:p/>
        </draw:path>
        <draw:path draw:style-name="gr5" draw:text-style-name="P1" draw:layer="layout" svg:width="0.06cm" svg:height="0.021cm" svg:x="19.272cm" svg:y="6.298cm" svg:viewBox="0 0 61 22" svg:d="M0 22c19-15 39-22 61-22">
          <text:p/>
        </draw:path>
        <draw:line draw:style-name="gr5" draw:text-style-name="P1" draw:layer="layout" svg:x1="19.272cm" svg:y1="6.319cm" svg:x2="19.57cm" svg:y2="6.319cm">
          <text:p/>
        </draw:line>
        <draw:path draw:style-name="gr5" draw:text-style-name="P1" draw:layer="layout" svg:width="0.144cm" svg:height="0.111cm" svg:x="17.57cm" svg:y="8.576cm" svg:viewBox="0 0 145 112" svg:d="M0 0c31 74 87 117 145 111">
          <text:p/>
        </draw:path>
        <draw:path draw:style-name="gr5" draw:text-style-name="P1" draw:layer="layout" svg:width="0.146cm" svg:height="0.469cm" svg:x="17.714cm" svg:y="8.217cm" svg:viewBox="0 0 147 470" svg:d="M0 470c83-9 147-112 147-235 0-124-64-226-147-235">
          <text:p/>
        </draw:path>
        <draw:path draw:style-name="gr5" draw:text-style-name="P1" draw:layer="layout" svg:width="0.144cm" svg:height="0.111cm" svg:x="17.57cm" svg:y="8.217cm" svg:viewBox="0 0 145 112" svg:d="M145 1c-58-6-114 37-145 111">
          <text:p/>
        </draw:path>
        <draw:path draw:style-name="gr5" draw:text-style-name="P1" draw:layer="layout" svg:width="0.046cm" svg:height="0.329cm" svg:x="19.379cm" svg:y="6.946cm" svg:viewBox="0 0 47 330" svg:d="M0 330c62-91 62-239 0-330">
          <text:p/>
        </draw:path>
        <draw:line draw:style-name="gr5" draw:text-style-name="P1" draw:layer="layout" svg:x1="19.273cm" svg:y1="6.319cm" svg:x2="18.885cm" svg:y2="6.611cm">
          <text:p/>
        </draw:line>
        <draw:line draw:style-name="gr5" draw:text-style-name="P1" draw:layer="layout" svg:x1="18.885cm" svg:y1="6.61cm" svg:x2="17.693cm" svg:y2="6.61cm">
          <text:p/>
        </draw:line>
        <draw:line draw:style-name="gr5" draw:text-style-name="P1" draw:layer="layout" svg:x1="17.694cm" svg:y1="6.61cm" svg:x2="15.666cm" svg:y2="8.131cm">
          <text:p/>
        </draw:line>
        <draw:line draw:style-name="gr5" draw:text-style-name="P1" draw:layer="layout" svg:x1="15.666cm" svg:y1="8.13cm" svg:x2="17.156cm" svg:y2="8.13cm">
          <text:p/>
        </draw:line>
        <draw:line draw:style-name="gr5" draw:text-style-name="P1" draw:layer="layout" svg:x1="18.37cm" svg:y1="7.052cm" svg:x2="17.937cm" svg:y2="7.052cm">
          <text:p/>
        </draw:line>
        <draw:line draw:style-name="gr5" draw:text-style-name="P1" draw:layer="layout" svg:x1="17.699cm" svg:y1="7.052cm" svg:x2="17.266cm" svg:y2="7.052cm">
          <text:p/>
        </draw:line>
        <draw:path draw:style-name="gr5" draw:text-style-name="P1" draw:layer="layout" svg:width="0.018cm" svg:height="0.067cm" svg:x="15.648cm" svg:y="8.13cm" svg:viewBox="0 0 19 68" svg:d="M4 68c-9-25-2-55 15-68">
          <text:p/>
        </draw:path>
        <draw:line draw:style-name="gr5" draw:text-style-name="P1" draw:layer="layout" svg:x1="15.916cm" svg:y1="8.867cm" svg:x2="16.881cm" svg:y2="8.867cm">
          <text:p/>
        </draw:line>
        <draw:line draw:style-name="gr5" draw:text-style-name="P1" draw:layer="layout" svg:x1="19.332cm" svg:y1="6.298cm" svg:x2="19.63cm" svg:y2="6.298cm">
          <text:p/>
        </draw:line>
        <draw:line draw:style-name="gr5" draw:text-style-name="P1" draw:layer="layout" svg:x1="17.059cm" svg:y1="9.157cm" svg:x2="17.544cm" svg:y2="9.157cm">
          <text:p/>
        </draw:line>
        <draw:path draw:style-name="gr3" draw:text-style-name="P3" draw:layer="layout" svg:width="1.926cm" svg:height="1.58cm" svg:x="2.682cm" svg:y="16.902cm" svg:viewBox="0 0 1927 1581" svg:d="M1927 866v388c0 23-7 39-21 47l-229 132c-14 8-32 6-50-5l-78-45-339 196c-11 6-27 0-41-16l-161-186-47-27-65 38c-17 10-42 7-67-8s-49-41-65-72c-16-29-24-60-24-87l-85-49v165c0 21-8 38-21 45-13 8-31 6-50-5l-584-337v-490 490l584 337c19 11 37 13 50 5l130-74c16 31 40 57 65 72s50 18 67 8c18-10 27-31 27-60l38 22-65 38c18-10 27-31 27-60l38 22 47 27 161 186c14 16 30 22 41 16 7-4 10-12 10-23v-281c0-12-8-26-17-31l-1203-694 266-153v-265c0-22 8-38 21-46l141-82c13-7 31-5 50 5l1431 827c10 5 18 19 18 30z">
          <text:p/>
        </draw:path>
        <draw:polygon draw:style-name="gr4" draw:text-style-name="P1" draw:layer="layout" svg:width="0cm" svg:height="0cm" svg:x="3.567cm" svg:y="17.725cm" svg:viewBox="0 0 0 0" draw:points="0,0">
          <text:p/>
        </draw:polygon>
        <draw:polygon draw:style-name="gr3" draw:text-style-name="P3" draw:layer="layout" svg:width="1.908cm" svg:height="1.235cm" svg:x="2.682cm" svg:y="16.911cm" svg:viewBox="0 0 1909 1236" draw:points="337,82 566,215 266,388 0,541 1203,1236 1909,827 478,0">
          <text:p/>
        </draw:polygon>
        <draw:polygon draw:style-name="gr4" draw:text-style-name="P1" draw:layer="layout" svg:width="0cm" svg:height="0cm" svg:x="3.567cm" svg:y="17.725cm" svg:viewBox="0 0 0 0" draw:points="0,0">
          <text:p/>
        </draw:polygon>
        <draw:polygon draw:style-name="gr3" draw:text-style-name="P3" draw:layer="layout" svg:width="0.707cm" svg:height="0.689cm" svg:x="3.901cm" svg:y="17.768cm" svg:viewBox="0 0 708 690" draw:points="0,408 708,0 708,388 477,522 477,414 0,690">
          <text:p/>
        </draw:polygon>
        <draw:polygon draw:style-name="gr4" draw:text-style-name="P1" draw:layer="layout" svg:width="0cm" svg:height="0cm" svg:x="3.567cm" svg:y="17.725cm" svg:viewBox="0 0 0 0" draw:points="0,0">
          <text:p/>
        </draw:polygon>
        <draw:path draw:style-name="gr3" draw:text-style-name="P3" draw:layer="layout" svg:width="0.3cm" svg:height="0.316cm" svg:x="2.947cm" svg:y="16.983cm" svg:viewBox="0 0 301 317" svg:d="M71 10l230 133-301 174v-266c0-22 8-38 21-46s31-6 50 5z">
          <text:p/>
        </draw:path>
        <draw:polygon draw:style-name="gr4" draw:text-style-name="P1" draw:layer="layout" svg:width="0cm" svg:height="0cm" svg:x="3.567cm" svg:y="17.725cm" svg:viewBox="0 0 0 0" draw:points="0,0">
          <text:p/>
        </draw:polygon>
        <draw:polygon draw:style-name="gr3" draw:text-style-name="P3" draw:layer="layout" svg:width="0.366cm" svg:height="0.211cm" svg:x="2.949cm" svg:y="17.398cm" svg:viewBox="0 0 367 212" draw:points="367,94 206,186 161,212 110,183 96,175 0,119 206,0">
          <text:p/>
        </draw:polygon>
        <draw:polygon draw:style-name="gr4" draw:text-style-name="P1" draw:layer="layout" svg:width="0cm" svg:height="0cm" svg:x="3.567cm" svg:y="17.725cm" svg:viewBox="0 0 0 0" draw:points="0,0">
          <text:p/>
        </draw:polygon>
        <draw:polygon draw:style-name="gr3" draw:text-style-name="P3" draw:layer="layout" svg:width="0.366cm" svg:height="0.212cm" svg:x="3.267cm" svg:y="17.214cm" svg:viewBox="0 0 367 213" draw:points="367,93 214,181 161,213 110,182 96,175 0,119 205,0">
          <text:p/>
        </draw:polygon>
        <draw:polygon draw:style-name="gr4" draw:text-style-name="P1" draw:layer="layout" svg:width="0cm" svg:height="0cm" svg:x="3.567cm" svg:y="17.725cm" svg:viewBox="0 0 0 0" draw:points="0,0">
          <text:p/>
        </draw:polygon>
        <draw:path draw:style-name="gr3" draw:text-style-name="P3" draw:layer="layout" svg:width="0.724cm" svg:height="0.438cm" svg:x="3.884cm" svg:y="17.738cm" svg:viewBox="0 0 725 439" svg:d="M17 439l708-408c0-11-8-25-18-31l-707 409c9 5 17 19 17 30z">
          <text:p/>
        </draw:path>
        <draw:polygon draw:style-name="gr4" draw:text-style-name="P1" draw:layer="layout" svg:width="0cm" svg:height="0cm" svg:x="3.567cm" svg:y="17.725cm" svg:viewBox="0 0 0 0" draw:points="0,0">
          <text:p/>
        </draw:polygon>
        <draw:polygon draw:style-name="gr3" draw:text-style-name="P3" draw:layer="layout" svg:width="0.247cm" svg:height="0.241cm" svg:x="4.131cm" svg:y="17.921cm" svg:viewBox="0 0 248 242" draw:points="0,242 0,143 163,49 248,0 248,98">
          <text:p/>
        </draw:polygon>
        <draw:polygon draw:style-name="gr4" draw:text-style-name="P1" draw:layer="layout" svg:width="0cm" svg:height="0cm" svg:x="3.567cm" svg:y="17.725cm" svg:viewBox="0 0 0 0" draw:points="0,0">
          <text:p/>
        </draw:polygon>
        <draw:polygon draw:style-name="gr3" draw:text-style-name="P3" draw:layer="layout" svg:width="0.205cm" svg:height="0.181cm" svg:x="2.949cm" svg:y="17.398cm" svg:viewBox="0 0 206 182" draw:points="104,170 0,118 206,0 206,182 111,169">
          <text:p/>
        </draw:polygon>
        <draw:polygon draw:style-name="gr4" draw:text-style-name="P1" draw:layer="layout" svg:width="0cm" svg:height="0cm" svg:x="3.567cm" svg:y="17.725cm" svg:viewBox="0 0 0 0" draw:points="0,0">
          <text:p/>
        </draw:polygon>
        <draw:polygon draw:style-name="gr3" draw:text-style-name="P3" draw:layer="layout" svg:width="0.205cm" svg:height="0.176cm" svg:x="3.267cm" svg:y="17.214cm" svg:viewBox="0 0 206 177" draw:points="103,171 0,119 206,0 206,177 110,169">
          <text:p/>
        </draw:polygon>
        <draw:polygon draw:style-name="gr4" draw:text-style-name="P1" draw:layer="layout" svg:width="0cm" svg:height="0cm" svg:x="3.567cm" svg:y="17.725cm" svg:viewBox="0 0 0 0" draw:points="0,0">
          <text:p/>
        </draw:polygon>
        <draw:polygon draw:style-name="gr3" draw:text-style-name="P3" draw:layer="layout" svg:width="0.247cm" svg:height="0.192cm" svg:x="4.131cm" svg:y="17.97cm" svg:viewBox="0 0 248 193" draw:points="0,193 248,49 163,0 0,95">
          <text:p/>
        </draw:polygon>
        <draw:polygon draw:style-name="gr4" draw:text-style-name="P1" draw:layer="layout" svg:width="0cm" svg:height="0cm" svg:x="3.567cm" svg:y="17.725cm" svg:viewBox="0 0 0 0" draw:points="0,0">
          <text:p/>
        </draw:polygon>
        <draw:path draw:style-name="gr3" draw:text-style-name="P3" draw:layer="layout" svg:width="0.141cm" svg:height="0.183cm" svg:x="3.071cm" svg:y="18cm" svg:viewBox="0 0 142 184" svg:d="M142 133c0 22-7 38-21 46-28 16-73-10-101-58-27-49-27-100 0-116 21-12 51-1 77 26 28 28 45 68 45 102z">
          <text:p/>
        </draw:path>
        <draw:polygon draw:style-name="gr4" draw:text-style-name="P1" draw:layer="layout" svg:width="0cm" svg:height="0cm" svg:x="3.567cm" svg:y="17.725cm" svg:viewBox="0 0 0 0" draw:points="0,0">
          <text:p/>
        </draw:polygon>
        <draw:polygon draw:style-name="gr3" draw:text-style-name="P3" draw:layer="layout" svg:width="0.161cm" svg:height="0.185cm" svg:x="3.154cm" svg:y="17.398cm" svg:viewBox="0 0 162 186" draw:points="0,0 162,94 0,186">
          <text:p/>
        </draw:polygon>
        <draw:polygon draw:style-name="gr4" draw:text-style-name="P1" draw:layer="layout" svg:width="0cm" svg:height="0cm" svg:x="3.567cm" svg:y="17.725cm" svg:viewBox="0 0 0 0" draw:points="0,0">
          <text:p/>
        </draw:polygon>
        <draw:polygon draw:style-name="gr3" draw:text-style-name="P3" draw:layer="layout" svg:width="0.161cm" svg:height="0.179cm" svg:x="3.472cm" svg:y="17.214cm" svg:viewBox="0 0 162 180" draw:points="0,0 162,93 4,180">
          <text:p/>
        </draw:polygon>
        <draw:polygon draw:style-name="gr4" draw:text-style-name="P1" draw:layer="layout" svg:width="0cm" svg:height="0cm" svg:x="3.567cm" svg:y="17.725cm" svg:viewBox="0 0 0 0" draw:points="0,0">
          <text:p/>
        </draw:polygon>
        <draw:path draw:style-name="gr3" draw:text-style-name="P3" draw:layer="layout" svg:width="0.13cm" svg:height="0.209cm" svg:x="3.315cm" svg:y="18.074cm" svg:viewBox="0 0 131 210" svg:d="M21 0l86 49c0 27 8 57 24 87l-131 74c13-7 21-24 21-45z">
          <text:p/>
        </draw:path>
        <draw:polygon draw:style-name="gr4" draw:text-style-name="P1" draw:layer="layout" svg:width="0cm" svg:height="0cm" svg:x="3.567cm" svg:y="17.725cm" svg:viewBox="0 0 0 0" draw:points="0,0">
          <text:p/>
        </draw:polygon>
        <draw:path draw:style-name="gr3" draw:text-style-name="P3" draw:layer="layout" svg:width="0.148cm" svg:height="0.157cm" svg:x="4.23cm" svg:y="18.182cm" svg:viewBox="0 0 149 158" svg:d="M78 148c18 11 36 13 50 5 14-7 21-24 21-46v-107c0 11-3 19-10 23l-139 79z">
          <text:p/>
        </draw:path>
        <draw:polygon draw:style-name="gr4" draw:text-style-name="P1" draw:layer="layout" svg:width="0cm" svg:height="0cm" svg:x="3.567cm" svg:y="17.725cm" svg:viewBox="0 0 0 0" draw:points="0,0">
          <text:p/>
        </draw:polygon>
        <draw:path draw:style-name="gr3" draw:text-style-name="P3" draw:layer="layout" svg:width="0.487cm" svg:height="0.298cm" svg:x="3.891cm" svg:y="18.182cm" svg:viewBox="0 0 488 299" svg:d="M10 276l478-276c0 11-3 19-10 23l-138 79-340 197c7-4 10-12 10-23z">
          <text:p/>
        </draw:path>
        <draw:polygon draw:style-name="gr4" draw:text-style-name="P1" draw:layer="layout" svg:width="0cm" svg:height="0cm" svg:x="3.567cm" svg:y="17.725cm" svg:viewBox="0 0 0 0" draw:points="0,0">
          <text:p/>
        </draw:polygon>
        <draw:path draw:style-name="gr3" draw:text-style-name="P3" draw:layer="layout" svg:width="0.25cm" svg:height="0.178cm" svg:x="4.358cm" svg:y="18.156cm" svg:viewBox="0 0 251 179" svg:d="M0 179l230-133c14-8 21-24 21-46l-230 134c0 21-8 38-21 45z">
          <text:p/>
        </draw:path>
        <draw:polygon draw:style-name="gr4" draw:text-style-name="P1" draw:layer="layout" svg:width="0cm" svg:height="0cm" svg:x="3.567cm" svg:y="17.725cm" svg:viewBox="0 0 0 0" draw:points="0,0">
          <text:p/>
        </draw:polygon>
        <draw:path draw:style-name="gr3" draw:text-style-name="P3" draw:layer="layout" svg:width="0.191cm" svg:height="0.091cm" svg:x="2.968cm" svg:y="16.902cm" svg:viewBox="0 0 192 92" svg:d="M50 92l142-83c-20-10-38-12-51-5l-141 83c13-8 31-6 50 5z">
          <text:p/>
        </draw:path>
        <draw:polygon draw:style-name="gr4" draw:text-style-name="P1" draw:layer="layout" svg:width="0cm" svg:height="0cm" svg:x="3.567cm" svg:y="17.725cm" svg:viewBox="0 0 0 0" draw:points="0,0">
          <text:p/>
        </draw:polygon>
        <draw:polygon draw:style-name="gr3" draw:text-style-name="P3" draw:layer="layout" svg:width="0.084cm" svg:height="0.098cm" svg:x="4.294cm" svg:y="17.921cm" svg:viewBox="0 0 85 99" draw:points="85,0 85,99 0,49">
          <text:p/>
        </draw:polygon>
        <draw:polygon draw:style-name="gr4" draw:text-style-name="P1" draw:layer="layout" svg:width="0cm" svg:height="0cm" svg:x="3.567cm" svg:y="17.725cm" svg:viewBox="0 0 0 0" draw:points="0,0">
          <text:p/>
        </draw:polygon>
        <draw:polygon draw:style-name="gr3" draw:text-style-name="P3" draw:layer="layout" svg:width="0.099cm" svg:height="0.044cm" svg:x="3.377cm" svg:y="17.382cm" svg:viewBox="0 0 100 45" draw:points="0,0 100,11 52,45 0,15">
          <text:p/>
        </draw:polygon>
        <draw:polygon draw:style-name="gr4" draw:text-style-name="P1" draw:layer="layout" svg:width="0cm" svg:height="0cm" svg:x="3.567cm" svg:y="17.725cm" svg:viewBox="0 0 0 0" draw:points="0,0">
          <text:p/>
        </draw:polygon>
        <draw:polygon draw:style-name="gr3" draw:text-style-name="P3" draw:layer="layout" svg:width="0.095cm" svg:height="0.043cm" svg:x="3.059cm" svg:y="17.566cm" svg:viewBox="0 0 96 44" draw:points="0,0 96,13 52,44 0,14">
          <text:p/>
        </draw:polygon>
        <draw:polygon draw:style-name="gr4" draw:text-style-name="P1" draw:layer="layout" svg:width="0cm" svg:height="0cm" svg:x="3.567cm" svg:y="17.725cm" svg:viewBox="0 0 0 0" draw:points="0,0">
          <text:p/>
        </draw:polygon>
        <draw:path draw:style-name="gr5" draw:text-style-name="P1" draw:layer="layout" svg:width="0.01cm" svg:height="0.024cm" svg:x="4.368cm" svg:y="18.182cm" svg:viewBox="0 0 11 25" svg:d="M11 0c0 12-3 20-11 25">
          <text:p/>
        </draw:path>
        <draw:line draw:style-name="gr5" draw:text-style-name="P1" draw:layer="layout" svg:x1="4.378cm" svg:y1="18.289cm" svg:x2="4.378cm" svg:y2="18.182cm">
          <text:p/>
        </draw:line>
        <draw:line draw:style-name="gr5" draw:text-style-name="P1" draw:layer="layout" svg:x1="4.379cm" svg:y1="18.02cm" svg:x2="4.294cm" svg:y2="17.97cm">
          <text:p/>
        </draw:line>
        <draw:path draw:style-name="gr5" draw:text-style-name="P1" draw:layer="layout" svg:width="0.05cm" svg:height="0.01cm" svg:x="4.308cm" svg:y="18.329cm" svg:viewBox="0 0 51 11" svg:d="M0 0c18 12 37 14 51 5">
          <text:p/>
        </draw:path>
        <draw:path draw:style-name="gr5" draw:text-style-name="P1" draw:layer="layout" svg:width="0.02cm" svg:height="0.045cm" svg:x="4.358cm" svg:y="18.289cm" svg:viewBox="0 0 21 46" svg:d="M0 46c14-7 21-24 21-46">
          <text:p/>
        </draw:path>
        <draw:line draw:style-name="gr5" draw:text-style-name="P1" draw:layer="layout" svg:x1="4.378cm" svg:y1="17.921cm" svg:x2="4.378cm" svg:y2="18.019cm">
          <text:p/>
        </draw:line>
        <draw:line draw:style-name="gr5" draw:text-style-name="P1" draw:layer="layout" svg:x1="4.309cm" svg:y1="18.33cm" svg:x2="4.23cm" svg:y2="18.284cm">
          <text:p/>
        </draw:line>
        <draw:line draw:style-name="gr5" draw:text-style-name="P1" draw:layer="layout" svg:x1="4.131cm" svg:y1="18.065cm" svg:x2="4.379cm" svg:y2="17.921cm">
          <text:p/>
        </draw:line>
        <draw:path draw:style-name="gr5" draw:text-style-name="P1" draw:layer="layout" svg:width="0.01cm" svg:height="0.023cm" svg:x="3.891cm" svg:y="18.457cm" svg:viewBox="0 0 11 24" svg:d="M11 0c0 11-3 20-11 24">
          <text:p/>
        </draw:path>
        <draw:path draw:style-name="gr5" draw:text-style-name="P1" draw:layer="layout" svg:width="0.041cm" svg:height="0.018cm" svg:x="3.85cm" svg:y="18.464cm" svg:viewBox="0 0 42 19" svg:d="M42 17c-11 6-27 0-42-17">
          <text:p/>
        </draw:path>
        <draw:line draw:style-name="gr5" draw:text-style-name="P1" draw:layer="layout" svg:x1="3.901cm" svg:y1="18.458cm" svg:x2="4.379cm" svg:y2="18.182cm">
          <text:p/>
        </draw:line>
        <draw:line draw:style-name="gr5" draw:text-style-name="P1" draw:layer="layout" svg:x1="4.131cm" svg:y1="18.163cm" svg:x2="4.379cm" svg:y2="18.019cm">
          <text:p/>
        </draw:line>
        <draw:path draw:style-name="gr5" draw:text-style-name="P1" draw:layer="layout" svg:width="0.05cm" svg:height="0.01cm" svg:x="3.265cm" svg:y="18.278cm" svg:viewBox="0 0 51 11" svg:d="M0 0c19 12 37 14 51 5">
          <text:p/>
        </draw:path>
        <draw:path draw:style-name="gr5" draw:text-style-name="P1" draw:layer="layout" svg:width="0.021cm" svg:height="0.045cm" svg:x="3.315cm" svg:y="18.238cm" svg:viewBox="0 0 22 46" svg:d="M0 46c13-7 22-24 22-46">
          <text:p/>
        </draw:path>
        <draw:line draw:style-name="gr5" draw:text-style-name="P1" draw:layer="layout" svg:x1="3.336cm" svg:y1="18.074cm" svg:x2="3.336cm" svg:y2="18.238cm">
          <text:p/>
        </draw:line>
        <draw:line draw:style-name="gr5" draw:text-style-name="P1" draw:layer="layout" svg:x1="3.851cm" svg:y1="18.465cm" svg:x2="3.689cm" svg:y2="18.278cm">
          <text:p/>
        </draw:line>
        <draw:path draw:style-name="gr5" draw:text-style-name="P1" draw:layer="layout" svg:width="0.156cm" svg:height="0.172cm" svg:x="3.421cm" svg:y="18.123cm" svg:viewBox="0 0 157 173" svg:d="M0 0c0 43 22 96 56 132 36 36 75 50 101 35">
          <text:p/>
        </draw:path>
        <draw:path draw:style-name="gr5" draw:text-style-name="P1" draw:layer="layout" svg:width="0.027cm" svg:height="0.06cm" svg:x="3.577cm" svg:y="18.229cm" svg:viewBox="0 0 28 61" svg:d="M0 61c18-10 28-32 28-61">
          <text:p/>
        </draw:path>
        <draw:line draw:style-name="gr5" draw:text-style-name="P1" draw:layer="layout" svg:x1="4.131cm" svg:y1="18.162cm" svg:x2="4.131cm" svg:y2="18.064cm">
          <text:p/>
        </draw:line>
        <draw:line draw:style-name="gr5" draw:text-style-name="P1" draw:layer="layout" svg:x1="3.336cm" svg:y1="18.074cm" svg:x2="3.422cm" svg:y2="18.124cm">
          <text:p/>
        </draw:line>
        <draw:line draw:style-name="gr5" draw:text-style-name="P1" draw:layer="layout" svg:x1="3.604cm" svg:y1="18.229cm" svg:x2="3.69cm" svg:y2="18.279cm">
          <text:p/>
        </draw:line>
        <draw:line draw:style-name="gr5" draw:text-style-name="P1" draw:layer="layout" svg:x1="3.901cm" svg:y1="18.177cm" svg:x2="4.609cm" svg:y2="17.768cm">
          <text:p/>
        </draw:line>
        <draw:line draw:style-name="gr5" draw:text-style-name="P1" draw:layer="layout" svg:x1="3.901cm" svg:y1="18.176cm" svg:x2="3.901cm" svg:y2="18.457cm">
          <text:p/>
        </draw:line>
        <draw:line draw:style-name="gr5" draw:text-style-name="P1" draw:layer="layout" svg:x1="4.378cm" svg:y1="18.29cm" svg:x2="4.609cm" svg:y2="18.156cm">
          <text:p/>
        </draw:line>
        <draw:line draw:style-name="gr5" draw:text-style-name="P1" draw:layer="layout" svg:x1="4.608cm" svg:y1="17.768cm" svg:x2="4.608cm" svg:y2="18.156cm">
          <text:p/>
        </draw:line>
        <draw:line draw:style-name="gr5" draw:text-style-name="P1" draw:layer="layout" svg:x1="2.949cm" svg:y1="17.517cm" svg:x2="3.155cm" svg:y2="17.398cm">
          <text:p/>
        </draw:line>
        <draw:line draw:style-name="gr5" draw:text-style-name="P1" draw:layer="layout" svg:x1="3.154cm" svg:y1="17.398cm" svg:x2="3.154cm" svg:y2="17.583cm">
          <text:p/>
        </draw:line>
        <draw:line draw:style-name="gr5" draw:text-style-name="P1" draw:layer="layout" svg:x1="3.154cm" svg:y1="17.574cm" svg:x2="3.154cm" svg:y2="17.583cm">
          <text:p/>
        </draw:line>
        <draw:line draw:style-name="gr5" draw:text-style-name="P1" draw:layer="layout" svg:x1="3.051cm" svg:y1="17.565cm" svg:x2="3.155cm" svg:y2="17.575cm">
          <text:p/>
        </draw:line>
        <draw:line draw:style-name="gr5" draw:text-style-name="P1" draw:layer="layout" svg:x1="3.045cm" svg:y1="17.573cm" svg:x2="3.052cm" svg:y2="17.565cm">
          <text:p/>
        </draw:line>
        <draw:line draw:style-name="gr5" draw:text-style-name="P1" draw:layer="layout" svg:x1="3.111cm" svg:y1="17.61cm" svg:x2="2.949cm" svg:y2="17.516cm">
          <text:p/>
        </draw:line>
        <draw:line draw:style-name="gr5" draw:text-style-name="P1" draw:layer="layout" svg:x1="3.154cm" svg:y1="17.398cm" svg:x2="3.316cm" svg:y2="17.492cm">
          <text:p/>
        </draw:line>
        <draw:line draw:style-name="gr5" draw:text-style-name="P1" draw:layer="layout" svg:x1="3.059cm" svg:y1="17.566cm" svg:x2="3.059cm" svg:y2="17.58cm">
          <text:p/>
        </draw:line>
        <draw:line draw:style-name="gr5" draw:text-style-name="P1" draw:layer="layout" svg:x1="3.472cm" svg:y1="17.214cm" svg:x2="3.634cm" svg:y2="17.308cm">
          <text:p/>
        </draw:line>
        <draw:line draw:style-name="gr5" draw:text-style-name="P1" draw:layer="layout" svg:x1="3.472cm" svg:y1="17.39cm" svg:x2="3.481cm" svg:y2="17.396cm">
          <text:p/>
        </draw:line>
        <draw:line draw:style-name="gr5" draw:text-style-name="P1" draw:layer="layout" svg:x1="3.472cm" svg:y1="17.214cm" svg:x2="3.472cm" svg:y2="17.39cm">
          <text:p/>
        </draw:line>
        <draw:line draw:style-name="gr5" draw:text-style-name="P1" draw:layer="layout" svg:x1="3.267cm" svg:y1="17.334cm" svg:x2="3.473cm" svg:y2="17.214cm">
          <text:p/>
        </draw:line>
        <draw:line draw:style-name="gr5" draw:text-style-name="P1" draw:layer="layout" svg:x1="3.369cm" svg:y1="17.381cm" svg:x2="3.473cm" svg:y2="17.391cm">
          <text:p/>
        </draw:line>
        <draw:line draw:style-name="gr5" draw:text-style-name="P1" draw:layer="layout" svg:x1="3.363cm" svg:y1="17.39cm" svg:x2="3.37cm" svg:y2="17.381cm">
          <text:p/>
        </draw:line>
        <draw:line draw:style-name="gr5" draw:text-style-name="P1" draw:layer="layout" svg:x1="3.429cm" svg:y1="17.427cm" svg:x2="3.267cm" svg:y2="17.333cm">
          <text:p/>
        </draw:line>
        <draw:line draw:style-name="gr5" draw:text-style-name="P1" draw:layer="layout" svg:x1="3.377cm" svg:y1="17.382cm" svg:x2="3.377cm" svg:y2="17.396cm">
          <text:p/>
        </draw:line>
        <draw:path draw:style-name="gr5" draw:text-style-name="P1" draw:layer="layout" svg:width="0.018cm" svg:height="0.03cm" svg:x="4.59cm" svg:y="17.738cm" svg:viewBox="0 0 19 31" svg:d="M19 31c0-11-8-26-19-31">
          <text:p/>
        </draw:path>
        <draw:path draw:style-name="gr5" draw:text-style-name="P1" draw:layer="layout" svg:width="0.021cm" svg:height="0.046cm" svg:x="4.587cm" svg:y="18.156cm" svg:viewBox="0 0 22 47" svg:d="M0 47c15-8 22-24 22-47">
          <text:p/>
        </draw:path>
        <draw:line draw:style-name="gr5" draw:text-style-name="P1" draw:layer="layout" svg:x1="3.159cm" svg:y1="16.911cm" svg:x2="4.591cm" svg:y2="17.739cm">
          <text:p/>
        </draw:line>
        <draw:path draw:style-name="gr5" draw:text-style-name="P1" draw:layer="layout" svg:width="0.05cm" svg:height="0.009cm" svg:x="3.109cm" svg:y="16.902cm" svg:viewBox="0 0 51 10" svg:d="M51 10c-19-11-37-13-51-6">
          <text:p/>
        </draw:path>
        <draw:path draw:style-name="gr5" draw:text-style-name="P1" draw:layer="layout" svg:width="0.05cm" svg:height="0.01cm" svg:x="2.968cm" svg:y="16.983cm" svg:viewBox="0 0 51 11" svg:d="M51 11c-20-12-38-14-51-5">
          <text:p/>
        </draw:path>
        <draw:path draw:style-name="gr5" draw:text-style-name="P1" draw:layer="layout" svg:width="0.021cm" svg:height="0.046cm" svg:x="2.947cm" svg:y="16.988cm" svg:viewBox="0 0 22 47" svg:d="M22 0c-13 8-22 24-22 47">
          <text:p/>
        </draw:path>
        <draw:line draw:style-name="gr5" draw:text-style-name="P1" draw:layer="layout" svg:x1="3.018cm" svg:y1="16.994cm" svg:x2="3.16cm" svg:y2="16.911cm">
          <text:p/>
        </draw:line>
        <draw:line draw:style-name="gr5" draw:text-style-name="P1" draw:layer="layout" svg:x1="2.947cm" svg:y1="17.299cm" svg:x2="2.947cm" svg:y2="17.034cm">
          <text:p/>
        </draw:line>
        <draw:path draw:style-name="gr5" draw:text-style-name="P1" draw:layer="layout" svg:width="0.021cm" svg:height="0.046cm" svg:x="3.191cm" svg:y="18.132cm" svg:viewBox="0 0 22 47" svg:d="M22 0c0 22-8 39-22 47">
          <text:p/>
        </draw:path>
        <draw:path draw:style-name="gr5" draw:text-style-name="P1" draw:layer="layout" svg:width="0.12cm" svg:height="0.178cm" svg:x="3.071cm" svg:y="18.005cm" svg:viewBox="0 0 121 179" svg:d="M121 174c-28 16-73-10-101-59-27-48-27-99 0-115">
          <text:p/>
        </draw:path>
        <draw:path draw:style-name="gr5" draw:text-style-name="P1" draw:layer="layout" svg:width="0.121cm" svg:height="0.132cm" svg:x="3.091cm" svg:y="18cm" svg:viewBox="0 0 122 133" svg:d="M0 5c21-12 51-1 77 27 28 28 45 68 45 101">
          <text:p/>
        </draw:path>
        <draw:line draw:style-name="gr5" draw:text-style-name="P1" draw:layer="layout" svg:x1="3.018cm" svg:y1="16.993cm" svg:x2="3.248cm" svg:y2="17.127cm">
          <text:p/>
        </draw:line>
        <draw:line draw:style-name="gr5" draw:text-style-name="P1" draw:layer="layout" svg:x1="3.248cm" svg:y1="17.126cm" svg:x2="2.682cm" svg:y2="17.453cm">
          <text:p/>
        </draw:line>
        <draw:line draw:style-name="gr5" draw:text-style-name="P1" draw:layer="layout" svg:x1="2.682cm" svg:y1="17.942cm" svg:x2="2.682cm" svg:y2="17.452cm">
          <text:p/>
        </draw:line>
        <draw:line draw:style-name="gr5" draw:text-style-name="P1" draw:layer="layout" svg:x1="2.682cm" svg:y1="17.452cm" svg:x2="3.885cm" svg:y2="18.147cm">
          <text:p/>
        </draw:line>
        <draw:line draw:style-name="gr5" draw:text-style-name="P1" draw:layer="layout" svg:x1="3.884cm" svg:y1="18.147cm" svg:x2="4.591cm" svg:y2="17.738cm">
          <text:p/>
        </draw:line>
        <draw:line draw:style-name="gr5" draw:text-style-name="P1" draw:layer="layout" svg:x1="3.634cm" svg:y1="17.307cm" svg:x2="3.428cm" svg:y2="17.427cm">
          <text:p/>
        </draw:line>
        <draw:line draw:style-name="gr5" draw:text-style-name="P1" draw:layer="layout" svg:x1="3.316cm" svg:y1="17.491cm" svg:x2="3.11cm" svg:y2="17.61cm">
          <text:p/>
        </draw:line>
        <draw:line draw:style-name="gr5" draw:text-style-name="P1" draw:layer="layout" svg:x1="3.266cm" svg:y1="18.279cm" svg:x2="2.682cm" svg:y2="17.942cm">
          <text:p/>
        </draw:line>
        <draw:path draw:style-name="gr5" draw:text-style-name="P1" draw:layer="layout" svg:width="0.017cm" svg:height="0.03cm" svg:x="3.884cm" svg:y="18.146cm" svg:viewBox="0 0 18 31" svg:d="M18 31c0-11-8-26-18-31">
          <text:p/>
        </draw:path>
        <draw:line draw:style-name="gr5" draw:text-style-name="P1" draw:layer="layout" svg:x1="3.891cm" svg:y1="18.481cm" svg:x2="4.369cm" svg:y2="18.205cm">
          <text:p/>
        </draw:line>
        <draw:line draw:style-name="gr5" draw:text-style-name="P1" draw:layer="layout" svg:x1="3.315cm" svg:y1="18.284cm" svg:x2="3.446cm" svg:y2="18.209cm">
          <text:p/>
        </draw:line>
        <draw:line draw:style-name="gr5" draw:text-style-name="P1" draw:layer="layout" svg:x1="3.643cm" svg:y1="18.251cm" svg:x2="3.577cm" svg:y2="18.29cm">
          <text:p/>
        </draw:line>
        <draw:line draw:style-name="gr5" draw:text-style-name="P1" draw:layer="layout" svg:x1="2.968cm" svg:y1="16.989cm" svg:x2="3.11cm" svg:y2="16.906cm">
          <text:p/>
        </draw:line>
        <draw:line draw:style-name="gr5" draw:text-style-name="P1" draw:layer="layout" svg:x1="4.358cm" svg:y1="18.335cm" svg:x2="4.588cm" svg:y2="18.202cm">
          <text:p/>
        </draw:line>
        <draw:frame draw:style-name="gr6" draw:text-style-name="P1" draw:layer="layout" svg:width="0.611cm" svg:height="0.998cm" svg:x="25.34cm" svg:y="17.097cm">
          <draw:image xlink:href="Pictures/1000020100000121000001D8643B7BC368E7EC20.png" xlink:type="simple" xlink:show="embed" xlink:actuate="onLoad" loext:mime-type="image/png">
            <text:p/>
          </draw:image>
        </draw:frame>
        <draw:polygon draw:style-name="gr7" draw:text-style-name="P1" draw:layer="layout" svg:width="0.61cm" svg:height="0.998cm" svg:x="25.34cm" svg:y="17.098cm" svg:viewBox="0 0 611 999" draw:points="0,0 0,999 223,999 223,608 380,608 380,454 223,454 223,287 611,287 611,1">
          <text:p/>
        </draw:polygon>
        <draw:frame draw:style-name="gr6" draw:text-style-name="P1" draw:layer="layout" svg:width="0.88cm" svg:height="0.882cm" svg:x="25.63cm" svg:y="17.309cm">
          <draw:image xlink:href="Pictures/10000201000001A0000001A142B7AEB4BBE71FA5.png" xlink:type="simple" xlink:show="embed" xlink:actuate="onLoad" loext:mime-type="image/png">
            <text:p/>
          </draw:image>
        </draw:frame>
        <draw:path draw:style-name="gr8" draw:text-style-name="P1" draw:layer="layout" svg:width="0.879cm" svg:height="0.879cm" svg:x="25.63cm" svg:y="17.311cm" svg:viewBox="0 0 880 880" svg:d="M702 84l-130 75-57-20-55-139-85 4-39 144-56 26-137-59-57 64 74 129-20 57-140 54 5 86 144 40 27 54-61 138 64 57 131-74 57 21 54 139 87-5 38-144 55-28 137 62 58-65-75-130 20-57 139-54-4-87-144-38-26-55 60-137zM508 297l26 15 23 21 19 25 13 27 8 30 1 31-4 30-10 29-16 27-21 23-25 18-27 14-30 7-31 2-30-4-29-10-27-16-23-21-18-24-15-28-7-30-2-31 4-31 10-29 17-26 21-23 25-19 27-13 31-8 30-1 31 5z">
          <text:p/>
        </draw:path>
        <draw:frame draw:style-name="gr9" draw:text-style-name="P5" draw:layer="layout" svg:width="0.532cm" svg:height="0.623cm" svg:x="27.686cm" svg:y="19.337cm">
          <draw:text-box>
            <text:p text:style-name="P4"><text:span text:style-name="T1">X</text:span></text:p>
          </draw:text-box>
        </draw:frame>
        <draw:polygon draw:style-name="gr10" draw:text-style-name="P2" draw:layer="layout" svg:width="0.462cm" svg:height="0.357cm" draw:transform="rotate (-0.527962098728285) translate (17.7798782349898cm 8.63610948672531cm)" svg:viewBox="0 0 463 358" draw:points="0,0 368,358 463,220">
          <text:p/>
        </draw:polygon>
        <draw:polygon draw:style-name="gr10" draw:text-style-name="P2" draw:layer="layout" svg:width="0.462cm" svg:height="0.357cm" draw:transform="rotate (-0.84037603483527) translate (19.5796372833016cm 7.36585016416195cm)" svg:viewBox="0 0 463 358" draw:points="0,0 368,358 463,220">
          <text:p/>
        </draw:polygon>
        <draw:line draw:style-name="gr11" draw:text-style-name="P1" draw:layer="layout" svg:x1="17.907cm" svg:y1="9.017cm" svg:x2="18.923cm" svg:y2="11.303cm">
          <text:p/>
        </draw:line>
        <draw:line draw:style-name="gr11" draw:text-style-name="P1" draw:layer="layout" svg:x1="19.685cm" svg:y1="7.747cm" svg:x2="18.923cm" svg:y2="11.303cm">
          <text:p/>
        </draw:line>
        <draw:frame draw:style-name="gr9" draw:text-style-name="P5" draw:layer="layout" svg:width="5.294cm" svg:height="0.623cm" svg:x="16.51cm" svg:y="11.812cm">
          <draw:text-box>
            <text:p text:style-name="P4"><text:span text:style-name="T1">2X M3 Brass Inserts</text:span></text:p>
          </draw:text-box>
        </draw:frame>
        <draw:frame draw:style-name="gr9" draw:text-style-name="P5" draw:layer="layout" svg:width="3.744cm" svg:height="0.623cm" svg:x="16.51cm" svg:y="12.436cm">
          <draw:text-box>
            <text:p text:style-name="P4"><text:span text:style-name="T1">[HD-MS0030]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10-07T11:19:26.407113090</dc:date>
    <meta:editing-duration>PT1M49S</meta:editing-duration>
    <meta:editing-cycles>1</meta:editing-cycles>
    <meta:document-statistic meta:object-count="502"/>
    <meta:generator>LibreOffice/6.1.5.2$Linux_X86_64 LibreOffice_project/10$Build-2</meta:generator>
  </office:meta>
</office:document-meta>
</file>